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 officeooo:rsid="0182ab76" officeooo:paragraph-rsid="0182ab76"/>
    </style:style>
    <style:style style:name="P126" style:family="paragraph" style:parent-style-name="Standard">
      <style:text-properties style:font-name="Liberation Serif" officeooo:rsid="01a1fefb" officeooo:paragraph-rsid="01a1fefb"/>
    </style:style>
    <style:style style:name="P127" style:family="paragraph" style:parent-style-name="Standard">
      <style:text-properties style:font-name="Liberation Serif" officeooo:rsid="01a1fefb" officeooo:paragraph-rsid="01ade327"/>
    </style:style>
    <style:style style:name="P128" style:family="paragraph" style:parent-style-name="Standard">
      <style:text-properties style:font-name="Liberation Serif" officeooo:rsid="01a1fefb" officeooo:paragraph-rsid="01bb00d3"/>
    </style:style>
    <style:style style:name="P129" style:family="paragraph" style:parent-style-name="Standard">
      <style:text-properties style:font-name="Liberation Serif" officeooo:rsid="01a3ed20" officeooo:paragraph-rsid="01a3ed20"/>
    </style:style>
    <style:style style:name="P130" style:family="paragraph" style:parent-style-name="Standard">
      <style:text-properties style:font-name="Liberation Serif" officeooo:rsid="01a5953a" officeooo:paragraph-rsid="01a5953a"/>
    </style:style>
    <style:style style:name="P131" style:family="paragraph" style:parent-style-name="Standard">
      <style:text-properties style:font-name="Liberation Serif" officeooo:rsid="01a871b7" officeooo:paragraph-rsid="01a871b7"/>
    </style:style>
    <style:style style:name="P132" style:family="paragraph" style:parent-style-name="Standard">
      <style:text-properties style:font-name="Liberation Serif"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officeooo:rsid="022952d5" officeooo:paragraph-rsid="022952d5"/>
    </style:style>
    <style:style style:name="P214" style:family="paragraph" style:parent-style-name="Standard">
      <style:text-properties officeooo:rsid="0233b5b1" officeooo:paragraph-rsid="0233b5b1"/>
    </style:style>
    <style:style style:name="P215" style:family="paragraph" style:parent-style-name="Standard">
      <style:text-properties officeooo:rsid="023c2008" officeooo:paragraph-rsid="023c2008"/>
    </style:style>
    <style:style style:name="P216" style:family="paragraph" style:parent-style-name="Standard">
      <style:text-properties officeooo:rsid="023d9ba2" officeooo:paragraph-rsid="023d9ba2"/>
    </style:style>
    <style:style style:name="P217" style:family="paragraph" style:parent-style-name="Standard">
      <style:text-properties officeooo:rsid="024f7d96" officeooo:paragraph-rsid="024f7d96"/>
    </style:style>
    <style:style style:name="P218" style:family="paragraph" style:parent-style-name="Standard">
      <style:text-properties officeooo:rsid="02512e8e" officeooo:paragraph-rsid="02512e8e"/>
    </style:style>
    <style:style style:name="P219" style:family="paragraph" style:parent-style-name="Standard">
      <style:text-properties officeooo:rsid="0252e7a3" officeooo:paragraph-rsid="0252e7a3"/>
    </style:style>
    <style:style style:name="P220" style:family="paragraph" style:parent-style-name="Standard">
      <style:text-properties officeooo:rsid="0254f147" officeooo:paragraph-rsid="0254f147"/>
    </style:style>
    <style:style style:name="P221" style:family="paragraph" style:parent-style-name="Standard">
      <style:text-properties officeooo:rsid="02564293" officeooo:paragraph-rsid="02564293"/>
    </style:style>
    <style:style style:name="P222" style:family="paragraph" style:parent-style-name="Standard">
      <style:text-properties fo:color="#c9211e" loext:opacity="100%" fo:font-weight="bold" officeooo:rsid="02564293" officeooo:paragraph-rsid="02564293" style:font-weight-asian="bold" style:font-weight-complex="bold"/>
    </style:style>
    <style:style style:name="P223" style:family="paragraph" style:parent-style-name="Standard">
      <style:text-properties officeooo:rsid="02568f63" officeooo:paragraph-rsid="02568f63"/>
    </style:style>
    <style:style style:name="P224" style:family="paragraph" style:parent-style-name="Standard">
      <style:text-properties officeooo:rsid="02570355" officeooo:paragraph-rsid="02570355"/>
    </style:style>
    <style:style style:name="P225" style:family="paragraph" style:parent-style-name="Standard">
      <style:text-properties officeooo:rsid="0261e61b" officeooo:paragraph-rsid="0261e61b"/>
    </style:style>
    <style:style style:name="P226" style:family="paragraph" style:parent-style-name="Standard">
      <style:text-properties officeooo:rsid="02636672" officeooo:paragraph-rsid="02636672"/>
    </style:style>
    <style:style style:name="P227" style:family="paragraph" style:parent-style-name="Standard">
      <style:text-properties officeooo:rsid="0264bfc1" officeooo:paragraph-rsid="0264bfc1"/>
    </style:style>
    <style:style style:name="P228" style:family="paragraph" style:parent-style-name="Standard">
      <style:text-properties officeooo:rsid="02655742" officeooo:paragraph-rsid="02655742"/>
    </style:style>
    <style:style style:name="P229" style:family="paragraph" style:parent-style-name="Standard">
      <style:text-properties officeooo:rsid="02680b41" officeooo:paragraph-rsid="02680b41"/>
    </style:style>
    <style:style style:name="P230" style:family="paragraph" style:parent-style-name="Standard">
      <style:text-properties officeooo:rsid="0268e2ea" officeooo:paragraph-rsid="0268e2ea"/>
    </style:style>
    <style:style style:name="P231" style:family="paragraph" style:parent-style-name="Standard">
      <style:text-properties officeooo:rsid="0269f3fb" officeooo:paragraph-rsid="0269f3fb"/>
    </style:style>
    <style:style style:name="P232" style:family="paragraph" style:parent-style-name="Standard">
      <style:text-properties officeooo:rsid="026ce938" officeooo:paragraph-rsid="026ce938"/>
    </style:style>
    <style:style style:name="P233" style:family="paragraph" style:parent-style-name="Standard">
      <style:text-properties officeooo:rsid="028a65cf" officeooo:paragraph-rsid="028a65cf"/>
    </style:style>
    <style:style style:name="P234" style:family="paragraph" style:parent-style-name="Standard">
      <style:text-properties officeooo:paragraph-rsid="0272f66e"/>
    </style:style>
    <style:style style:name="P235" style:family="paragraph" style:parent-style-name="Standard">
      <style:text-properties officeooo:rsid="02735576" officeooo:paragraph-rsid="02735576"/>
    </style:style>
    <style:style style:name="P236" style:family="paragraph" style:parent-style-name="Standard">
      <style:text-properties officeooo:rsid="0275b8bb" officeooo:paragraph-rsid="0275b8bb"/>
    </style:style>
    <style:style style:name="P237" style:family="paragraph" style:parent-style-name="Standard">
      <style:text-properties officeooo:rsid="027813fd" officeooo:paragraph-rsid="027813fd"/>
    </style:style>
    <style:style style:name="P238" style:family="paragraph" style:parent-style-name="Standard">
      <style:text-properties officeooo:rsid="0283fdc4" officeooo:paragraph-rsid="0283fdc4"/>
    </style:style>
    <style:style style:name="P239" style:family="paragraph" style:parent-style-name="Standard">
      <style:text-properties officeooo:rsid="02871a42" officeooo:paragraph-rsid="02871a42"/>
    </style:style>
    <style:style style:name="P240" style:family="paragraph" style:parent-style-name="Standard">
      <style:text-properties officeooo:rsid="0287f82f" officeooo:paragraph-rsid="0287f82f"/>
    </style:style>
    <style:style style:name="P241" style:family="paragraph" style:parent-style-name="Standard">
      <style:text-properties officeooo:rsid="028895bb" officeooo:paragraph-rsid="028895bb"/>
    </style:style>
    <style:style style:name="P242" style:family="paragraph" style:parent-style-name="Standard">
      <style:text-properties officeooo:rsid="028f640f" officeooo:paragraph-rsid="028f640f"/>
    </style:style>
    <style:style style:name="P243" style:family="paragraph" style:parent-style-name="Standard">
      <style:text-properties officeooo:rsid="02921c5b" officeooo:paragraph-rsid="02921c5b"/>
    </style:style>
    <style:style style:name="P244" style:family="paragraph" style:parent-style-name="Standard">
      <style:text-properties officeooo:rsid="0299626e" officeooo:paragraph-rsid="0299626e"/>
    </style:style>
    <style:style style:name="P245" style:family="paragraph" style:parent-style-name="Standard">
      <style:text-properties officeooo:rsid="029f5e8f" officeooo:paragraph-rsid="029f5e8f"/>
    </style:style>
    <style:style style:name="P246" style:family="paragraph" style:parent-style-name="Text_20_body">
      <style:text-properties officeooo:rsid="02a11a26" officeooo:paragraph-rsid="029bdd4b"/>
    </style:style>
    <style:style style:name="P247" style:family="paragraph" style:parent-style-name="Standard">
      <style:text-properties officeooo:rsid="02a1bb9b" officeooo:paragraph-rsid="02a1bb9b"/>
    </style:style>
    <style:style style:name="P248" style:family="paragraph" style:parent-style-name="Standard">
      <style:text-properties officeooo:rsid="02a33f5b" officeooo:paragraph-rsid="02a33f5b"/>
    </style:style>
    <style:style style:name="P249" style:family="paragraph" style:parent-style-name="Standard">
      <style:text-properties officeooo:rsid="02a4c743" officeooo:paragraph-rsid="02a4c743"/>
    </style:style>
    <style:style style:name="P250" style:family="paragraph" style:parent-style-name="Standard">
      <style:text-properties officeooo:rsid="02a85590" officeooo:paragraph-rsid="02a85590"/>
    </style:style>
    <style:style style:name="P251" style:family="paragraph" style:parent-style-name="Standard">
      <style:text-properties officeooo:rsid="02aa50f6" officeooo:paragraph-rsid="02aa50f6"/>
    </style:style>
    <style:style style:name="P252" style:family="paragraph" style:parent-style-name="Standard">
      <style:text-properties officeooo:rsid="02ab9ca3" officeooo:paragraph-rsid="02ab9ca3"/>
    </style:style>
    <style:style style:name="P253" style:family="paragraph" style:parent-style-name="Standard">
      <style:text-properties officeooo:rsid="02ac8edb" officeooo:paragraph-rsid="02ac8edb"/>
    </style:style>
    <style:style style:name="P254" style:family="paragraph" style:parent-style-name="Standard">
      <style:text-properties officeooo:rsid="02ae2c6f" officeooo:paragraph-rsid="02ae2c6f"/>
    </style:style>
    <style:style style:name="P255" style:family="paragraph" style:parent-style-name="Standard">
      <style:text-properties officeooo:rsid="02aefdb9" officeooo:paragraph-rsid="02aefdb9"/>
    </style:style>
    <style:style style:name="P256" style:family="paragraph" style:parent-style-name="Standard">
      <style:text-properties officeooo:rsid="02b0bd4b" officeooo:paragraph-rsid="02b0bd4b"/>
    </style:style>
    <style:style style:name="P257" style:family="paragraph" style:parent-style-name="Standard">
      <style:text-properties officeooo:rsid="02b3dccd" officeooo:paragraph-rsid="02b3dccd"/>
    </style:style>
    <style:style style:name="P258" style:family="paragraph" style:parent-style-name="Standard">
      <style:text-properties officeooo:rsid="02b51e06" officeooo:paragraph-rsid="02b51e06"/>
    </style:style>
    <style:style style:name="P259" style:family="paragraph" style:parent-style-name="Standard">
      <style:text-properties officeooo:rsid="02b5f3b7" officeooo:paragraph-rsid="02b5f3b7"/>
    </style:style>
    <style:style style:name="P260" style:family="paragraph" style:parent-style-name="Standard">
      <style:text-properties officeooo:rsid="02b6d447" officeooo:paragraph-rsid="02b6d447"/>
    </style:style>
    <style:style style:name="P261" style:family="paragraph" style:parent-style-name="Standard">
      <style:text-properties officeooo:rsid="02d0685c" officeooo:paragraph-rsid="02d0685c"/>
    </style:style>
    <style:style style:name="P262" style:family="paragraph" style:parent-style-name="Standard">
      <style:text-properties officeooo:rsid="02d44581" officeooo:paragraph-rsid="02d44581"/>
    </style:style>
    <style:style style:name="P263" style:family="paragraph" style:parent-style-name="Standard">
      <style:paragraph-properties fo:margin-left="0.4925in" fo:margin-right="0in" fo:text-indent="0in" style:auto-text-indent="false"/>
      <style:text-properties officeooo:rsid="02d8eed6" officeooo:paragraph-rsid="02d8eed6"/>
    </style:style>
    <style:style style:name="P264" style:family="paragraph" style:parent-style-name="Standard">
      <style:text-properties officeooo:rsid="02dbae9a" officeooo:paragraph-rsid="02dbae9a"/>
    </style:style>
    <style:style style:name="P265" style:family="paragraph" style:parent-style-name="Standard">
      <style:paragraph-properties fo:margin-left="0.4925in" fo:margin-right="0in" fo:text-indent="0in" style:auto-text-indent="false"/>
      <style:text-properties officeooo:rsid="02dbae9a" officeooo:paragraph-rsid="02dbae9a"/>
    </style:style>
    <style:style style:name="P266" style:family="paragraph" style:parent-style-name="Standard">
      <style:text-properties style:text-underline-style="none" fo:font-weight="normal" officeooo:rsid="02de16f4" officeooo:paragraph-rsid="02de16f4" style:font-weight-asian="normal" style:font-weight-complex="normal"/>
    </style:style>
    <style:style style:name="P26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68" style:family="paragraph" style:parent-style-name="Standard">
      <style:text-properties style:text-underline-style="none" fo:font-weight="normal" officeooo:rsid="02dc1a79" officeooo:paragraph-rsid="02dc1a79" style:font-weight-asian="normal" style:font-weight-complex="normal"/>
    </style:style>
    <style:style style:name="P269" style:family="paragraph" style:parent-style-name="Standard">
      <style:text-properties style:text-underline-style="none" fo:font-weight="normal" officeooo:rsid="02e09f75" officeooo:paragraph-rsid="02e09f75" style:font-weight-asian="normal" style:font-weight-complex="normal"/>
    </style:style>
    <style:style style:name="P27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2" style:family="paragraph" style:parent-style-name="Standard">
      <style:text-properties officeooo:rsid="02dc1a79" officeooo:paragraph-rsid="02dc1a79" fo:background-color="#ffff00"/>
    </style:style>
    <style:style style:name="P273" style:family="paragraph" style:parent-style-name="Standard">
      <style:text-properties officeooo:rsid="02e53508" officeooo:paragraph-rsid="02e53508"/>
    </style:style>
    <style:style style:name="P274" style:family="paragraph" style:parent-style-name="Standard">
      <style:text-properties officeooo:rsid="02e53508" officeooo:paragraph-rsid="02fd90e5"/>
    </style:style>
    <style:style style:name="P275" style:family="paragraph" style:parent-style-name="Standard">
      <style:text-properties officeooo:paragraph-rsid="02e8ae8e"/>
    </style:style>
    <style:style style:name="P276" style:family="paragraph" style:parent-style-name="Standard">
      <style:paragraph-properties fo:margin-left="0in" fo:margin-right="0in" fo:text-indent="0in" style:auto-text-indent="false"/>
      <style:text-properties officeooo:paragraph-rsid="02e8ae8e"/>
    </style:style>
    <style:style style:name="P277" style:family="paragraph" style:parent-style-name="Standard">
      <style:text-properties officeooo:paragraph-rsid="02e969b7"/>
    </style:style>
    <style:style style:name="P278" style:family="paragraph" style:parent-style-name="Standard">
      <style:text-properties officeooo:paragraph-rsid="02e9e3b3"/>
    </style:style>
    <style:style style:name="P279" style:family="paragraph" style:parent-style-name="Text_20_body">
      <style:text-properties officeooo:rsid="02bae741" officeooo:paragraph-rsid="02bae741"/>
    </style:style>
    <style:style style:name="P280" style:family="paragraph" style:parent-style-name="Text_20_body">
      <style:paragraph-properties fo:margin-left="0.4925in" fo:margin-right="0in" fo:text-indent="0in" style:auto-text-indent="false"/>
      <style:text-properties officeooo:rsid="02d263cd" officeooo:paragraph-rsid="02d263cd"/>
    </style:style>
    <style:style style:name="P281" style:family="paragraph" style:parent-style-name="Standard">
      <style:text-properties officeooo:paragraph-rsid="02ee1dd8"/>
    </style:style>
    <style:style style:name="P282" style:family="paragraph" style:parent-style-name="Standard">
      <style:text-properties officeooo:rsid="02ef5905" officeooo:paragraph-rsid="02ef5905"/>
    </style:style>
    <style:style style:name="P283" style:family="paragraph" style:parent-style-name="Standard">
      <style:text-properties officeooo:rsid="02f38d71" officeooo:paragraph-rsid="02f38d71"/>
    </style:style>
    <style:style style:name="P284" style:family="paragraph" style:parent-style-name="Standard">
      <style:text-properties officeooo:rsid="02f7d5b4" officeooo:paragraph-rsid="02f7d5b4"/>
    </style:style>
    <style:style style:name="P285" style:family="paragraph" style:parent-style-name="Standard">
      <style:text-properties officeooo:rsid="02f87311" officeooo:paragraph-rsid="02f87311"/>
    </style:style>
    <style:style style:name="P286" style:family="paragraph" style:parent-style-name="Standard">
      <style:text-properties officeooo:rsid="02f8918e" officeooo:paragraph-rsid="02f8918e"/>
    </style:style>
    <style:style style:name="P287" style:family="paragraph" style:parent-style-name="Standard">
      <style:text-properties officeooo:rsid="030092f9" officeooo:paragraph-rsid="030092f9"/>
    </style:style>
    <style:style style:name="P288" style:family="paragraph" style:parent-style-name="Standard">
      <style:text-properties officeooo:rsid="03014a83" officeooo:paragraph-rsid="03014a83"/>
    </style:style>
    <style:style style:name="P289" style:family="paragraph" style:parent-style-name="Standard">
      <style:text-properties officeooo:rsid="0301fef0" officeooo:paragraph-rsid="0301fef0"/>
    </style:style>
    <style:style style:name="P290" style:family="paragraph" style:parent-style-name="Standard">
      <style:paragraph-properties fo:margin-left="0.4925in" fo:margin-right="0in" fo:text-indent="0in" style:auto-text-indent="false"/>
      <style:text-properties officeooo:rsid="0301fef0" officeooo:paragraph-rsid="0301fef0"/>
    </style:style>
    <style:style style:name="P291" style:family="paragraph" style:parent-style-name="Heading_20_2">
      <style:paragraph-properties fo:text-align="center" style:justify-single-word="false"/>
    </style:style>
    <style:style style:name="P292" style:family="paragraph" style:parent-style-name="Heading_20_2">
      <style:paragraph-properties fo:text-align="center" style:justify-single-word="false"/>
      <style:text-properties officeooo:paragraph-rsid="00a960cb"/>
    </style:style>
    <style:style style:name="P293" style:family="paragraph" style:parent-style-name="Heading_20_2">
      <style:paragraph-properties fo:text-align="center" style:justify-single-word="false"/>
      <style:text-properties officeooo:paragraph-rsid="01ade327"/>
    </style:style>
    <style:style style:name="P294" style:family="paragraph" style:parent-style-name="Heading_20_2">
      <style:paragraph-properties fo:text-align="center" style:justify-single-word="false"/>
      <style:text-properties officeooo:paragraph-rsid="01bb00d3"/>
    </style:style>
    <style:style style:name="P295" style:family="paragraph" style:parent-style-name="Heading_20_2">
      <style:paragraph-properties fo:text-align="center" style:justify-single-word="false"/>
      <style:text-properties officeooo:paragraph-rsid="01d15c63"/>
    </style:style>
    <style:style style:name="P296" style:family="paragraph" style:parent-style-name="Heading_20_2">
      <style:paragraph-properties fo:text-align="center" style:justify-single-word="false"/>
      <style:text-properties officeooo:rsid="0182ab76" officeooo:paragraph-rsid="0182ab76"/>
    </style:style>
    <style:style style:name="P297" style:family="paragraph" style:parent-style-name="Heading_20_2">
      <style:paragraph-properties fo:text-align="center" style:justify-single-word="false"/>
      <style:text-properties officeooo:rsid="01f3d144" officeooo:paragraph-rsid="02057d22"/>
    </style:style>
    <style:style style:name="P298" style:family="paragraph" style:parent-style-name="Heading_20_2">
      <style:paragraph-properties fo:text-align="center" style:justify-single-word="false"/>
      <style:text-properties officeooo:rsid="01f3d144" officeooo:paragraph-rsid="02155501"/>
    </style:style>
    <style:style style:name="P299" style:family="paragraph" style:parent-style-name="Heading_20_2">
      <style:paragraph-properties fo:text-align="center" style:justify-single-word="false"/>
      <style:text-properties officeooo:rsid="01f3d144" officeooo:paragraph-rsid="0225f983"/>
    </style:style>
    <style:style style:name="P300" style:family="paragraph" style:parent-style-name="Heading_20_2">
      <style:paragraph-properties fo:text-align="center" style:justify-single-word="false"/>
      <style:text-properties officeooo:rsid="01f3d144" officeooo:paragraph-rsid="0270b85c"/>
    </style:style>
    <style:style style:name="P301" style:family="paragraph" style:parent-style-name="Heading_20_2">
      <style:paragraph-properties fo:text-align="center" style:justify-single-word="false"/>
      <style:text-properties officeooo:rsid="01f3d144" officeooo:paragraph-rsid="0277d0c6"/>
    </style:style>
    <style:style style:name="P302"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03"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04"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05"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06"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07"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08"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09"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10"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11"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12" style:family="paragraph" style:parent-style-name="Heading_20_3">
      <style:text-properties style:text-underline-style="solid" style:text-underline-width="auto" style:text-underline-color="font-color"/>
    </style:style>
    <style:style style:name="P313" style:family="paragraph" style:parent-style-name="Heading_20_3">
      <style:text-properties officeooo:paragraph-rsid="00ab00a4"/>
    </style:style>
    <style:style style:name="P314" style:family="paragraph" style:parent-style-name="Heading_20_4">
      <style:text-properties officeooo:paragraph-rsid="00ab00a4"/>
    </style:style>
    <style:style style:name="P315" style:family="paragraph" style:parent-style-name="Heading_20_4">
      <style:text-properties officeooo:paragraph-rsid="0127dbf8"/>
    </style:style>
    <style:style style:name="P316" style:family="paragraph" style:parent-style-name="Heading_20_4">
      <style:text-properties officeooo:paragraph-rsid="0127232d"/>
    </style:style>
    <style:style style:name="P317" style:family="paragraph" style:parent-style-name="Heading_20_4">
      <style:text-properties style:font-name="Liberation Serif" officeooo:rsid="018549ec" officeooo:paragraph-rsid="018549ec"/>
    </style:style>
    <style:style style:name="P318" style:family="paragraph" style:parent-style-name="Heading_20_4">
      <style:text-properties style:font-name="Liberation Serif"/>
    </style:style>
    <style:style style:name="P319" style:family="paragraph" style:parent-style-name="Heading_20_4">
      <style:text-properties style:font-name="Liberation Serif" officeooo:rsid="01aaa44a" officeooo:paragraph-rsid="01ade327"/>
    </style:style>
    <style:style style:name="P320" style:family="paragraph" style:parent-style-name="Heading_20_4">
      <style:text-properties style:font-name="Liberation Serif" officeooo:rsid="01aaa44a" officeooo:paragraph-rsid="01bb00d3"/>
    </style:style>
    <style:style style:name="P321" style:family="paragraph" style:parent-style-name="Heading_20_4">
      <style:text-properties officeooo:rsid="01d1a6c4" officeooo:paragraph-rsid="01d1a6c4"/>
    </style:style>
    <style:style style:name="P322" style:family="paragraph" style:parent-style-name="Heading_20_4">
      <style:text-properties officeooo:rsid="0206f152" officeooo:paragraph-rsid="0206f152"/>
    </style:style>
    <style:style style:name="P323" style:family="paragraph" style:parent-style-name="Heading_20_4">
      <style:text-properties officeooo:paragraph-rsid="0270b85c"/>
    </style:style>
    <style:style style:name="P324" style:family="paragraph" style:parent-style-name="Heading_20_4">
      <style:text-properties officeooo:rsid="0279e9d3" officeooo:paragraph-rsid="0279e9d3"/>
    </style:style>
    <style:style style:name="P325" style:family="paragraph" style:parent-style-name="Heading_20_4">
      <style:text-properties officeooo:paragraph-rsid="028895bb"/>
    </style:style>
    <style:style style:name="P326" style:family="paragraph" style:parent-style-name="Heading_20_4">
      <style:text-properties officeooo:rsid="02a1bb9b" officeooo:paragraph-rsid="02a1bb9b"/>
    </style:style>
    <style:style style:name="P327" style:family="paragraph" style:parent-style-name="Heading_20_4">
      <style:text-properties officeooo:rsid="02a1bb9b" officeooo:paragraph-rsid="02a85590"/>
    </style:style>
    <style:style style:name="P328" style:family="paragraph" style:parent-style-name="Heading_20_4">
      <style:text-properties officeooo:rsid="02a1bb9b" officeooo:paragraph-rsid="02b7f41d"/>
    </style:style>
    <style:style style:name="P329" style:family="paragraph" style:parent-style-name="Heading_20_4">
      <style:text-properties officeooo:rsid="02a1bb9b" officeooo:paragraph-rsid="02caae36"/>
    </style:style>
    <style:style style:name="P330" style:family="paragraph" style:parent-style-name="Heading_20_4">
      <style:text-properties officeooo:rsid="02a1bb9b" officeooo:paragraph-rsid="02e53508"/>
    </style:style>
    <style:style style:name="P331" style:family="paragraph" style:parent-style-name="Heading_20_4">
      <style:text-properties officeooo:rsid="02a1bb9b" officeooo:paragraph-rsid="02fd90e5"/>
    </style:style>
    <style:style style:name="P332" style:family="paragraph" style:parent-style-name="Heading_20_4">
      <style:text-properties officeooo:rsid="02a1bb9b" officeooo:paragraph-rsid="03024f3a"/>
    </style:style>
    <style:style style:name="P333" style:family="paragraph" style:parent-style-name="Heading_20_4">
      <style:text-properties officeooo:paragraph-rsid="02a1bb9b"/>
    </style:style>
    <style:style style:name="P334" style:family="paragraph" style:parent-style-name="Heading_20_4">
      <style:text-properties officeooo:paragraph-rsid="02fd90e5"/>
    </style:style>
    <style:style style:name="P335" style:family="paragraph" style:parent-style-name="Preformatted_20_Text" style:list-style-name="L135">
      <style:text-properties officeooo:paragraph-rsid="00ab6c94"/>
    </style:style>
    <style:style style:name="P336" style:family="paragraph" style:parent-style-name="Preformatted_20_Text" style:list-style-name="L146">
      <style:text-properties officeooo:paragraph-rsid="0109f6c8"/>
    </style:style>
    <style:style style:name="P337" style:family="paragraph" style:parent-style-name="Preformatted_20_Text" style:list-style-name="L146">
      <style:text-properties officeooo:paragraph-rsid="010a2466"/>
    </style:style>
    <style:style style:name="P338" style:family="paragraph" style:parent-style-name="Preformatted_20_Text" style:list-style-name="L147">
      <style:text-properties officeooo:paragraph-rsid="010d838e"/>
    </style:style>
    <style:style style:name="P339" style:family="paragraph" style:parent-style-name="Preformatted_20_Text" style:list-style-name="L261">
      <style:text-properties officeooo:rsid="028a65cf" officeooo:paragraph-rsid="028a65cf"/>
    </style:style>
    <style:style style:name="P340" style:family="paragraph" style:parent-style-name="Standard" style:list-style-name="L1">
      <style:text-properties officeooo:rsid="00aeb14d" officeooo:paragraph-rsid="00b1c73f"/>
    </style:style>
    <style:style style:name="P341" style:family="paragraph" style:parent-style-name="Standard" style:list-style-name="L1">
      <style:text-properties officeooo:rsid="00aeb14d" officeooo:paragraph-rsid="00df855f"/>
    </style:style>
    <style:style style:name="P342" style:family="paragraph" style:parent-style-name="Standard" style:list-style-name="L1">
      <style:text-properties officeooo:rsid="00aeb14d" officeooo:paragraph-rsid="00e943b7"/>
    </style:style>
    <style:style style:name="P343" style:family="paragraph" style:parent-style-name="Standard" style:list-style-name="L1">
      <style:text-properties officeooo:rsid="00aeb14d" officeooo:paragraph-rsid="0111b178"/>
    </style:style>
    <style:style style:name="P344" style:family="paragraph" style:parent-style-name="Standard" style:list-style-name="L1">
      <style:text-properties officeooo:rsid="00aeb14d" officeooo:paragraph-rsid="014c45e9"/>
    </style:style>
    <style:style style:name="P345" style:family="paragraph" style:parent-style-name="Standard" style:list-style-name="L1">
      <style:text-properties officeooo:rsid="00aeb14d" officeooo:paragraph-rsid="0151204e"/>
    </style:style>
    <style:style style:name="P346" style:family="paragraph" style:parent-style-name="Standard" style:list-style-name="L1">
      <style:text-properties officeooo:rsid="00aeb14d" officeooo:paragraph-rsid="0155b865"/>
    </style:style>
    <style:style style:name="P347" style:family="paragraph" style:parent-style-name="Standard" style:list-style-name="L1">
      <style:text-properties officeooo:rsid="00aeb14d" officeooo:paragraph-rsid="01756e4d"/>
    </style:style>
    <style:style style:name="P348" style:family="paragraph" style:parent-style-name="Standard" style:list-style-name="L1">
      <style:text-properties officeooo:rsid="00aeb14d" officeooo:paragraph-rsid="0181567a"/>
    </style:style>
    <style:style style:name="P349" style:family="paragraph" style:parent-style-name="Standard" style:list-style-name="L1">
      <style:text-properties officeooo:rsid="00aeb14d" officeooo:paragraph-rsid="019eb903"/>
    </style:style>
    <style:style style:name="P350" style:family="paragraph" style:parent-style-name="Standard" style:list-style-name="L1">
      <style:text-properties officeooo:rsid="00aeb14d" officeooo:paragraph-rsid="022ea462"/>
    </style:style>
    <style:style style:name="P351" style:family="paragraph" style:parent-style-name="Standard" style:list-style-name="L1">
      <style:text-properties officeooo:rsid="00aeb14d" officeooo:paragraph-rsid="0195bdb7"/>
    </style:style>
    <style:style style:name="P352" style:family="paragraph" style:parent-style-name="Standard" style:list-style-name="L1">
      <style:text-properties officeooo:rsid="00aeb14d" officeooo:paragraph-rsid="024e0ddf"/>
    </style:style>
    <style:style style:name="P353" style:family="paragraph" style:parent-style-name="Standard" style:list-style-name="L1">
      <style:text-properties officeooo:rsid="023a933b" officeooo:paragraph-rsid="023a933b"/>
    </style:style>
    <style:style style:name="P354" style:family="paragraph" style:parent-style-name="Standard" style:list-style-name="L232">
      <style:text-properties officeooo:rsid="023a933b" officeooo:paragraph-rsid="023a933b"/>
    </style:style>
    <style:style style:name="P355" style:family="paragraph" style:parent-style-name="Standard" style:list-style-name="L2">
      <style:text-properties officeooo:rsid="0009013d" officeooo:paragraph-rsid="000382bd"/>
    </style:style>
    <style:style style:name="P356" style:family="paragraph" style:parent-style-name="Standard" style:list-style-name="L3">
      <style:text-properties officeooo:rsid="0009013d" officeooo:paragraph-rsid="000382bd"/>
    </style:style>
    <style:style style:name="P357" style:family="paragraph" style:parent-style-name="Standard" style:list-style-name="L4">
      <style:text-properties officeooo:rsid="0009013d" officeooo:paragraph-rsid="000382bd"/>
    </style:style>
    <style:style style:name="P358" style:family="paragraph" style:parent-style-name="Standard" style:list-style-name="L6">
      <style:text-properties officeooo:rsid="0009013d" officeooo:paragraph-rsid="000382bd"/>
    </style:style>
    <style:style style:name="P359" style:family="paragraph" style:parent-style-name="Standard" style:list-style-name="L5">
      <style:text-properties officeooo:paragraph-rsid="000382bd"/>
    </style:style>
    <style:style style:name="P360" style:family="paragraph" style:parent-style-name="Standard" style:list-style-name="L7">
      <style:text-properties officeooo:rsid="000664a7" officeooo:paragraph-rsid="000382bd"/>
    </style:style>
    <style:style style:name="P361" style:family="paragraph" style:parent-style-name="Standard" style:list-style-name="L8">
      <style:text-properties officeooo:rsid="000664a7" officeooo:paragraph-rsid="000382bd"/>
    </style:style>
    <style:style style:name="P362" style:family="paragraph" style:parent-style-name="Standard" style:list-style-name="L9">
      <style:text-properties officeooo:rsid="000664a7" officeooo:paragraph-rsid="000664a7"/>
    </style:style>
    <style:style style:name="P363" style:family="paragraph" style:parent-style-name="Standard" style:list-style-name="L10">
      <style:text-properties officeooo:rsid="000664a7" officeooo:paragraph-rsid="000664a7"/>
    </style:style>
    <style:style style:name="P364" style:family="paragraph" style:parent-style-name="Standard" style:list-style-name="L11">
      <style:text-properties officeooo:rsid="00070ddd" officeooo:paragraph-rsid="00070ddd"/>
    </style:style>
    <style:style style:name="P365" style:family="paragraph" style:parent-style-name="Standard" style:list-style-name="L12">
      <style:text-properties officeooo:rsid="0008cdcc" officeooo:paragraph-rsid="0008cdcc"/>
    </style:style>
    <style:style style:name="P366" style:family="paragraph" style:parent-style-name="Standard" style:list-style-name="L13">
      <style:text-properties officeooo:rsid="000ce28e" officeooo:paragraph-rsid="000ce28e"/>
    </style:style>
    <style:style style:name="P367" style:family="paragraph" style:parent-style-name="Standard" style:list-style-name="L14">
      <style:text-properties officeooo:rsid="000ce28e" officeooo:paragraph-rsid="000ce28e"/>
    </style:style>
    <style:style style:name="P368" style:family="paragraph" style:parent-style-name="Standard" style:list-style-name="L15">
      <style:text-properties officeooo:rsid="000ce28e" officeooo:paragraph-rsid="000ce28e"/>
    </style:style>
    <style:style style:name="P369" style:family="paragraph" style:parent-style-name="Standard" style:list-style-name="L16">
      <style:text-properties officeooo:rsid="000ce28e" officeooo:paragraph-rsid="000ce28e"/>
    </style:style>
    <style:style style:name="P370" style:family="paragraph" style:parent-style-name="Standard" style:list-style-name="L17">
      <style:text-properties officeooo:rsid="000dadeb" officeooo:paragraph-rsid="000dadeb"/>
    </style:style>
    <style:style style:name="P371" style:family="paragraph" style:parent-style-name="Standard" style:list-style-name="L18">
      <style:text-properties officeooo:paragraph-rsid="00101956"/>
    </style:style>
    <style:style style:name="P372" style:family="paragraph" style:parent-style-name="Standard" style:list-style-name="L19">
      <style:text-properties officeooo:rsid="0010aff9" officeooo:paragraph-rsid="0010aff9"/>
    </style:style>
    <style:style style:name="P373" style:family="paragraph" style:parent-style-name="Standard" style:list-style-name="L20">
      <style:text-properties officeooo:paragraph-rsid="0010aff9"/>
    </style:style>
    <style:style style:name="P374" style:family="paragraph" style:parent-style-name="Standard" style:list-style-name="L21">
      <style:text-properties officeooo:paragraph-rsid="00b656a3"/>
    </style:style>
    <style:style style:name="P375" style:family="paragraph" style:parent-style-name="Standard" style:list-style-name="L21">
      <style:text-properties officeooo:paragraph-rsid="0010f4bd"/>
    </style:style>
    <style:style style:name="P376" style:family="paragraph" style:parent-style-name="Standard" style:list-style-name="L21">
      <style:text-properties style:font-name="Liberation Mono" officeooo:rsid="0010f4bd" officeooo:paragraph-rsid="00b656a3"/>
    </style:style>
    <style:style style:name="P377" style:family="paragraph" style:parent-style-name="Standard" style:list-style-name="L25">
      <style:text-properties style:font-name="Liberation Mono" officeooo:rsid="0017ff89" officeooo:paragraph-rsid="0017ff89"/>
    </style:style>
    <style:style style:name="P378" style:family="paragraph" style:parent-style-name="Standard" style:list-style-name="L39">
      <style:text-properties style:font-name="Liberation Mono" officeooo:rsid="0029f012" officeooo:paragraph-rsid="0029f012"/>
    </style:style>
    <style:style style:name="P379" style:family="paragraph" style:parent-style-name="Standard" style:list-style-name="L22">
      <style:text-properties officeooo:paragraph-rsid="0013955d"/>
    </style:style>
    <style:style style:name="P380" style:family="paragraph" style:parent-style-name="Standard" style:list-style-name="L23">
      <style:text-properties officeooo:rsid="0015578a" officeooo:paragraph-rsid="0015578a"/>
    </style:style>
    <style:style style:name="P381" style:family="paragraph" style:parent-style-name="Standard" style:list-style-name="L24">
      <style:text-properties officeooo:rsid="00172d85" officeooo:paragraph-rsid="00172d85"/>
    </style:style>
    <style:style style:name="P382" style:family="paragraph" style:parent-style-name="Standard" style:list-style-name="L26">
      <style:text-properties officeooo:paragraph-rsid="00181a08"/>
    </style:style>
    <style:style style:name="P383" style:family="paragraph" style:parent-style-name="Standard" style:list-style-name="L27">
      <style:text-properties officeooo:rsid="00199bf8" officeooo:paragraph-rsid="00199bf8"/>
    </style:style>
    <style:style style:name="P384" style:family="paragraph" style:parent-style-name="Standard" style:list-style-name="L28">
      <style:text-properties officeooo:rsid="001add00" officeooo:paragraph-rsid="001add00"/>
    </style:style>
    <style:style style:name="P385" style:family="paragraph" style:parent-style-name="Standard" style:list-style-name="L29">
      <style:text-properties officeooo:rsid="001add00" officeooo:paragraph-rsid="001add00"/>
    </style:style>
    <style:style style:name="P386" style:family="paragraph" style:parent-style-name="Standard" style:list-style-name="L30">
      <style:text-properties officeooo:rsid="001c80ee" officeooo:paragraph-rsid="001ced44"/>
    </style:style>
    <style:style style:name="P387" style:family="paragraph" style:parent-style-name="Standard" style:list-style-name="L31">
      <style:text-properties officeooo:rsid="001c80ee" officeooo:paragraph-rsid="001ced44"/>
    </style:style>
    <style:style style:name="P388" style:family="paragraph" style:parent-style-name="Standard" style:list-style-name="L32">
      <style:text-properties officeooo:rsid="001fe2d7" officeooo:paragraph-rsid="001fe2d7"/>
    </style:style>
    <style:style style:name="P389" style:family="paragraph" style:parent-style-name="Standard" style:list-style-name="L33">
      <style:text-properties officeooo:rsid="00219164" officeooo:paragraph-rsid="00219164"/>
    </style:style>
    <style:style style:name="P390" style:family="paragraph" style:parent-style-name="Standard" style:list-style-name="L34">
      <style:text-properties officeooo:rsid="002330c2" officeooo:paragraph-rsid="002330c2"/>
    </style:style>
    <style:style style:name="P391" style:family="paragraph" style:parent-style-name="Standard" style:list-style-name="L35">
      <style:text-properties officeooo:rsid="00250615" officeooo:paragraph-rsid="00250615"/>
    </style:style>
    <style:style style:name="P392" style:family="paragraph" style:parent-style-name="Standard" style:list-style-name="L36">
      <style:text-properties officeooo:rsid="0026aa23" officeooo:paragraph-rsid="0026aa23"/>
    </style:style>
    <style:style style:name="P393" style:family="paragraph" style:parent-style-name="Standard" style:list-style-name="L37">
      <style:text-properties officeooo:rsid="00287367" officeooo:paragraph-rsid="00287367"/>
    </style:style>
    <style:style style:name="P394" style:family="paragraph" style:parent-style-name="Standard" style:list-style-name="L38">
      <style:text-properties officeooo:rsid="00293ee8" officeooo:paragraph-rsid="00293ee8"/>
    </style:style>
    <style:style style:name="P395" style:family="paragraph" style:parent-style-name="Standard" style:list-style-name="L40">
      <style:text-properties officeooo:rsid="002bda95" officeooo:paragraph-rsid="002bda95"/>
    </style:style>
    <style:style style:name="P396" style:family="paragraph" style:parent-style-name="Standard" style:list-style-name="L41">
      <style:text-properties officeooo:rsid="002dec0c" officeooo:paragraph-rsid="002dec0c"/>
    </style:style>
    <style:style style:name="P397" style:family="paragraph" style:parent-style-name="Standard" style:list-style-name="L42">
      <style:text-properties officeooo:rsid="003024d3" officeooo:paragraph-rsid="00317fc5"/>
    </style:style>
    <style:style style:name="P398" style:family="paragraph" style:parent-style-name="Standard" style:list-style-name="L43"/>
    <style:style style:name="P399" style:family="paragraph" style:parent-style-name="Standard" style:list-style-name="L44">
      <style:text-properties officeooo:paragraph-rsid="0031bf69"/>
    </style:style>
    <style:style style:name="P400" style:family="paragraph" style:parent-style-name="Standard" style:list-style-name="L45">
      <style:text-properties officeooo:paragraph-rsid="00337b9f"/>
    </style:style>
    <style:style style:name="P401" style:family="paragraph" style:parent-style-name="Standard" style:list-style-name="L46">
      <style:text-properties officeooo:paragraph-rsid="00387eaa"/>
    </style:style>
    <style:style style:name="P402" style:family="paragraph" style:parent-style-name="Standard" style:list-style-name="L47">
      <style:text-properties officeooo:paragraph-rsid="00387eaa"/>
    </style:style>
    <style:style style:name="P403" style:family="paragraph" style:parent-style-name="Standard" style:list-style-name="L48">
      <style:text-properties officeooo:paragraph-rsid="0038bd15"/>
    </style:style>
    <style:style style:name="P404" style:family="paragraph" style:parent-style-name="Standard" style:list-style-name="L49">
      <style:text-properties officeooo:paragraph-rsid="003a4062"/>
    </style:style>
    <style:style style:name="P405" style:family="paragraph" style:parent-style-name="Standard" style:list-style-name="L49">
      <style:text-properties officeooo:paragraph-rsid="00aeb14d"/>
    </style:style>
    <style:style style:name="P406" style:family="paragraph" style:parent-style-name="Standard" style:list-style-name="L50">
      <style:text-properties officeooo:paragraph-rsid="003b1439"/>
    </style:style>
    <style:style style:name="P407" style:family="paragraph" style:parent-style-name="Standard" style:list-style-name="L51">
      <style:text-properties officeooo:paragraph-rsid="0041327b"/>
    </style:style>
    <style:style style:name="P408" style:family="paragraph" style:parent-style-name="Standard" style:list-style-name="L52">
      <style:text-properties officeooo:paragraph-rsid="004266d8"/>
    </style:style>
    <style:style style:name="P409" style:family="paragraph" style:parent-style-name="Standard" style:list-style-name="L53">
      <style:text-properties officeooo:paragraph-rsid="004d42ab"/>
    </style:style>
    <style:style style:name="P410" style:family="paragraph" style:parent-style-name="Standard" style:list-style-name="L54">
      <style:text-properties officeooo:paragraph-rsid="004c7247"/>
    </style:style>
    <style:style style:name="P411" style:family="paragraph" style:parent-style-name="Standard" style:list-style-name="L55">
      <style:text-properties officeooo:paragraph-rsid="004e3eba"/>
    </style:style>
    <style:style style:name="P412" style:family="paragraph" style:parent-style-name="Standard" style:list-style-name="L56">
      <style:text-properties officeooo:paragraph-rsid="004f283b"/>
    </style:style>
    <style:style style:name="P413" style:family="paragraph" style:parent-style-name="Standard" style:list-style-name="L57">
      <style:text-properties officeooo:paragraph-rsid="0050d64e"/>
    </style:style>
    <style:style style:name="P414" style:family="paragraph" style:parent-style-name="Standard" style:list-style-name="L58">
      <style:text-properties officeooo:paragraph-rsid="00521321"/>
    </style:style>
    <style:style style:name="P415" style:family="paragraph" style:parent-style-name="Standard" style:list-style-name="L59">
      <style:text-properties officeooo:paragraph-rsid="0052b50e"/>
    </style:style>
    <style:style style:name="P416" style:family="paragraph" style:parent-style-name="Standard" style:list-style-name="L60">
      <style:text-properties officeooo:paragraph-rsid="0054cb99"/>
    </style:style>
    <style:style style:name="P417" style:family="paragraph" style:parent-style-name="Standard" style:list-style-name="L60">
      <style:text-properties officeooo:paragraph-rsid="00569bab"/>
    </style:style>
    <style:style style:name="P418" style:family="paragraph" style:parent-style-name="Standard" style:list-style-name="L61">
      <style:text-properties officeooo:paragraph-rsid="00594fdd"/>
    </style:style>
    <style:style style:name="P419" style:family="paragraph" style:parent-style-name="Standard" style:list-style-name="L62">
      <style:text-properties officeooo:paragraph-rsid="005b048f"/>
    </style:style>
    <style:style style:name="P420" style:family="paragraph" style:parent-style-name="Standard" style:list-style-name="L63">
      <style:text-properties officeooo:paragraph-rsid="005d9e3d"/>
    </style:style>
    <style:style style:name="P421" style:family="paragraph" style:parent-style-name="Standard" style:list-style-name="L64">
      <style:text-properties officeooo:paragraph-rsid="00634bfd"/>
    </style:style>
    <style:style style:name="P422" style:family="paragraph" style:parent-style-name="Standard" style:list-style-name="L65">
      <style:text-properties officeooo:paragraph-rsid="00653c28"/>
    </style:style>
    <style:style style:name="P423" style:family="paragraph" style:parent-style-name="Standard" style:list-style-name="L66">
      <style:text-properties officeooo:paragraph-rsid="00653c28"/>
    </style:style>
    <style:style style:name="P424" style:family="paragraph" style:parent-style-name="Standard" style:list-style-name="L67">
      <style:text-properties officeooo:paragraph-rsid="00653c28"/>
    </style:style>
    <style:style style:name="P425" style:family="paragraph" style:parent-style-name="Standard" style:list-style-name="L68">
      <style:text-properties officeooo:paragraph-rsid="0067b515"/>
    </style:style>
    <style:style style:name="P426" style:family="paragraph" style:parent-style-name="Standard" style:list-style-name="L69">
      <style:text-properties officeooo:paragraph-rsid="0069cde3"/>
    </style:style>
    <style:style style:name="P427" style:family="paragraph" style:parent-style-name="Standard" style:list-style-name="L70">
      <style:text-properties officeooo:paragraph-rsid="006bb0ef"/>
    </style:style>
    <style:style style:name="P428" style:family="paragraph" style:parent-style-name="Standard" style:list-style-name="L71">
      <style:text-properties officeooo:paragraph-rsid="006d089f"/>
    </style:style>
    <style:style style:name="P429" style:family="paragraph" style:parent-style-name="Standard" style:list-style-name="L72">
      <style:text-properties officeooo:paragraph-rsid="006db405"/>
    </style:style>
    <style:style style:name="P430" style:family="paragraph" style:parent-style-name="Standard" style:list-style-name="L73">
      <style:text-properties officeooo:paragraph-rsid="00706eef"/>
    </style:style>
    <style:style style:name="P431" style:family="paragraph" style:parent-style-name="Standard" style:list-style-name="L74">
      <style:text-properties officeooo:paragraph-rsid="0071fae1"/>
    </style:style>
    <style:style style:name="P432" style:family="paragraph" style:parent-style-name="Standard" style:list-style-name="L75">
      <style:text-properties officeooo:paragraph-rsid="0074f57c"/>
    </style:style>
    <style:style style:name="P433" style:family="paragraph" style:parent-style-name="Standard" style:list-style-name="L76">
      <style:text-properties officeooo:paragraph-rsid="00788e27"/>
    </style:style>
    <style:style style:name="P434" style:family="paragraph" style:parent-style-name="Standard" style:list-style-name="L77">
      <style:text-properties officeooo:paragraph-rsid="00788e27"/>
    </style:style>
    <style:style style:name="P435" style:family="paragraph" style:parent-style-name="Standard" style:list-style-name="L78">
      <style:text-properties officeooo:paragraph-rsid="007aed72"/>
    </style:style>
    <style:style style:name="P436" style:family="paragraph" style:parent-style-name="Standard" style:list-style-name="L79">
      <style:text-properties officeooo:paragraph-rsid="007b6581"/>
    </style:style>
    <style:style style:name="P437" style:family="paragraph" style:parent-style-name="Standard" style:list-style-name="L80">
      <style:text-properties officeooo:paragraph-rsid="007b6581"/>
    </style:style>
    <style:style style:name="P438" style:family="paragraph" style:parent-style-name="Standard" style:list-style-name="L81">
      <style:text-properties officeooo:paragraph-rsid="007c402b"/>
    </style:style>
    <style:style style:name="P439" style:family="paragraph" style:parent-style-name="Standard" style:list-style-name="L82">
      <style:text-properties officeooo:paragraph-rsid="007d25cd"/>
    </style:style>
    <style:style style:name="P440" style:family="paragraph" style:parent-style-name="Standard" style:list-style-name="L83">
      <style:text-properties officeooo:paragraph-rsid="007e7475"/>
    </style:style>
    <style:style style:name="P441" style:family="paragraph" style:parent-style-name="Standard" style:list-style-name="L84">
      <style:text-properties officeooo:paragraph-rsid="00ab858a"/>
    </style:style>
    <style:style style:name="P442" style:family="paragraph" style:parent-style-name="Standard" style:list-style-name="L85">
      <style:text-properties officeooo:paragraph-rsid="0084421a"/>
    </style:style>
    <style:style style:name="P443" style:family="paragraph" style:parent-style-name="Standard" style:list-style-name="L86">
      <style:text-properties officeooo:paragraph-rsid="008725ec"/>
    </style:style>
    <style:style style:name="P444" style:family="paragraph" style:parent-style-name="Standard" style:list-style-name="L87">
      <style:text-properties officeooo:paragraph-rsid="008725ec"/>
    </style:style>
    <style:style style:name="P445" style:family="paragraph" style:parent-style-name="Standard" style:list-style-name="L88">
      <style:text-properties officeooo:paragraph-rsid="0085ed5c"/>
    </style:style>
    <style:style style:name="P446" style:family="paragraph" style:parent-style-name="Standard" style:list-style-name="L89">
      <style:text-properties officeooo:paragraph-rsid="0085ed5c"/>
    </style:style>
    <style:style style:name="P447" style:family="paragraph" style:parent-style-name="Standard" style:list-style-name="L90">
      <style:text-properties officeooo:paragraph-rsid="00882a11"/>
    </style:style>
    <style:style style:name="P448" style:family="paragraph" style:parent-style-name="Standard" style:list-style-name="L91">
      <style:text-properties officeooo:paragraph-rsid="0089b990"/>
    </style:style>
    <style:style style:name="P449" style:family="paragraph" style:parent-style-name="Standard" style:list-style-name="L92">
      <style:text-properties officeooo:paragraph-rsid="008b7bfa"/>
    </style:style>
    <style:style style:name="P450" style:family="paragraph" style:parent-style-name="Standard" style:list-style-name="L93">
      <style:text-properties officeooo:paragraph-rsid="008d6fa3"/>
    </style:style>
    <style:style style:name="P451" style:family="paragraph" style:parent-style-name="Standard" style:list-style-name="L94">
      <style:text-properties officeooo:paragraph-rsid="008f3ae5"/>
    </style:style>
    <style:style style:name="P452" style:family="paragraph" style:parent-style-name="Standard" style:list-style-name="L95">
      <style:text-properties officeooo:paragraph-rsid="008f3ae5"/>
    </style:style>
    <style:style style:name="P453" style:family="paragraph" style:parent-style-name="Standard" style:list-style-name="L96">
      <style:text-properties officeooo:paragraph-rsid="0093bbec"/>
    </style:style>
    <style:style style:name="P454" style:family="paragraph" style:parent-style-name="Standard" style:list-style-name="L97">
      <style:text-properties officeooo:paragraph-rsid="009fc644"/>
    </style:style>
    <style:style style:name="P455" style:family="paragraph" style:parent-style-name="Standard" style:list-style-name="L97">
      <style:text-properties officeooo:paragraph-rsid="00a18ce7"/>
    </style:style>
    <style:style style:name="P456" style:family="paragraph" style:parent-style-name="Standard" style:list-style-name="L97">
      <style:text-properties officeooo:paragraph-rsid="00a3be94"/>
    </style:style>
    <style:style style:name="P457" style:family="paragraph" style:parent-style-name="Standard" style:list-style-name="L97">
      <style:text-properties officeooo:paragraph-rsid="00a6779c"/>
    </style:style>
    <style:style style:name="P458" style:family="paragraph" style:parent-style-name="Standard" style:list-style-name="L97">
      <style:text-properties officeooo:paragraph-rsid="00a41a04"/>
    </style:style>
    <style:style style:name="P459" style:family="paragraph" style:parent-style-name="Standard" style:list-style-name="L97">
      <style:text-properties officeooo:paragraph-rsid="00a79672"/>
    </style:style>
    <style:style style:name="P460" style:family="paragraph" style:parent-style-name="Standard" style:list-style-name="L97">
      <style:text-properties officeooo:paragraph-rsid="00a434f4"/>
    </style:style>
    <style:style style:name="P461" style:family="paragraph" style:parent-style-name="Standard" style:list-style-name="L97">
      <style:text-properties officeooo:paragraph-rsid="00a48e07"/>
    </style:style>
    <style:style style:name="P462" style:family="paragraph" style:parent-style-name="Standard" style:list-style-name="L98">
      <style:text-properties officeooo:paragraph-rsid="00d4fa85"/>
    </style:style>
    <style:style style:name="P463" style:family="paragraph" style:parent-style-name="Standard" style:list-style-name="L99">
      <style:text-properties officeooo:paragraph-rsid="00d59b7b"/>
    </style:style>
    <style:style style:name="P464" style:family="paragraph" style:parent-style-name="Standard" style:list-style-name="L100">
      <style:text-properties officeooo:paragraph-rsid="00d74f14"/>
    </style:style>
    <style:style style:name="P465" style:family="paragraph" style:parent-style-name="Standard" style:list-style-name="L101">
      <style:text-properties officeooo:paragraph-rsid="00da8c83"/>
    </style:style>
    <style:style style:name="P466"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67" style:family="paragraph" style:parent-style-name="Standard" style:list-style-name="L101">
      <style:text-properties officeooo:paragraph-rsid="00d903f8"/>
    </style:style>
    <style:style style:name="P468" style:family="paragraph" style:parent-style-name="Standard" style:list-style-name="L102">
      <style:text-properties officeooo:paragraph-rsid="00dae0ef"/>
    </style:style>
    <style:style style:name="P469" style:family="paragraph" style:parent-style-name="Standard" style:list-style-name="L103">
      <style:text-properties officeooo:paragraph-rsid="00dd0897"/>
    </style:style>
    <style:style style:name="P470" style:family="paragraph" style:parent-style-name="Standard" style:list-style-name="L104">
      <style:text-properties officeooo:paragraph-rsid="00e03240"/>
    </style:style>
    <style:style style:name="P471" style:family="paragraph" style:parent-style-name="Standard" style:list-style-name="L105">
      <style:text-properties officeooo:paragraph-rsid="00e03ea7"/>
    </style:style>
    <style:style style:name="P472" style:family="paragraph" style:parent-style-name="Standard" style:list-style-name="L106">
      <style:text-properties officeooo:paragraph-rsid="00e1da5d"/>
    </style:style>
    <style:style style:name="P473" style:family="paragraph" style:parent-style-name="Standard" style:list-style-name="L107">
      <style:text-properties officeooo:paragraph-rsid="00e353d3"/>
    </style:style>
    <style:style style:name="P474" style:family="paragraph" style:parent-style-name="Standard" style:list-style-name="L108">
      <style:text-properties officeooo:paragraph-rsid="00e353d3"/>
    </style:style>
    <style:style style:name="P475" style:family="paragraph" style:parent-style-name="Standard" style:list-style-name="L109">
      <style:text-properties officeooo:paragraph-rsid="00e584ab"/>
    </style:style>
    <style:style style:name="P476" style:family="paragraph" style:parent-style-name="Standard" style:list-style-name="L110">
      <style:text-properties officeooo:paragraph-rsid="00e748f6"/>
    </style:style>
    <style:style style:name="P477" style:family="paragraph" style:parent-style-name="Standard" style:list-style-name="L111">
      <style:text-properties officeooo:paragraph-rsid="00e7b15a"/>
    </style:style>
    <style:style style:name="P478" style:family="paragraph" style:parent-style-name="Standard" style:list-style-name="L112">
      <style:text-properties officeooo:paragraph-rsid="00ec79b2"/>
    </style:style>
    <style:style style:name="P479" style:family="paragraph" style:parent-style-name="Standard" style:list-style-name="L113">
      <style:text-properties officeooo:paragraph-rsid="00ecaca7"/>
    </style:style>
    <style:style style:name="P480" style:family="paragraph" style:parent-style-name="Standard" style:list-style-name="L114">
      <style:text-properties officeooo:paragraph-rsid="00ecaca7"/>
    </style:style>
    <style:style style:name="P481" style:family="paragraph" style:parent-style-name="Standard" style:list-style-name="L115">
      <style:text-properties officeooo:paragraph-rsid="00f04f0e"/>
    </style:style>
    <style:style style:name="P482" style:family="paragraph" style:parent-style-name="Standard" style:list-style-name="L116">
      <style:text-properties officeooo:paragraph-rsid="00f04f0e"/>
    </style:style>
    <style:style style:name="P483" style:family="paragraph" style:parent-style-name="Standard" style:list-style-name="L117">
      <style:text-properties officeooo:paragraph-rsid="00f25477"/>
    </style:style>
    <style:style style:name="P484" style:family="paragraph" style:parent-style-name="Standard" style:list-style-name="L118">
      <style:text-properties officeooo:paragraph-rsid="00f25477"/>
    </style:style>
    <style:style style:name="P485" style:family="paragraph" style:parent-style-name="Standard" style:list-style-name="L119">
      <style:text-properties officeooo:paragraph-rsid="00f4b399"/>
    </style:style>
    <style:style style:name="P486" style:family="paragraph" style:parent-style-name="Standard" style:list-style-name="L120">
      <style:text-properties officeooo:paragraph-rsid="00f4b399"/>
    </style:style>
    <style:style style:name="P487" style:family="paragraph" style:parent-style-name="Standard" style:list-style-name="L121">
      <style:text-properties officeooo:paragraph-rsid="00f4b399"/>
    </style:style>
    <style:style style:name="P488" style:family="paragraph" style:parent-style-name="Standard" style:list-style-name="L122">
      <style:text-properties officeooo:paragraph-rsid="00f5bb25"/>
    </style:style>
    <style:style style:name="P489" style:family="paragraph" style:parent-style-name="Standard" style:list-style-name="L123">
      <style:text-properties officeooo:paragraph-rsid="00f6efb9"/>
    </style:style>
    <style:style style:name="P490" style:family="paragraph" style:parent-style-name="Standard" style:list-style-name="L124">
      <style:text-properties officeooo:paragraph-rsid="00f9c21b"/>
    </style:style>
    <style:style style:name="P491" style:family="paragraph" style:parent-style-name="Standard" style:list-style-name="L125">
      <style:text-properties officeooo:paragraph-rsid="00fa6cba"/>
    </style:style>
    <style:style style:name="P492" style:family="paragraph" style:parent-style-name="Standard" style:list-style-name="L126">
      <style:text-properties officeooo:paragraph-rsid="00fc8aa2"/>
    </style:style>
    <style:style style:name="P493" style:family="paragraph" style:parent-style-name="Standard" style:list-style-name="L127">
      <style:text-properties officeooo:paragraph-rsid="00fd68c1"/>
    </style:style>
    <style:style style:name="P494" style:family="paragraph" style:parent-style-name="Standard" style:list-style-name="L128">
      <style:text-properties officeooo:paragraph-rsid="00fe7698"/>
    </style:style>
    <style:style style:name="P495" style:family="paragraph" style:parent-style-name="Standard" style:list-style-name="L129">
      <style:text-properties officeooo:paragraph-rsid="00fe7698"/>
    </style:style>
    <style:style style:name="P496" style:family="paragraph" style:parent-style-name="Standard" style:list-style-name="L130">
      <style:text-properties officeooo:paragraph-rsid="00fe7698"/>
    </style:style>
    <style:style style:name="P497" style:family="paragraph" style:parent-style-name="Standard" style:list-style-name="L131">
      <style:text-properties officeooo:paragraph-rsid="00fe7698"/>
    </style:style>
    <style:style style:name="P498" style:family="paragraph" style:parent-style-name="Standard" style:list-style-name="L132">
      <style:text-properties officeooo:paragraph-rsid="00fe95d3"/>
    </style:style>
    <style:style style:name="P499" style:family="paragraph" style:parent-style-name="Standard" style:list-style-name="L133">
      <style:text-properties officeooo:paragraph-rsid="00ff4576"/>
    </style:style>
    <style:style style:name="P500" style:family="paragraph" style:parent-style-name="Standard" style:list-style-name="L134"/>
    <style:style style:name="P501" style:family="paragraph" style:parent-style-name="Standard" style:list-style-name="L135">
      <style:text-properties officeooo:paragraph-rsid="00a8f952"/>
    </style:style>
    <style:style style:name="P502" style:family="paragraph" style:parent-style-name="Standard" style:list-style-name="L135">
      <style:text-properties officeooo:paragraph-rsid="00ab00a4"/>
    </style:style>
    <style:style style:name="P503" style:family="paragraph" style:parent-style-name="Standard" style:list-style-name="L136">
      <style:text-properties officeooo:paragraph-rsid="0100bb4f"/>
    </style:style>
    <style:style style:name="P504" style:family="paragraph" style:parent-style-name="Standard" style:list-style-name="L137">
      <style:text-properties officeooo:paragraph-rsid="0100bb4f"/>
    </style:style>
    <style:style style:name="P505" style:family="paragraph" style:parent-style-name="Standard" style:list-style-name="L138">
      <style:text-properties officeooo:paragraph-rsid="0101ba4b"/>
    </style:style>
    <style:style style:name="P506" style:family="paragraph" style:parent-style-name="Standard" style:list-style-name="L139">
      <style:text-properties officeooo:paragraph-rsid="0101ba4b"/>
    </style:style>
    <style:style style:name="P507" style:family="paragraph" style:parent-style-name="Standard" style:list-style-name="L140">
      <style:text-properties officeooo:paragraph-rsid="0101dd8e"/>
    </style:style>
    <style:style style:name="P508" style:family="paragraph" style:parent-style-name="Standard" style:list-style-name="L141">
      <style:text-properties officeooo:paragraph-rsid="0103a1c9"/>
    </style:style>
    <style:style style:name="P509" style:family="paragraph" style:parent-style-name="Standard" style:list-style-name="L142">
      <style:text-properties officeooo:paragraph-rsid="0104c150"/>
    </style:style>
    <style:style style:name="P510" style:family="paragraph" style:parent-style-name="Standard" style:list-style-name="L143">
      <style:text-properties officeooo:paragraph-rsid="0107632c"/>
    </style:style>
    <style:style style:name="P511" style:family="paragraph" style:parent-style-name="Standard" style:list-style-name="L144">
      <style:text-properties officeooo:paragraph-rsid="01089f11"/>
    </style:style>
    <style:style style:name="P512" style:family="paragraph" style:parent-style-name="Standard" style:list-style-name="L145">
      <style:text-properties officeooo:paragraph-rsid="0108ee48"/>
    </style:style>
    <style:style style:name="P513" style:family="paragraph" style:parent-style-name="Standard" style:list-style-name="L145">
      <style:text-properties officeooo:paragraph-rsid="01098e2e"/>
    </style:style>
    <style:style style:name="P514"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15" style:family="paragraph" style:parent-style-name="Standard" style:list-style-name="L148">
      <style:text-properties officeooo:paragraph-rsid="0115d978"/>
    </style:style>
    <style:style style:name="P516" style:family="paragraph" style:parent-style-name="Standard" style:list-style-name="L149">
      <style:text-properties officeooo:paragraph-rsid="0118be53"/>
    </style:style>
    <style:style style:name="P517" style:family="paragraph" style:parent-style-name="Standard" style:list-style-name="L150">
      <style:text-properties officeooo:paragraph-rsid="0118e3e7"/>
    </style:style>
    <style:style style:name="P518" style:family="paragraph" style:parent-style-name="Standard" style:list-style-name="L151">
      <style:text-properties officeooo:paragraph-rsid="0118e3e7"/>
    </style:style>
    <style:style style:name="P519" style:family="paragraph" style:parent-style-name="Standard" style:list-style-name="L152">
      <style:text-properties officeooo:paragraph-rsid="0119299a"/>
    </style:style>
    <style:style style:name="P520" style:family="paragraph" style:parent-style-name="Standard" style:list-style-name="L153">
      <style:text-properties officeooo:paragraph-rsid="0119fc1e"/>
    </style:style>
    <style:style style:name="P521" style:family="paragraph" style:parent-style-name="Standard" style:list-style-name="L154">
      <style:text-properties officeooo:paragraph-rsid="011cb2c2"/>
    </style:style>
    <style:style style:name="P522" style:family="paragraph" style:parent-style-name="Standard" style:list-style-name="L155">
      <style:text-properties officeooo:paragraph-rsid="011cb2c2"/>
    </style:style>
    <style:style style:name="P523" style:family="paragraph" style:parent-style-name="Standard" style:list-style-name="L155">
      <style:text-properties officeooo:paragraph-rsid="011e083a"/>
    </style:style>
    <style:style style:name="P524" style:family="paragraph" style:parent-style-name="Standard" style:list-style-name="L156">
      <style:text-properties officeooo:paragraph-rsid="011e083a"/>
    </style:style>
    <style:style style:name="P525" style:family="paragraph" style:parent-style-name="Standard" style:list-style-name="L157">
      <style:text-properties officeooo:paragraph-rsid="012553d5"/>
    </style:style>
    <style:style style:name="P526" style:family="paragraph" style:parent-style-name="Standard" style:list-style-name="L159">
      <style:text-properties officeooo:paragraph-rsid="012901ab"/>
    </style:style>
    <style:style style:name="P527" style:family="paragraph" style:parent-style-name="Standard" style:list-style-name="L159">
      <style:text-properties officeooo:paragraph-rsid="0129faec"/>
    </style:style>
    <style:style style:name="P528"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29"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30" style:family="paragraph" style:parent-style-name="Standard" style:list-style-name="L159">
      <loext:graphic-properties draw:fill="none"/>
      <style:paragraph-properties fo:background-color="transparent"/>
      <style:text-properties officeooo:paragraph-rsid="012b7102"/>
    </style:style>
    <style:style style:name="P531" style:family="paragraph" style:parent-style-name="Standard" style:list-style-name="L160">
      <loext:graphic-properties draw:fill="none"/>
      <style:paragraph-properties fo:background-color="transparent"/>
      <style:text-properties officeooo:paragraph-rsid="012c909b"/>
    </style:style>
    <style:style style:name="P532" style:family="paragraph" style:parent-style-name="Standard" style:list-style-name="L161">
      <loext:graphic-properties draw:fill="none"/>
      <style:paragraph-properties fo:background-color="transparent"/>
      <style:text-properties officeooo:paragraph-rsid="01311681"/>
    </style:style>
    <style:style style:name="P533" style:family="paragraph" style:parent-style-name="Standard" style:list-style-name="L162">
      <loext:graphic-properties draw:fill="none"/>
      <style:paragraph-properties fo:background-color="transparent"/>
      <style:text-properties officeooo:paragraph-rsid="0132c289"/>
    </style:style>
    <style:style style:name="P534" style:family="paragraph" style:parent-style-name="Standard" style:list-style-name="L163">
      <style:text-properties officeooo:paragraph-rsid="0134201d"/>
    </style:style>
    <style:style style:name="P535" style:family="paragraph" style:parent-style-name="Standard" style:list-style-name="L164">
      <style:text-properties officeooo:paragraph-rsid="0134cb93"/>
    </style:style>
    <style:style style:name="P536" style:family="paragraph" style:parent-style-name="Standard" style:list-style-name="L164">
      <style:text-properties officeooo:paragraph-rsid="01356fe7"/>
    </style:style>
    <style:style style:name="P537" style:family="paragraph" style:parent-style-name="Standard" style:list-style-name="L165">
      <style:text-properties officeooo:paragraph-rsid="01389f45"/>
    </style:style>
    <style:style style:name="P538" style:family="paragraph" style:parent-style-name="Standard" style:list-style-name="L166">
      <style:text-properties officeooo:paragraph-rsid="013b18d7"/>
    </style:style>
    <style:style style:name="P539" style:family="paragraph" style:parent-style-name="Standard" style:list-style-name="L167">
      <style:text-properties officeooo:paragraph-rsid="013ee914"/>
    </style:style>
    <style:style style:name="P540" style:family="paragraph" style:parent-style-name="Standard" style:list-style-name="L168">
      <style:text-properties officeooo:paragraph-rsid="01405f03"/>
    </style:style>
    <style:style style:name="P541" style:family="paragraph" style:parent-style-name="Standard" style:list-style-name="L169">
      <style:text-properties officeooo:paragraph-rsid="0142a34b"/>
    </style:style>
    <style:style style:name="P542" style:family="paragraph" style:parent-style-name="Standard" style:list-style-name="L170">
      <style:text-properties officeooo:paragraph-rsid="01432ed2"/>
    </style:style>
    <style:style style:name="P543" style:family="paragraph" style:parent-style-name="Standard" style:list-style-name="L171">
      <style:text-properties officeooo:paragraph-rsid="01442938"/>
    </style:style>
    <style:style style:name="P544" style:family="paragraph" style:parent-style-name="Standard" style:list-style-name="L172">
      <style:text-properties officeooo:paragraph-rsid="01442938"/>
    </style:style>
    <style:style style:name="P545" style:family="paragraph" style:parent-style-name="Standard" style:list-style-name="L173">
      <style:text-properties officeooo:paragraph-rsid="01473b10"/>
    </style:style>
    <style:style style:name="P546" style:family="paragraph" style:parent-style-name="Standard" style:list-style-name="L174">
      <style:text-properties officeooo:paragraph-rsid="015df067"/>
    </style:style>
    <style:style style:name="P547" style:family="paragraph" style:parent-style-name="Standard" style:list-style-name="L175">
      <style:text-properties officeooo:paragraph-rsid="01605dcc"/>
    </style:style>
    <style:style style:name="P548" style:family="paragraph" style:parent-style-name="Standard" style:list-style-name="L176">
      <style:text-properties officeooo:paragraph-rsid="017601c4"/>
    </style:style>
    <style:style style:name="P549" style:family="paragraph" style:parent-style-name="Standard" style:list-style-name="L177">
      <style:text-properties officeooo:paragraph-rsid="017c60ca"/>
    </style:style>
    <style:style style:name="P550" style:family="paragraph" style:parent-style-name="Standard" style:list-style-name="L178">
      <style:text-properties officeooo:paragraph-rsid="017c60ca"/>
    </style:style>
    <style:style style:name="P551" style:family="paragraph" style:parent-style-name="Standard" style:list-style-name="L179">
      <style:text-properties officeooo:paragraph-rsid="017eeb65"/>
    </style:style>
    <style:style style:name="P552" style:family="paragraph" style:parent-style-name="Standard" style:list-style-name="L180"/>
    <style:style style:name="P553" style:family="paragraph" style:parent-style-name="Standard" style:list-style-name="L180">
      <style:text-properties officeooo:paragraph-rsid="00b1c73f"/>
    </style:style>
    <style:style style:name="P554" style:family="paragraph" style:parent-style-name="Standard" style:list-style-name="L180">
      <style:text-properties officeooo:paragraph-rsid="00b3ab26"/>
    </style:style>
    <style:style style:name="P555" style:family="paragraph" style:parent-style-name="Standard" style:list-style-name="L180">
      <style:text-properties officeooo:paragraph-rsid="00bacb6e"/>
    </style:style>
    <style:style style:name="P556" style:family="paragraph" style:parent-style-name="Standard" style:list-style-name="L180">
      <style:text-properties officeooo:paragraph-rsid="00b7c5bf"/>
    </style:style>
    <style:style style:name="P557" style:family="paragraph" style:parent-style-name="Standard" style:list-style-name="L180">
      <style:text-properties officeooo:paragraph-rsid="00b9600b"/>
    </style:style>
    <style:style style:name="P558" style:family="paragraph" style:parent-style-name="Standard" style:list-style-name="L180">
      <style:text-properties officeooo:paragraph-rsid="00bd5ba5"/>
    </style:style>
    <style:style style:name="P559" style:family="paragraph" style:parent-style-name="Standard" style:list-style-name="L180">
      <style:text-properties officeooo:paragraph-rsid="00bfe151"/>
    </style:style>
    <style:style style:name="P560" style:family="paragraph" style:parent-style-name="Standard" style:list-style-name="L180">
      <style:text-properties officeooo:paragraph-rsid="00be8b1b"/>
    </style:style>
    <style:style style:name="P561" style:family="paragraph" style:parent-style-name="Standard" style:list-style-name="L180">
      <style:text-properties officeooo:paragraph-rsid="00c16215"/>
    </style:style>
    <style:style style:name="P562" style:family="paragraph" style:parent-style-name="Standard" style:list-style-name="L180">
      <style:text-properties officeooo:paragraph-rsid="00c301db"/>
    </style:style>
    <style:style style:name="P563" style:family="paragraph" style:parent-style-name="Standard" style:list-style-name="L180">
      <style:text-properties officeooo:paragraph-rsid="00ca044a"/>
    </style:style>
    <style:style style:name="P564" style:family="paragraph" style:parent-style-name="Standard" style:list-style-name="L180">
      <style:text-properties officeooo:paragraph-rsid="0193c274"/>
    </style:style>
    <style:style style:name="P565" style:family="paragraph" style:parent-style-name="Standard" style:list-style-name="L180">
      <style:text-properties officeooo:paragraph-rsid="00c488dc"/>
    </style:style>
    <style:style style:name="P566" style:family="paragraph" style:parent-style-name="Standard" style:list-style-name="L180">
      <style:text-properties officeooo:paragraph-rsid="00c63026"/>
    </style:style>
    <style:style style:name="P567" style:family="paragraph" style:parent-style-name="Standard" style:list-style-name="L180">
      <style:text-properties officeooo:paragraph-rsid="00c795c2"/>
    </style:style>
    <style:style style:name="P568" style:family="paragraph" style:parent-style-name="Standard" style:list-style-name="L180">
      <style:text-properties officeooo:paragraph-rsid="00c822d7"/>
    </style:style>
    <style:style style:name="P569" style:family="paragraph" style:parent-style-name="Standard" style:list-style-name="L180">
      <style:text-properties officeooo:paragraph-rsid="00c7bdaa"/>
    </style:style>
    <style:style style:name="P570" style:family="paragraph" style:parent-style-name="Standard" style:list-style-name="L180">
      <style:text-properties officeooo:paragraph-rsid="00c84620"/>
    </style:style>
    <style:style style:name="P571" style:family="paragraph" style:parent-style-name="Standard" style:list-style-name="L182"/>
    <style:style style:name="P572" style:family="paragraph" style:parent-style-name="Standard" style:list-style-name="L182">
      <style:text-properties officeooo:paragraph-rsid="00cb6542"/>
    </style:style>
    <style:style style:name="P573" style:family="paragraph" style:parent-style-name="Standard" style:list-style-name="L185"/>
    <style:style style:name="P574" style:family="paragraph" style:parent-style-name="Standard" style:list-style-name="L185">
      <style:text-properties officeooo:paragraph-rsid="00ccedd9"/>
    </style:style>
    <style:style style:name="P575" style:family="paragraph" style:parent-style-name="Standard" style:list-style-name="L185">
      <style:text-properties officeooo:paragraph-rsid="00ce5b12"/>
    </style:style>
    <style:style style:name="P576" style:family="paragraph" style:parent-style-name="Standard" style:list-style-name="L185">
      <style:text-properties officeooo:paragraph-rsid="00d00e7d"/>
    </style:style>
    <style:style style:name="P577" style:family="paragraph" style:parent-style-name="Standard" style:list-style-name="L185">
      <style:text-properties officeooo:paragraph-rsid="00d1bac1"/>
    </style:style>
    <style:style style:name="P578" style:family="paragraph" style:parent-style-name="Standard" style:list-style-name="L187"/>
    <style:style style:name="P579" style:family="paragraph" style:parent-style-name="Standard" style:list-style-name="L187">
      <style:text-properties officeooo:paragraph-rsid="0181567a"/>
    </style:style>
    <style:style style:name="P580" style:family="paragraph" style:parent-style-name="Standard" style:list-style-name="L187">
      <style:text-properties officeooo:rsid="0182ab76" officeooo:paragraph-rsid="0182ab76"/>
    </style:style>
    <style:style style:name="P581" style:family="paragraph" style:parent-style-name="Standard" style:list-style-name="L188">
      <style:text-properties officeooo:rsid="0188bfb3" officeooo:paragraph-rsid="0188bfb3"/>
    </style:style>
    <style:style style:name="P582" style:family="paragraph" style:parent-style-name="Standard" style:list-style-name="L189">
      <style:text-properties officeooo:rsid="018c1c5c" officeooo:paragraph-rsid="018c1c5c"/>
    </style:style>
    <style:style style:name="P583" style:family="paragraph" style:parent-style-name="Standard" style:list-style-name="L190">
      <style:text-properties officeooo:rsid="018f48ba" officeooo:paragraph-rsid="018f48ba"/>
    </style:style>
    <style:style style:name="P584" style:family="paragraph" style:parent-style-name="Standard" style:list-style-name="L191">
      <style:text-properties officeooo:rsid="0190e4d1" officeooo:paragraph-rsid="0190e4d1"/>
    </style:style>
    <style:style style:name="P585" style:family="paragraph" style:parent-style-name="Standard" style:list-style-name="L192">
      <style:text-properties officeooo:rsid="01977606" officeooo:paragraph-rsid="01977606"/>
    </style:style>
    <style:style style:name="P586" style:family="paragraph" style:parent-style-name="Standard" style:list-style-name="L193">
      <style:text-properties officeooo:rsid="0197dc77" officeooo:paragraph-rsid="0197dc77"/>
    </style:style>
    <style:style style:name="P587" style:family="paragraph" style:parent-style-name="Standard" style:list-style-name="L194">
      <style:text-properties officeooo:rsid="019862ec" officeooo:paragraph-rsid="019862ec"/>
    </style:style>
    <style:style style:name="P588" style:family="paragraph" style:parent-style-name="Standard" style:list-style-name="L195">
      <style:text-properties officeooo:rsid="019862ec" officeooo:paragraph-rsid="019862ec"/>
    </style:style>
    <style:style style:name="P589" style:family="paragraph" style:parent-style-name="Standard" style:list-style-name="L196">
      <style:text-properties officeooo:rsid="019a321c" officeooo:paragraph-rsid="019a321c"/>
    </style:style>
    <style:style style:name="P590" style:family="paragraph" style:parent-style-name="Standard" style:list-style-name="L197">
      <style:text-properties officeooo:rsid="019cc01d" officeooo:paragraph-rsid="019cc01d"/>
    </style:style>
    <style:style style:name="P591" style:family="paragraph" style:parent-style-name="Standard" style:list-style-name="L198">
      <style:text-properties officeooo:rsid="019cc01d" officeooo:paragraph-rsid="019cc01d"/>
    </style:style>
    <style:style style:name="P592" style:family="paragraph" style:parent-style-name="Standard" style:list-style-name="L199">
      <style:text-properties officeooo:rsid="019d58ba" officeooo:paragraph-rsid="019d58ba"/>
    </style:style>
    <style:style style:name="P593" style:family="paragraph" style:parent-style-name="Standard" style:list-style-name="L200">
      <style:text-properties style:font-name="Liberation Serif" officeooo:rsid="019422d9" officeooo:paragraph-rsid="019422d9"/>
    </style:style>
    <style:style style:name="P594" style:family="paragraph" style:parent-style-name="Standard" style:list-style-name="L200">
      <style:text-properties style:font-name="Liberation Serif" officeooo:rsid="0182ab76" officeooo:paragraph-rsid="0182ab76"/>
    </style:style>
    <style:style style:name="P595" style:family="paragraph" style:parent-style-name="Standard" style:list-style-name="L200">
      <style:text-properties style:font-name="Liberation Serif" officeooo:rsid="01a010d6" officeooo:paragraph-rsid="01a010d6"/>
    </style:style>
    <style:style style:name="P596" style:family="paragraph" style:parent-style-name="Standard" style:list-style-name="L200">
      <style:text-properties style:font-name="Liberation Serif" officeooo:rsid="01f48307" officeooo:paragraph-rsid="01f48307"/>
    </style:style>
    <style:style style:name="P597" style:family="paragraph" style:parent-style-name="Standard" style:list-style-name="L201">
      <style:text-properties style:font-name="Liberation Serif" officeooo:rsid="01a5953a" officeooo:paragraph-rsid="01a5953a"/>
    </style:style>
    <style:style style:name="P598" style:family="paragraph" style:parent-style-name="Standard" style:list-style-name="L202">
      <style:text-properties style:font-name="Liberation Serif" officeooo:rsid="01a871b7" officeooo:paragraph-rsid="01a871b7"/>
    </style:style>
    <style:style style:name="P599" style:family="paragraph" style:parent-style-name="Standard" style:list-style-name="L203">
      <style:text-properties style:font-name="Liberation Serif" officeooo:rsid="01aaa44a" officeooo:paragraph-rsid="01aaa44a"/>
    </style:style>
    <style:style style:name="P600" style:family="paragraph" style:parent-style-name="Standard" style:list-style-name="L206">
      <style:text-properties officeooo:rsid="01bc3054" officeooo:paragraph-rsid="01bc3054"/>
    </style:style>
    <style:style style:name="P601" style:family="paragraph" style:parent-style-name="Standard" style:list-style-name="L207">
      <style:text-properties officeooo:rsid="01bd0008" officeooo:paragraph-rsid="01bd0008"/>
    </style:style>
    <style:style style:name="P602" style:family="paragraph" style:parent-style-name="Standard" style:list-style-name="L207">
      <style:text-properties officeooo:rsid="01c29368" officeooo:paragraph-rsid="01c29368"/>
    </style:style>
    <style:style style:name="P603" style:family="paragraph" style:parent-style-name="Standard" style:list-style-name="L207">
      <style:text-properties officeooo:rsid="01bdf7a7" officeooo:paragraph-rsid="01bdf7a7"/>
    </style:style>
    <style:style style:name="P604" style:family="paragraph" style:parent-style-name="Standard" style:list-style-name="L207">
      <style:text-properties officeooo:rsid="01bfa1b0" officeooo:paragraph-rsid="01bfa1b0"/>
    </style:style>
    <style:style style:name="P605" style:family="paragraph" style:parent-style-name="Standard" style:list-style-name="L207">
      <style:text-properties officeooo:rsid="01c3e97d" officeooo:paragraph-rsid="01c3e97d"/>
    </style:style>
    <style:style style:name="P606" style:family="paragraph" style:parent-style-name="Standard" style:list-style-name="L208">
      <style:text-properties officeooo:rsid="01c4b81d" officeooo:paragraph-rsid="01c4b81d"/>
    </style:style>
    <style:style style:name="P607" style:family="paragraph" style:parent-style-name="Standard" style:list-style-name="L209">
      <style:text-properties officeooo:rsid="01c4b81d" officeooo:paragraph-rsid="01c4b81d"/>
    </style:style>
    <style:style style:name="P608" style:family="paragraph" style:parent-style-name="Standard" style:list-style-name="L209">
      <style:text-properties officeooo:rsid="01c64d96" officeooo:paragraph-rsid="01c64d96"/>
    </style:style>
    <style:style style:name="P609" style:family="paragraph" style:parent-style-name="Standard" style:list-style-name="L209">
      <style:text-properties officeooo:rsid="01c78df8" officeooo:paragraph-rsid="01c78df8"/>
    </style:style>
    <style:style style:name="P610" style:family="paragraph" style:parent-style-name="Standard" style:list-style-name="L209">
      <style:text-properties officeooo:rsid="01ce2ccc" officeooo:paragraph-rsid="01ce2ccc"/>
    </style:style>
    <style:style style:name="P611" style:family="paragraph" style:parent-style-name="Standard" style:list-style-name="L210">
      <style:text-properties officeooo:rsid="01cb63d3" officeooo:paragraph-rsid="01cb63d3"/>
    </style:style>
    <style:style style:name="P612" style:family="paragraph" style:parent-style-name="Standard" style:list-style-name="L211">
      <style:text-properties officeooo:rsid="01cf02bd" officeooo:paragraph-rsid="01cf02bd"/>
    </style:style>
    <style:style style:name="P613" style:family="paragraph" style:parent-style-name="Standard" style:list-style-name="L212">
      <style:text-properties officeooo:rsid="01cfdb5a" officeooo:paragraph-rsid="01cfdb5a"/>
    </style:style>
    <style:style style:name="P614" style:family="paragraph" style:parent-style-name="Standard" style:list-style-name="L212">
      <style:text-properties officeooo:rsid="01f5eb85" officeooo:paragraph-rsid="01f5eb85"/>
    </style:style>
    <style:style style:name="P615" style:family="paragraph" style:parent-style-name="Standard" style:list-style-name="L212">
      <style:text-properties officeooo:rsid="01f8f40b" officeooo:paragraph-rsid="01f8f40b"/>
    </style:style>
    <style:style style:name="P616" style:family="paragraph" style:parent-style-name="Standard" style:list-style-name="L212">
      <style:text-properties officeooo:rsid="01f966fa" officeooo:paragraph-rsid="01f966fa"/>
    </style:style>
    <style:style style:name="P617" style:family="paragraph" style:parent-style-name="Standard" style:list-style-name="L212">
      <style:text-properties officeooo:rsid="01fa5fac" officeooo:paragraph-rsid="01fa5fac"/>
    </style:style>
    <style:style style:name="P618" style:family="paragraph" style:parent-style-name="Standard" style:list-style-name="L212">
      <style:text-properties officeooo:rsid="01fb7ef5" officeooo:paragraph-rsid="01fb7ef5"/>
    </style:style>
    <style:style style:name="P619" style:family="paragraph" style:parent-style-name="Standard" style:list-style-name="L212">
      <style:text-properties officeooo:rsid="01fdf9df" officeooo:paragraph-rsid="01fdf9df"/>
    </style:style>
    <style:style style:name="P620" style:family="paragraph" style:parent-style-name="Standard" style:list-style-name="L212">
      <style:text-properties officeooo:rsid="01ff25f7" officeooo:paragraph-rsid="01ff25f7"/>
    </style:style>
    <style:style style:name="P621" style:family="paragraph" style:parent-style-name="Standard" style:list-style-name="L212">
      <style:text-properties officeooo:rsid="01fee9d6" officeooo:paragraph-rsid="01fee9d6"/>
    </style:style>
    <style:style style:name="P622" style:family="paragraph" style:parent-style-name="Standard" style:list-style-name="L212">
      <style:text-properties officeooo:rsid="01fd01e8" officeooo:paragraph-rsid="01fd01e8"/>
    </style:style>
    <style:style style:name="P623" style:family="paragraph" style:parent-style-name="Standard" style:list-style-name="L212">
      <style:text-properties officeooo:rsid="02019719" officeooo:paragraph-rsid="02019719"/>
    </style:style>
    <style:style style:name="P624" style:family="paragraph" style:parent-style-name="Standard" style:list-style-name="L212">
      <style:text-properties officeooo:rsid="020387ec" officeooo:paragraph-rsid="020387ec"/>
    </style:style>
    <style:style style:name="P625" style:family="paragraph" style:parent-style-name="Standard" style:list-style-name="L212">
      <style:text-properties officeooo:rsid="020471a4" officeooo:paragraph-rsid="020471a4"/>
    </style:style>
    <style:style style:name="P626" style:family="paragraph" style:parent-style-name="Standard" style:list-style-name="L213">
      <style:text-properties officeooo:rsid="01d1e26e" officeooo:paragraph-rsid="01d1e26e"/>
    </style:style>
    <style:style style:name="P627" style:family="paragraph" style:parent-style-name="Standard" style:list-style-name="L213">
      <style:text-properties officeooo:rsid="01d369be" officeooo:paragraph-rsid="01d369be"/>
    </style:style>
    <style:style style:name="P628" style:family="paragraph" style:parent-style-name="Standard" style:list-style-name="L213">
      <style:text-properties officeooo:rsid="01d567fa" officeooo:paragraph-rsid="01d567fa"/>
    </style:style>
    <style:style style:name="P629" style:family="paragraph" style:parent-style-name="Standard" style:list-style-name="L213">
      <style:text-properties officeooo:rsid="01d6644c" officeooo:paragraph-rsid="01d6644c"/>
    </style:style>
    <style:style style:name="P630" style:family="paragraph" style:parent-style-name="Standard" style:list-style-name="L213">
      <style:text-properties officeooo:rsid="01db9787" officeooo:paragraph-rsid="01dca21c"/>
    </style:style>
    <style:style style:name="P631" style:family="paragraph" style:parent-style-name="Standard" style:list-style-name="L213">
      <style:text-properties officeooo:rsid="01da6fc9" officeooo:paragraph-rsid="01e7b1b2"/>
    </style:style>
    <style:style style:name="P632" style:family="paragraph" style:parent-style-name="Standard" style:list-style-name="L213">
      <style:text-properties officeooo:rsid="01dca21c" officeooo:paragraph-rsid="01e7b1b2"/>
    </style:style>
    <style:style style:name="P633" style:family="paragraph" style:parent-style-name="Standard" style:list-style-name="L213">
      <style:text-properties officeooo:rsid="01e023da" officeooo:paragraph-rsid="01e7b1b2"/>
    </style:style>
    <style:style style:name="P634" style:family="paragraph" style:parent-style-name="Standard" style:list-style-name="L213">
      <style:text-properties officeooo:rsid="01e085f2" officeooo:paragraph-rsid="01e7b1b2"/>
    </style:style>
    <style:style style:name="P635" style:family="paragraph" style:parent-style-name="Standard" style:list-style-name="L213">
      <style:text-properties officeooo:rsid="01eae22e" officeooo:paragraph-rsid="01eae22e"/>
    </style:style>
    <style:style style:name="P636" style:family="paragraph" style:parent-style-name="Standard" style:list-style-name="L213">
      <style:text-properties officeooo:rsid="01ec5058" officeooo:paragraph-rsid="01ec5058"/>
    </style:style>
    <style:style style:name="P637" style:family="paragraph" style:parent-style-name="Standard" style:list-style-name="L213">
      <style:text-properties officeooo:rsid="01e24e79" officeooo:paragraph-rsid="01e7b1b2"/>
    </style:style>
    <style:style style:name="P638" style:family="paragraph" style:parent-style-name="Standard" style:list-style-name="L213">
      <style:text-properties officeooo:rsid="01e28a92" officeooo:paragraph-rsid="01e7b1b2"/>
    </style:style>
    <style:style style:name="P639" style:family="paragraph" style:parent-style-name="Standard" style:list-style-name="L214">
      <style:text-properties officeooo:rsid="01e40f62" officeooo:paragraph-rsid="01e40f62"/>
    </style:style>
    <style:style style:name="P640" style:family="paragraph" style:parent-style-name="Standard" style:list-style-name="L215">
      <style:text-properties officeooo:rsid="01d88aaf" officeooo:paragraph-rsid="01d88aaf"/>
    </style:style>
    <style:style style:name="P641" style:family="paragraph" style:parent-style-name="Standard" style:list-style-name="L215">
      <style:text-properties officeooo:rsid="01edbaa8" officeooo:paragraph-rsid="01edbaa8"/>
    </style:style>
    <style:style style:name="P642" style:family="paragraph" style:parent-style-name="Standard" style:list-style-name="L215">
      <style:text-properties officeooo:rsid="01e63d1c" officeooo:paragraph-rsid="01e63d1c"/>
    </style:style>
    <style:style style:name="P643" style:family="paragraph" style:parent-style-name="Standard" style:list-style-name="L215">
      <style:text-properties officeooo:rsid="01ef0abf" officeooo:paragraph-rsid="01ef0abf"/>
    </style:style>
    <style:style style:name="P644" style:family="paragraph" style:parent-style-name="Standard" style:list-style-name="L215">
      <style:text-properties officeooo:rsid="01ef74ff" officeooo:paragraph-rsid="01ef74ff"/>
    </style:style>
    <style:style style:name="P645" style:family="paragraph" style:parent-style-name="Standard" style:list-style-name="L215">
      <style:text-properties officeooo:rsid="01ef972a" officeooo:paragraph-rsid="01ef972a"/>
    </style:style>
    <style:style style:name="P646" style:family="paragraph" style:parent-style-name="Standard" style:list-style-name="L215">
      <style:text-properties officeooo:rsid="01f050f3" officeooo:paragraph-rsid="01f050f3"/>
    </style:style>
    <style:style style:name="P647" style:family="paragraph" style:parent-style-name="Standard" style:list-style-name="L215">
      <style:text-properties officeooo:rsid="01f2245f" officeooo:paragraph-rsid="01f2245f"/>
    </style:style>
    <style:style style:name="P648" style:family="paragraph" style:parent-style-name="Standard" style:list-style-name="L215">
      <style:text-properties officeooo:rsid="01f3d144" officeooo:paragraph-rsid="01f3d144"/>
    </style:style>
    <style:style style:name="P649" style:family="paragraph" style:parent-style-name="Standard" style:list-style-name="L216">
      <style:text-properties officeooo:rsid="020ad2aa" officeooo:paragraph-rsid="020ad2aa"/>
    </style:style>
    <style:style style:name="P650" style:family="paragraph" style:parent-style-name="Standard" style:list-style-name="L217">
      <style:text-properties officeooo:rsid="020e7f1c" officeooo:paragraph-rsid="020e7f1c"/>
    </style:style>
    <style:style style:name="P651" style:family="paragraph" style:parent-style-name="Standard" style:list-style-name="L218">
      <style:text-properties officeooo:rsid="020e7f1c" officeooo:paragraph-rsid="020e7f1c"/>
    </style:style>
    <style:style style:name="P652" style:family="paragraph" style:parent-style-name="Standard" style:list-style-name="L219">
      <style:text-properties officeooo:rsid="020ec5c7" officeooo:paragraph-rsid="020ec5c7"/>
    </style:style>
    <style:style style:name="P653" style:family="paragraph" style:parent-style-name="Standard" style:list-style-name="L220">
      <style:text-properties officeooo:rsid="020ec5c7" officeooo:paragraph-rsid="020ec5c7"/>
    </style:style>
    <style:style style:name="P654" style:family="paragraph" style:parent-style-name="Standard" style:list-style-name="L221">
      <style:text-properties officeooo:rsid="020ec5c7" officeooo:paragraph-rsid="020ec5c7"/>
    </style:style>
    <style:style style:name="P655" style:family="paragraph" style:parent-style-name="Standard" style:list-style-name="L222">
      <style:text-properties officeooo:rsid="020fe525" officeooo:paragraph-rsid="020fe525"/>
    </style:style>
    <style:style style:name="P656" style:family="paragraph" style:parent-style-name="Standard" style:list-style-name="L223">
      <style:text-properties officeooo:rsid="020fe525" officeooo:paragraph-rsid="020fe525"/>
    </style:style>
    <style:style style:name="P657" style:family="paragraph" style:parent-style-name="Standard" style:list-style-name="L224">
      <style:text-properties officeooo:rsid="0210fb2e" officeooo:paragraph-rsid="0210fb2e"/>
    </style:style>
    <style:style style:name="P658" style:family="paragraph" style:parent-style-name="Standard" style:list-style-name="L225">
      <style:text-properties officeooo:rsid="0211d344" officeooo:paragraph-rsid="0211d344"/>
    </style:style>
    <style:style style:name="P659" style:family="paragraph" style:parent-style-name="Standard" style:list-style-name="L226">
      <style:text-properties officeooo:rsid="02131b51" officeooo:paragraph-rsid="02131b51"/>
    </style:style>
    <style:style style:name="P660" style:family="paragraph" style:parent-style-name="Standard" style:list-style-name="L227">
      <style:text-properties officeooo:rsid="0208deaa" officeooo:paragraph-rsid="0208deaa"/>
    </style:style>
    <style:style style:name="P661" style:family="paragraph" style:parent-style-name="Standard" style:list-style-name="L228"/>
    <style:style style:name="P662" style:family="paragraph" style:parent-style-name="Standard" style:list-style-name="L229">
      <style:text-properties officeooo:rsid="021c87b0" officeooo:paragraph-rsid="021c87b0"/>
    </style:style>
    <style:style style:name="P663" style:family="paragraph" style:parent-style-name="Standard" style:list-style-name="L230"/>
    <style:style style:name="P664" style:family="paragraph" style:parent-style-name="Standard" style:list-style-name="L230">
      <style:text-properties officeooo:paragraph-rsid="021eabab"/>
    </style:style>
    <style:style style:name="P665" style:family="paragraph" style:parent-style-name="Standard" style:list-style-name="L230">
      <style:text-properties officeooo:rsid="02231d3f" officeooo:paragraph-rsid="02231d3f"/>
    </style:style>
    <style:style style:name="P666" style:family="paragraph" style:parent-style-name="Standard" style:list-style-name="L230">
      <style:text-properties officeooo:rsid="02241c7b" officeooo:paragraph-rsid="02241c7b"/>
    </style:style>
    <style:style style:name="P667" style:family="paragraph" style:parent-style-name="Standard" style:list-style-name="L231"/>
    <style:style style:name="P668" style:family="paragraph" style:parent-style-name="Standard" style:list-style-name="L231">
      <style:text-properties officeooo:rsid="022832b9" officeooo:paragraph-rsid="022832b9"/>
    </style:style>
    <style:style style:name="P669" style:family="paragraph" style:parent-style-name="Standard" style:list-style-name="L232">
      <style:text-properties officeooo:rsid="022ca915" officeooo:paragraph-rsid="022ca915"/>
    </style:style>
    <style:style style:name="P670" style:family="paragraph" style:parent-style-name="Standard" style:list-style-name="L232">
      <style:text-properties officeooo:rsid="0239e291" officeooo:paragraph-rsid="0239e291"/>
    </style:style>
    <style:style style:name="P671" style:family="paragraph" style:parent-style-name="Standard" style:list-style-name="L232">
      <style:text-properties officeooo:rsid="0230792d" officeooo:paragraph-rsid="0230792d"/>
    </style:style>
    <style:style style:name="P672" style:family="paragraph" style:parent-style-name="Standard" style:list-style-name="L232">
      <style:text-properties officeooo:rsid="0230792d" officeooo:paragraph-rsid="023a933b"/>
    </style:style>
    <style:style style:name="P673" style:family="paragraph" style:parent-style-name="Standard" style:list-style-name="L232">
      <style:text-properties officeooo:rsid="023adc83" officeooo:paragraph-rsid="023adc83"/>
    </style:style>
    <style:style style:name="P674" style:family="paragraph" style:parent-style-name="Standard" style:list-style-name="L233">
      <style:text-properties officeooo:rsid="0233b5b1" officeooo:paragraph-rsid="0233b5b1"/>
    </style:style>
    <style:style style:name="P675" style:family="paragraph" style:parent-style-name="Standard" style:list-style-name="L234">
      <style:text-properties officeooo:rsid="0233b5b1" officeooo:paragraph-rsid="0233b5b1"/>
    </style:style>
    <style:style style:name="P676" style:family="paragraph" style:parent-style-name="Standard" style:list-style-name="L234">
      <style:text-properties officeooo:rsid="0235163d" officeooo:paragraph-rsid="0235163d"/>
    </style:style>
    <style:style style:name="P677" style:family="paragraph" style:parent-style-name="Standard" style:list-style-name="L234">
      <style:text-properties officeooo:rsid="02369488" officeooo:paragraph-rsid="02369488"/>
    </style:style>
    <style:style style:name="P678" style:family="paragraph" style:parent-style-name="Standard" style:list-style-name="L235">
      <style:text-properties officeooo:rsid="023c2008" officeooo:paragraph-rsid="023c2008"/>
    </style:style>
    <style:style style:name="P679" style:family="paragraph" style:parent-style-name="Standard" style:list-style-name="L236">
      <style:text-properties officeooo:rsid="023d9ba2" officeooo:paragraph-rsid="023d9ba2"/>
    </style:style>
    <style:style style:name="P680" style:family="paragraph" style:parent-style-name="Standard" style:list-style-name="L236">
      <style:text-properties officeooo:rsid="023efbb1" officeooo:paragraph-rsid="023efbb1"/>
    </style:style>
    <style:style style:name="P681" style:family="paragraph" style:parent-style-name="Standard" style:list-style-name="L236">
      <style:text-properties officeooo:rsid="0241832f" officeooo:paragraph-rsid="0241832f"/>
    </style:style>
    <style:style style:name="P682" style:family="paragraph" style:parent-style-name="Standard" style:list-style-name="L236">
      <style:text-properties officeooo:rsid="02432bfe" officeooo:paragraph-rsid="02432bfe"/>
    </style:style>
    <style:style style:name="P683" style:family="paragraph" style:parent-style-name="Standard" style:list-style-name="L236">
      <style:text-properties officeooo:rsid="02494a70" officeooo:paragraph-rsid="02494a70"/>
    </style:style>
    <style:style style:name="P684" style:family="paragraph" style:parent-style-name="Standard" style:list-style-name="L236">
      <style:text-properties officeooo:rsid="02457e26" officeooo:paragraph-rsid="02457e26"/>
    </style:style>
    <style:style style:name="P685" style:family="paragraph" style:parent-style-name="Standard" style:list-style-name="L236">
      <style:text-properties style:text-underline-style="solid" style:text-underline-width="auto" style:text-underline-color="font-color" officeooo:rsid="0246ddf3" officeooo:paragraph-rsid="0246ddf3"/>
    </style:style>
    <style:style style:name="P686" style:family="paragraph" style:parent-style-name="Standard">
      <style:text-properties style:text-underline-style="solid" style:text-underline-width="auto" style:text-underline-color="font-color" officeooo:rsid="03078ce3" officeooo:paragraph-rsid="03078ce3" fo:background-color="#81d41a"/>
    </style:style>
    <style:style style:name="P687" style:family="paragraph" style:parent-style-name="Standard" style:list-style-name="L236">
      <style:text-properties officeooo:rsid="0246ddf3" officeooo:paragraph-rsid="0246ddf3"/>
    </style:style>
    <style:style style:name="P688" style:family="paragraph" style:parent-style-name="Standard" style:list-style-name="L236">
      <style:text-properties officeooo:rsid="02486cb3" officeooo:paragraph-rsid="02486cb3"/>
    </style:style>
    <style:style style:name="P689" style:family="paragraph" style:parent-style-name="Standard" style:list-style-name="L236">
      <style:text-properties officeooo:rsid="024b3c12" officeooo:paragraph-rsid="024b3c12"/>
    </style:style>
    <style:style style:name="P690" style:family="paragraph" style:parent-style-name="Standard" style:list-style-name="L236">
      <style:text-properties officeooo:rsid="024ceef4" officeooo:paragraph-rsid="024ceef4"/>
    </style:style>
    <style:style style:name="P691" style:family="paragraph" style:parent-style-name="Standard" style:list-style-name="L237">
      <style:text-properties officeooo:rsid="02512e8e" officeooo:paragraph-rsid="02512e8e"/>
    </style:style>
    <style:style style:name="P692" style:family="paragraph" style:parent-style-name="Standard" style:list-style-name="L238">
      <style:text-properties officeooo:rsid="02512e8e" officeooo:paragraph-rsid="02512e8e"/>
    </style:style>
    <style:style style:name="P693" style:family="paragraph" style:parent-style-name="Standard" style:list-style-name="L239">
      <style:text-properties officeooo:rsid="0252e7a3" officeooo:paragraph-rsid="0252e7a3"/>
    </style:style>
    <style:style style:name="P694" style:family="paragraph" style:parent-style-name="Standard" style:list-style-name="L240">
      <style:text-properties officeooo:rsid="02564293" officeooo:paragraph-rsid="02564293"/>
    </style:style>
    <style:style style:name="P695" style:family="paragraph" style:parent-style-name="Standard" style:list-style-name="L241">
      <style:text-properties officeooo:rsid="02564293" officeooo:paragraph-rsid="02564293"/>
    </style:style>
    <style:style style:name="P696" style:family="paragraph" style:parent-style-name="Standard" style:list-style-name="L242">
      <style:text-properties officeooo:rsid="02570355" officeooo:paragraph-rsid="02570355"/>
    </style:style>
    <style:style style:name="P697" style:family="paragraph" style:parent-style-name="Standard" style:list-style-name="L242">
      <style:text-properties officeooo:rsid="02584a8d" officeooo:paragraph-rsid="02584a8d"/>
    </style:style>
    <style:style style:name="P698" style:family="paragraph" style:parent-style-name="Standard" style:list-style-name="L242">
      <style:text-properties officeooo:rsid="0259cbd1" officeooo:paragraph-rsid="0259cbd1"/>
    </style:style>
    <style:style style:name="P699" style:family="paragraph" style:parent-style-name="Standard" style:list-style-name="L242">
      <style:text-properties officeooo:rsid="025ce4b5" officeooo:paragraph-rsid="025e3b71"/>
    </style:style>
    <style:style style:name="P700" style:family="paragraph" style:parent-style-name="Standard" style:list-style-name="L242">
      <style:text-properties officeooo:rsid="025e3b71" officeooo:paragraph-rsid="025e3b71"/>
    </style:style>
    <style:style style:name="P701" style:family="paragraph" style:parent-style-name="Standard" style:list-style-name="L243">
      <style:text-properties officeooo:rsid="0261e61b" officeooo:paragraph-rsid="0261e61b"/>
    </style:style>
    <style:style style:name="P702" style:family="paragraph" style:parent-style-name="Standard" style:list-style-name="L243">
      <style:text-properties officeooo:rsid="02636672" officeooo:paragraph-rsid="02636672"/>
    </style:style>
    <style:style style:name="P703" style:family="paragraph" style:parent-style-name="Standard" style:list-style-name="L244">
      <style:text-properties officeooo:rsid="02655742" officeooo:paragraph-rsid="02655742"/>
    </style:style>
    <style:style style:name="P704" style:family="paragraph" style:parent-style-name="Standard" style:list-style-name="L245">
      <style:text-properties officeooo:rsid="02680b41" officeooo:paragraph-rsid="02680b41"/>
    </style:style>
    <style:style style:name="P705" style:family="paragraph" style:parent-style-name="Standard" style:list-style-name="L246">
      <style:text-properties officeooo:rsid="02680b41" officeooo:paragraph-rsid="02680b41"/>
    </style:style>
    <style:style style:name="P706" style:family="paragraph" style:parent-style-name="Standard" style:list-style-name="L247">
      <style:text-properties officeooo:rsid="0268e2ea" officeooo:paragraph-rsid="0268e2ea"/>
    </style:style>
    <style:style style:name="P707" style:family="paragraph" style:parent-style-name="Standard" style:list-style-name="L247">
      <style:text-properties officeooo:rsid="0269eef3" officeooo:paragraph-rsid="0269eef3"/>
    </style:style>
    <style:style style:name="P708" style:family="paragraph" style:parent-style-name="Standard" style:list-style-name="L248">
      <style:text-properties officeooo:rsid="0269f3fb" officeooo:paragraph-rsid="0269f3fb"/>
    </style:style>
    <style:style style:name="P709" style:family="paragraph" style:parent-style-name="Standard" style:list-style-name="L249">
      <style:text-properties officeooo:rsid="026ce938" officeooo:paragraph-rsid="026ce938"/>
    </style:style>
    <style:style style:name="P710" style:family="paragraph" style:parent-style-name="Standard" style:list-style-name="L250"/>
    <style:style style:name="P711" style:family="paragraph" style:parent-style-name="Standard" style:list-style-name="L251">
      <style:text-properties officeooo:rsid="0275b8bb" officeooo:paragraph-rsid="0275b8bb"/>
    </style:style>
    <style:style style:name="P712" style:family="paragraph" style:parent-style-name="Standard" style:list-style-name="L251">
      <style:text-properties officeooo:rsid="0275e119" officeooo:paragraph-rsid="0275e119"/>
    </style:style>
    <style:style style:name="P713" style:family="paragraph" style:parent-style-name="Standard" style:list-style-name="L252"/>
    <style:style style:name="P714" style:family="paragraph" style:parent-style-name="Standard" style:list-style-name="L253"/>
    <style:style style:name="P715" style:family="paragraph" style:parent-style-name="Standard" style:list-style-name="L254"/>
    <style:style style:name="P716" style:family="paragraph" style:parent-style-name="Standard" style:list-style-name="L255"/>
    <style:style style:name="P717" style:family="paragraph" style:parent-style-name="Standard" style:list-style-name="L255">
      <style:text-properties officeooo:rsid="0276f8f1" officeooo:paragraph-rsid="0276f8f1"/>
    </style:style>
    <style:style style:name="P718" style:family="paragraph" style:parent-style-name="Standard" style:list-style-name="L258">
      <style:text-properties officeooo:rsid="0276f8f1" officeooo:paragraph-rsid="0276f8f1"/>
    </style:style>
    <style:style style:name="P719" style:family="paragraph" style:parent-style-name="Standard" style:list-style-name="L256"/>
    <style:style style:name="P720" style:family="paragraph" style:parent-style-name="Standard" style:list-style-name="L257"/>
    <style:style style:name="P721" style:family="paragraph" style:parent-style-name="Standard" style:list-style-name="L258"/>
    <style:style style:name="P722" style:family="paragraph" style:parent-style-name="Standard" style:list-style-name="L258">
      <style:text-properties officeooo:paragraph-rsid="0272f66e"/>
    </style:style>
    <style:style style:name="P723" style:family="paragraph" style:parent-style-name="Standard" style:list-style-name="L259">
      <style:text-properties officeooo:rsid="027bba67" officeooo:paragraph-rsid="027bba67"/>
    </style:style>
    <style:style style:name="P724" style:family="paragraph" style:parent-style-name="Standard" style:list-style-name="L259">
      <style:text-properties officeooo:rsid="027d2e4b" officeooo:paragraph-rsid="027d2e4b"/>
    </style:style>
    <style:style style:name="P725" style:family="paragraph" style:parent-style-name="Standard" style:list-style-name="L259">
      <style:text-properties officeooo:rsid="0280433b" officeooo:paragraph-rsid="0280433b"/>
    </style:style>
    <style:style style:name="P726" style:family="paragraph" style:parent-style-name="Standard" style:list-style-name="L259">
      <style:text-properties officeooo:rsid="028231b5" officeooo:paragraph-rsid="028231b5"/>
    </style:style>
    <style:style style:name="P727" style:family="paragraph" style:parent-style-name="Standard" style:list-style-name="L260">
      <style:text-properties officeooo:rsid="0283fdc4" officeooo:paragraph-rsid="0283fdc4"/>
    </style:style>
    <style:style style:name="P728" style:family="paragraph" style:parent-style-name="Standard" style:list-style-name="L260">
      <style:text-properties officeooo:rsid="0285a986" officeooo:paragraph-rsid="0285a986"/>
    </style:style>
    <style:style style:name="P729" style:family="paragraph" style:parent-style-name="Standard" style:list-style-name="L262">
      <style:text-properties officeooo:rsid="029099a3" officeooo:paragraph-rsid="029099a3"/>
    </style:style>
    <style:style style:name="P730" style:family="paragraph" style:parent-style-name="Standard" style:list-style-name="L263">
      <style:text-properties officeooo:rsid="02921c5b" officeooo:paragraph-rsid="02921c5b"/>
    </style:style>
    <style:style style:name="P731" style:family="paragraph" style:parent-style-name="Standard" style:list-style-name="L263">
      <style:text-properties officeooo:rsid="02938d10" officeooo:paragraph-rsid="029471db"/>
    </style:style>
    <style:style style:name="P732" style:family="paragraph" style:parent-style-name="Standard" style:list-style-name="L264">
      <style:text-properties officeooo:paragraph-rsid="0296432e"/>
    </style:style>
    <style:style style:name="P733" style:family="paragraph" style:parent-style-name="Standard" style:list-style-name="L264">
      <style:text-properties officeooo:rsid="0296dc6e" officeooo:paragraph-rsid="0296dc6e"/>
    </style:style>
    <style:style style:name="P734" style:family="paragraph" style:parent-style-name="Standard" style:list-style-name="L265">
      <style:text-properties officeooo:rsid="0299626e" officeooo:paragraph-rsid="0299626e"/>
    </style:style>
    <style:style style:name="P735" style:family="paragraph" style:parent-style-name="Standard" style:list-style-name="L266">
      <style:text-properties officeooo:rsid="0299626e" officeooo:paragraph-rsid="0299626e"/>
    </style:style>
    <style:style style:name="P736" style:family="paragraph" style:parent-style-name="Standard" style:list-style-name="L274">
      <style:text-properties officeooo:rsid="02a33f5b" officeooo:paragraph-rsid="02a33f5b"/>
    </style:style>
    <style:style style:name="P737" style:family="paragraph" style:parent-style-name="Standard" style:list-style-name="L275">
      <style:text-properties officeooo:rsid="02a4c743" officeooo:paragraph-rsid="02a4c743"/>
    </style:style>
    <style:style style:name="P738" style:family="paragraph" style:parent-style-name="Standard" style:list-style-name="L275">
      <style:text-properties officeooo:rsid="02a4c743" officeooo:paragraph-rsid="02a6681e"/>
    </style:style>
    <style:style style:name="P739" style:family="paragraph" style:parent-style-name="Standard" style:list-style-name="L275">
      <style:text-properties officeooo:rsid="02a6681e" officeooo:paragraph-rsid="02a6681e"/>
    </style:style>
    <style:style style:name="P740" style:family="paragraph" style:parent-style-name="Standard" style:list-style-name="L276">
      <style:text-properties officeooo:rsid="02ab9ca3" officeooo:paragraph-rsid="02ab9ca3"/>
    </style:style>
    <style:style style:name="P741" style:family="paragraph" style:parent-style-name="Standard" style:list-style-name="L277">
      <style:text-properties officeooo:rsid="02ac8edb" officeooo:paragraph-rsid="02ac8edb"/>
    </style:style>
    <style:style style:name="P742" style:family="paragraph" style:parent-style-name="Standard" style:list-style-name="L278">
      <style:text-properties officeooo:rsid="02ae2c6f" officeooo:paragraph-rsid="02ae2c6f"/>
    </style:style>
    <style:style style:name="P743" style:family="paragraph" style:parent-style-name="Standard" style:list-style-name="L279">
      <style:text-properties officeooo:rsid="02aefdb9" officeooo:paragraph-rsid="02aefdb9"/>
    </style:style>
    <style:style style:name="P744" style:family="paragraph" style:parent-style-name="Standard" style:list-style-name="L280">
      <style:text-properties officeooo:rsid="02b0bd4b" officeooo:paragraph-rsid="02b0bd4b"/>
    </style:style>
    <style:style style:name="P745" style:family="paragraph" style:parent-style-name="Standard" style:list-style-name="L281">
      <style:text-properties officeooo:rsid="02b0bd4b" officeooo:paragraph-rsid="02b0bd4b"/>
    </style:style>
    <style:style style:name="P746" style:family="paragraph" style:parent-style-name="Standard" style:list-style-name="L282">
      <style:text-properties officeooo:rsid="02b51e06" officeooo:paragraph-rsid="02b51e06"/>
    </style:style>
    <style:style style:name="P747" style:family="paragraph" style:parent-style-name="Standard" style:list-style-name="L283">
      <style:text-properties officeooo:rsid="02b5f3b7" officeooo:paragraph-rsid="02b5f3b7"/>
    </style:style>
    <style:style style:name="P748" style:family="paragraph" style:parent-style-name="Standard" style:list-style-name="L284">
      <style:text-properties officeooo:rsid="02b5f3b7" officeooo:paragraph-rsid="02b5f3b7"/>
    </style:style>
    <style:style style:name="P749" style:family="paragraph" style:parent-style-name="Standard" style:list-style-name="L285"/>
    <style:style style:name="P750" style:family="paragraph" style:parent-style-name="Standard" style:list-style-name="L285">
      <style:text-properties officeooo:rsid="02c02631" officeooo:paragraph-rsid="02c02631"/>
    </style:style>
    <style:style style:name="P751" style:family="paragraph" style:parent-style-name="Standard" style:list-style-name="L285">
      <style:text-properties officeooo:rsid="02c2bbd2" officeooo:paragraph-rsid="02c2bbd2"/>
    </style:style>
    <style:style style:name="P752" style:family="paragraph" style:parent-style-name="Standard" style:list-style-name="L285">
      <style:text-properties officeooo:rsid="02c320fb" officeooo:paragraph-rsid="02c320fb"/>
    </style:style>
    <style:style style:name="P753" style:family="paragraph" style:parent-style-name="Standard" style:list-style-name="L285">
      <style:text-properties officeooo:rsid="02c45675" officeooo:paragraph-rsid="02c45675"/>
    </style:style>
    <style:style style:name="P754" style:family="paragraph" style:parent-style-name="Standard" style:list-style-name="L285">
      <style:text-properties officeooo:rsid="02c559e1" officeooo:paragraph-rsid="02c559e1"/>
    </style:style>
    <style:style style:name="P755" style:family="paragraph" style:parent-style-name="Standard" style:list-style-name="L285">
      <style:text-properties officeooo:rsid="02c82a2e" officeooo:paragraph-rsid="02c82a2e"/>
    </style:style>
    <style:style style:name="P756" style:family="paragraph" style:parent-style-name="Standard" style:list-style-name="L286"/>
    <style:style style:name="P757" style:family="paragraph" style:parent-style-name="Standard" style:list-style-name="L286">
      <style:text-properties officeooo:rsid="02caae36" officeooo:paragraph-rsid="02caae36"/>
    </style:style>
    <style:style style:name="P758" style:family="paragraph" style:parent-style-name="Standard" style:list-style-name="L287">
      <style:text-properties officeooo:rsid="02cbb822" officeooo:paragraph-rsid="02cbb822"/>
    </style:style>
    <style:style style:name="P759"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760"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761"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762" style:family="paragraph" style:parent-style-name="Standard" style:list-style-name="L296"/>
    <style:style style:name="P763" style:family="paragraph" style:parent-style-name="Standard" style:list-style-name="L297"/>
    <style:style style:name="P764" style:family="paragraph" style:parent-style-name="Standard" style:list-style-name="L298"/>
    <style:style style:name="P765" style:family="paragraph" style:parent-style-name="Standard" style:list-style-name="L299"/>
    <style:style style:name="P766" style:family="paragraph" style:parent-style-name="Standard" style:list-style-name="L300">
      <style:paragraph-properties fo:margin-left="0.4925in" fo:margin-right="0in" fo:text-indent="0in" style:auto-text-indent="false"/>
    </style:style>
    <style:style style:name="P767" style:family="paragraph" style:parent-style-name="Standard" style:list-style-name="L301">
      <style:paragraph-properties fo:margin-left="0.4925in" fo:margin-right="0in" fo:text-indent="0in" style:auto-text-indent="false"/>
    </style:style>
    <style:style style:name="P768" style:family="paragraph" style:parent-style-name="Standard" style:list-style-name="L302">
      <style:paragraph-properties fo:margin-left="0.4925in" fo:margin-right="0in" fo:text-indent="0in" style:auto-text-indent="false"/>
    </style:style>
    <style:style style:name="P769" style:family="paragraph" style:parent-style-name="Standard" style:list-style-name="L303">
      <style:text-properties officeooo:rsid="02d0685c" officeooo:paragraph-rsid="02d0685c"/>
    </style:style>
    <style:style style:name="P770" style:family="paragraph" style:parent-style-name="Standard" style:list-style-name="L303">
      <style:text-properties officeooo:rsid="02d1a8a4" officeooo:paragraph-rsid="02d1a8a4"/>
    </style:style>
    <style:style style:name="P771" style:family="paragraph" style:parent-style-name="Standard" style:list-style-name="L304">
      <style:text-properties officeooo:rsid="02ee1dd8" officeooo:paragraph-rsid="02ee1dd8"/>
    </style:style>
    <style:style style:name="P772" style:family="paragraph" style:parent-style-name="Standard" style:list-style-name="L304">
      <style:text-properties officeooo:rsid="02ef5905" officeooo:paragraph-rsid="02ef5905"/>
    </style:style>
    <style:style style:name="P773" style:family="paragraph" style:parent-style-name="Standard" style:list-style-name="L305">
      <style:text-properties officeooo:rsid="02ef5905" officeooo:paragraph-rsid="02ef5905"/>
    </style:style>
    <style:style style:name="P774" style:family="paragraph" style:parent-style-name="Standard" style:list-style-name="L306">
      <style:text-properties officeooo:rsid="02f2fcf3" officeooo:paragraph-rsid="02f2fcf3"/>
    </style:style>
    <style:style style:name="P775" style:family="paragraph" style:parent-style-name="Standard" style:list-style-name="L306">
      <style:text-properties officeooo:rsid="02f38d71" officeooo:paragraph-rsid="02f38d71"/>
    </style:style>
    <style:style style:name="P776" style:family="paragraph" style:parent-style-name="Standard" style:list-style-name="L306">
      <style:text-properties officeooo:rsid="02f52532" officeooo:paragraph-rsid="02f52532"/>
    </style:style>
    <style:style style:name="P777" style:family="paragraph" style:parent-style-name="Standard" style:list-style-name="L307">
      <style:text-properties officeooo:rsid="02fb9f9b" officeooo:paragraph-rsid="02fb9f9b"/>
    </style:style>
    <style:style style:name="P778" style:family="paragraph" style:parent-style-name="Standard" style:list-style-name="L307">
      <style:text-properties officeooo:rsid="02f5a6ea" officeooo:paragraph-rsid="02f5a6ea"/>
    </style:style>
    <style:style style:name="P779" style:family="paragraph" style:parent-style-name="Standard" style:list-style-name="L307">
      <style:text-properties officeooo:rsid="02f732d9" officeooo:paragraph-rsid="02f7d5b4"/>
    </style:style>
    <style:style style:name="P780" style:family="paragraph" style:parent-style-name="Standard" style:list-style-name="L307">
      <style:text-properties officeooo:rsid="02f6e34b" officeooo:paragraph-rsid="02f6e34b"/>
    </style:style>
    <style:style style:name="P781" style:family="paragraph" style:parent-style-name="Standard" style:list-style-name="L308">
      <style:text-properties officeooo:rsid="02f87311" officeooo:paragraph-rsid="02f87311"/>
    </style:style>
    <style:style style:name="P782" style:family="paragraph" style:parent-style-name="Standard" style:list-style-name="L308">
      <style:text-properties officeooo:rsid="02fa4c89" officeooo:paragraph-rsid="02fa4c89"/>
    </style:style>
    <style:style style:name="P783" style:family="paragraph" style:parent-style-name="Standard" style:list-style-name="L309">
      <style:text-properties officeooo:rsid="02f8918e" officeooo:paragraph-rsid="02f8918e"/>
    </style:style>
    <style:style style:name="P784" style:family="paragraph" style:parent-style-name="Standard" style:list-style-name="L310"/>
    <style:style style:name="P785" style:family="paragraph" style:parent-style-name="Standard" style:list-style-name="L310">
      <style:text-properties officeooo:rsid="0301fef0" officeooo:paragraph-rsid="0301fef0"/>
    </style:style>
    <style:style style:name="P786" style:family="paragraph" style:parent-style-name="Standard" style:list-style-name="L311"/>
    <style:style style:name="P787" style:family="paragraph" style:parent-style-name="Standard" style:list-style-name="L311">
      <style:text-properties officeooo:rsid="02ff84ca" officeooo:paragraph-rsid="02ff84ca"/>
    </style:style>
    <style:style style:name="P788" style:family="paragraph" style:parent-style-name="Standard">
      <style:text-properties officeooo:rsid="02ff84ca" officeooo:paragraph-rsid="02ff84ca"/>
    </style:style>
    <style:style style:name="P789" style:family="paragraph" style:parent-style-name="Standard">
      <style:text-properties officeooo:rsid="03024f3a" officeooo:paragraph-rsid="02ff84ca"/>
    </style:style>
    <style:style style:name="P790" style:family="paragraph" style:parent-style-name="Standard">
      <style:text-properties officeooo:rsid="03025483" officeooo:paragraph-rsid="03025483"/>
    </style:style>
    <style:style style:name="P791" style:family="paragraph" style:parent-style-name="Standard" style:list-style-name="L312">
      <style:text-properties officeooo:rsid="0303db5d" officeooo:paragraph-rsid="0303db5d"/>
    </style:style>
    <style:style style:name="P792" style:family="paragraph" style:parent-style-name="Standard">
      <style:text-properties officeooo:rsid="0306e8c2" officeooo:paragraph-rsid="0306e8c2"/>
    </style:style>
    <style:style style:name="P793" style:family="paragraph" style:parent-style-name="Standard" style:list-style-name="L313">
      <style:text-properties officeooo:rsid="0306e8c2" officeooo:paragraph-rsid="0306e8c2"/>
    </style:style>
    <style:style style:name="P794" style:family="paragraph" style:parent-style-name="Standard" style:list-style-name="L314">
      <style:text-properties officeooo:rsid="0306e8c2" officeooo:paragraph-rsid="0306e8c2"/>
    </style:style>
    <style:style style:name="P795" style:family="paragraph" style:parent-style-name="Standard" style:list-style-name="L315">
      <style:text-properties officeooo:rsid="0306e8c2" officeooo:paragraph-rsid="0306e8c2"/>
    </style:style>
    <style:style style:name="P796" style:family="paragraph" style:parent-style-name="Standard" style:list-style-name="L316">
      <style:text-properties officeooo:rsid="0306e8c2" officeooo:paragraph-rsid="0306e8c2"/>
    </style:style>
    <style:style style:name="P797" style:family="paragraph" style:parent-style-name="Standard">
      <style:text-properties officeooo:rsid="03078ce3" officeooo:paragraph-rsid="03078ce3"/>
    </style:style>
    <style:style style:name="P798" style:family="paragraph" style:parent-style-name="Standard" style:list-style-name="L317">
      <style:text-properties officeooo:paragraph-rsid="0305d11a"/>
    </style:style>
    <style:style style:name="P799" style:family="paragraph" style:parent-style-name="Text_20_body" style:list-style-name="L158">
      <style:text-properties officeooo:paragraph-rsid="0127232d"/>
    </style:style>
    <style:style style:name="P800" style:family="paragraph" style:parent-style-name="Text_20_body" style:list-style-name="L181"/>
    <style:style style:name="P801" style:family="paragraph" style:parent-style-name="Text_20_body" style:list-style-name="L183"/>
    <style:style style:name="P802" style:family="paragraph" style:parent-style-name="Text_20_body" style:list-style-name="L184"/>
    <style:style style:name="P803" style:family="paragraph" style:parent-style-name="Text_20_body" style:list-style-name="L186">
      <style:text-properties officeooo:paragraph-rsid="00d22491"/>
    </style:style>
    <style:style style:name="P804" style:family="paragraph" style:parent-style-name="Text_20_body" style:list-style-name="L204">
      <style:text-properties officeooo:rsid="01b0a20c" officeooo:paragraph-rsid="01b0a20c"/>
    </style:style>
    <style:style style:name="P805" style:family="paragraph" style:parent-style-name="Text_20_body" style:list-style-name="L204">
      <style:text-properties officeooo:rsid="01b2175d" officeooo:paragraph-rsid="01b2175d"/>
    </style:style>
    <style:style style:name="P806" style:family="paragraph" style:parent-style-name="Text_20_body" style:list-style-name="L204">
      <style:text-properties officeooo:rsid="01b3c780" officeooo:paragraph-rsid="01b3c780"/>
    </style:style>
    <style:style style:name="P807" style:family="paragraph" style:parent-style-name="Text_20_body" style:list-style-name="L204">
      <style:text-properties officeooo:rsid="01b5131e" officeooo:paragraph-rsid="01b5131e"/>
    </style:style>
    <style:style style:name="P808" style:family="paragraph" style:parent-style-name="Text_20_body" style:list-style-name="L205">
      <style:text-properties officeooo:rsid="01b6abbe" officeooo:paragraph-rsid="01b871fc"/>
    </style:style>
    <style:style style:name="P809" style:family="paragraph" style:parent-style-name="Text_20_body" style:list-style-name="L205">
      <style:text-properties officeooo:rsid="01b871fc" officeooo:paragraph-rsid="01b871fc"/>
    </style:style>
    <style:style style:name="P810" style:family="paragraph" style:parent-style-name="Text_20_body" style:list-style-name="L205">
      <style:text-properties officeooo:rsid="01b9f678" officeooo:paragraph-rsid="01b9f678"/>
    </style:style>
    <style:style style:name="P811" style:family="paragraph" style:parent-style-name="Text_20_body" style:list-style-name="L230">
      <style:text-properties officeooo:paragraph-rsid="021eabab"/>
    </style:style>
    <style:style style:name="P812" style:family="paragraph" style:parent-style-name="Text_20_body" style:list-style-name="L267"/>
    <style:style style:name="P813" style:family="paragraph" style:parent-style-name="Text_20_body" style:list-style-name="L267">
      <style:paragraph-properties fo:margin-top="0in" fo:margin-bottom="0in" style:contextual-spacing="false"/>
    </style:style>
    <style:style style:name="P814" style:family="paragraph" style:parent-style-name="Text_20_body" style:list-style-name="L268">
      <style:paragraph-properties fo:margin-top="0in" fo:margin-bottom="0in" style:contextual-spacing="false"/>
    </style:style>
    <style:style style:name="P815" style:family="paragraph" style:parent-style-name="Text_20_body" style:list-style-name="L269">
      <style:paragraph-properties fo:margin-top="0in" fo:margin-bottom="0in" style:contextual-spacing="false"/>
    </style:style>
    <style:style style:name="P816" style:family="paragraph" style:parent-style-name="Text_20_body" style:list-style-name="L270">
      <style:paragraph-properties fo:margin-top="0in" fo:margin-bottom="0in" style:contextual-spacing="false"/>
    </style:style>
    <style:style style:name="P817" style:family="paragraph" style:parent-style-name="Text_20_body" style:list-style-name="L271">
      <style:paragraph-properties fo:margin-top="0in" fo:margin-bottom="0in" style:contextual-spacing="false"/>
    </style:style>
    <style:style style:name="P818" style:family="paragraph" style:parent-style-name="Text_20_body" style:list-style-name="L272">
      <style:paragraph-properties fo:margin-top="0in" fo:margin-bottom="0in" style:contextual-spacing="false"/>
    </style:style>
    <style:style style:name="P819" style:family="paragraph" style:parent-style-name="Text_20_body" style:list-style-name="L272">
      <style:paragraph-properties fo:margin-top="0in" fo:margin-bottom="0in" style:contextual-spacing="false"/>
      <style:text-properties officeooo:rsid="028e4f5e" officeooo:paragraph-rsid="028e4f5e"/>
    </style:style>
    <style:style style:name="P820" style:family="paragraph" style:parent-style-name="Text_20_body" style:list-style-name="L273"/>
    <style:style style:name="P821" style:family="paragraph" style:parent-style-name="Text_20_body" style:list-style-name="L288">
      <style:paragraph-properties fo:margin-left="0.4925in" fo:margin-right="0in" fo:margin-top="0in" fo:margin-bottom="0in" style:contextual-spacing="false" fo:text-indent="0in" style:auto-text-indent="false"/>
    </style:style>
    <style:style style:name="P822" style:family="paragraph" style:parent-style-name="Text_20_body" style:list-style-name="L288">
      <style:paragraph-properties fo:margin-left="0.4925in" fo:margin-right="0in" fo:text-indent="0in" style:auto-text-indent="false"/>
    </style:style>
    <style:style style:name="P823" style:family="paragraph" style:parent-style-name="Text_20_body" style:list-style-name="L289">
      <style:paragraph-properties fo:margin-left="0.4925in" fo:margin-right="0in" fo:margin-top="0in" fo:margin-bottom="0in" style:contextual-spacing="false" fo:text-indent="0in" style:auto-text-indent="false"/>
    </style:style>
    <style:style style:name="P824" style:family="paragraph" style:parent-style-name="Text_20_body" style:list-style-name="L289">
      <style:paragraph-properties fo:margin-left="0.4925in" fo:margin-right="0in" fo:text-indent="0in" style:auto-text-indent="false"/>
    </style:style>
    <style:style style:name="P825" style:family="paragraph" style:parent-style-name="Text_20_body" style:list-style-name="L290">
      <style:paragraph-properties fo:margin-left="0.4925in" fo:margin-right="0in" fo:margin-top="0in" fo:margin-bottom="0in" style:contextual-spacing="false" fo:text-indent="0in" style:auto-text-indent="false"/>
    </style:style>
    <style:style style:name="P826" style:family="paragraph" style:parent-style-name="Text_20_body" style:list-style-name="L290">
      <style:paragraph-properties fo:margin-left="0.4925in" fo:margin-right="0in" fo:text-indent="0in" style:auto-text-indent="false"/>
    </style:style>
    <style:style style:name="P827" style:family="paragraph" style:parent-style-name="Text_20_body" style:list-style-name="L291">
      <style:paragraph-properties fo:margin-left="0.4925in" fo:margin-right="0in" fo:margin-top="0in" fo:margin-bottom="0in" style:contextual-spacing="false" fo:text-indent="0in" style:auto-text-indent="false"/>
    </style:style>
    <style:style style:name="P828" style:family="paragraph" style:parent-style-name="Text_20_body" style:list-style-name="L291">
      <style:paragraph-properties fo:margin-left="0.4925in" fo:margin-right="0in" fo:text-indent="0in" style:auto-text-indent="false"/>
    </style:style>
    <style:style style:name="P829" style:family="paragraph" style:parent-style-name="Text_20_body" style:list-style-name="L295">
      <style:paragraph-properties fo:margin-left="0.4925in" fo:margin-right="0in" fo:margin-top="0in" fo:margin-bottom="0in" style:contextual-spacing="false" fo:text-indent="0in" style:auto-text-indent="false"/>
    </style:style>
    <style:style style:name="P830" style:family="paragraph" style:parent-style-name="Text_20_body" style:list-style-name="L295">
      <style:paragraph-properties fo:margin-left="0.4925in" fo:margin-right="0in" fo:text-indent="0in" style:auto-text-indent="false"/>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
    </style:style>
    <style:style style:name="T14" style:family="text">
      <style:text-properties style:font-name="Liberation Serif" officeooo:rsid="0031bf69"/>
    </style:style>
    <style:style style:name="T15" style:family="text">
      <style:text-properties style:font-name="Liberation Serif" officeooo:rsid="00337b9f"/>
    </style:style>
    <style:style style:name="T16" style:family="text">
      <style:text-properties style:font-name="Liberation Serif" officeooo:rsid="00347c2b"/>
    </style:style>
    <style:style style:name="T17" style:family="text">
      <style:text-properties style:font-name="Liberation Serif" officeooo:rsid="00387eaa"/>
    </style:style>
    <style:style style:name="T18" style:family="text">
      <style:text-properties style:font-name="Liberation Serif" officeooo:rsid="0038bd15"/>
    </style:style>
    <style:style style:name="T19" style:family="text">
      <style:text-properties style:font-name="Liberation Serif" officeooo:rsid="003a4062"/>
    </style:style>
    <style:style style:name="T20" style:family="text">
      <style:text-properties style:font-name="Liberation Serif" officeooo:rsid="003b1439"/>
    </style:style>
    <style:style style:name="T21" style:family="text">
      <style:text-properties style:font-name="Liberation Serif" officeooo:rsid="003b7ddd"/>
    </style:style>
    <style:style style:name="T22" style:family="text">
      <style:text-properties style:font-name="Liberation Serif" officeooo:rsid="0041327b"/>
    </style:style>
    <style:style style:name="T23" style:family="text">
      <style:text-properties style:font-name="Liberation Serif" officeooo:rsid="004266d8"/>
    </style:style>
    <style:style style:name="T24" style:family="text">
      <style:text-properties style:font-name="Liberation Serif" officeooo:rsid="0044f6d5"/>
    </style:style>
    <style:style style:name="T25" style:family="text">
      <style:text-properties style:font-name="Liberation Serif" officeooo:rsid="0048070d"/>
    </style:style>
    <style:style style:name="T26" style:family="text">
      <style:text-properties style:font-name="Liberation Serif" officeooo:rsid="004c7247"/>
    </style:style>
    <style:style style:name="T27" style:family="text">
      <style:text-properties style:font-name="Liberation Serif" officeooo:rsid="004c89e9"/>
    </style:style>
    <style:style style:name="T28" style:family="text">
      <style:text-properties style:font-name="Liberation Serif" officeooo:rsid="004dd795"/>
    </style:style>
    <style:style style:name="T29" style:family="text">
      <style:text-properties style:font-name="Liberation Serif" officeooo:rsid="004e3eba"/>
    </style:style>
    <style:style style:name="T30" style:family="text">
      <style:text-properties style:font-name="Liberation Serif" officeooo:rsid="004f283b"/>
    </style:style>
    <style:style style:name="T31" style:family="text">
      <style:text-properties style:font-name="Liberation Serif" officeooo:rsid="0050d64e"/>
    </style:style>
    <style:style style:name="T32" style:family="text">
      <style:text-properties style:font-name="Liberation Serif" officeooo:rsid="0051b181"/>
    </style:style>
    <style:style style:name="T33" style:family="text">
      <style:text-properties style:font-name="Liberation Serif" officeooo:rsid="00521321"/>
    </style:style>
    <style:style style:name="T34" style:family="text">
      <style:text-properties style:font-name="Liberation Serif" officeooo:rsid="0052b50e"/>
    </style:style>
    <style:style style:name="T35" style:family="text">
      <style:text-properties style:font-name="Liberation Serif" officeooo:rsid="0054cb99"/>
    </style:style>
    <style:style style:name="T36" style:family="text">
      <style:text-properties style:font-name="Liberation Serif" officeooo:rsid="00569bab"/>
    </style:style>
    <style:style style:name="T37" style:family="text">
      <style:text-properties style:font-name="Liberation Serif" officeooo:rsid="00588ae6"/>
    </style:style>
    <style:style style:name="T38" style:family="text">
      <style:text-properties style:font-name="Liberation Serif" officeooo:rsid="00594fdd"/>
    </style:style>
    <style:style style:name="T39" style:family="text">
      <style:text-properties style:font-name="Liberation Serif" officeooo:rsid="0059d6e8"/>
    </style:style>
    <style:style style:name="T40" style:family="text">
      <style:text-properties style:font-name="Liberation Serif" officeooo:rsid="005b048f"/>
    </style:style>
    <style:style style:name="T41" style:family="text">
      <style:text-properties style:font-name="Liberation Serif" officeooo:rsid="005d9e3d"/>
    </style:style>
    <style:style style:name="T42" style:family="text">
      <style:text-properties style:font-name="Liberation Serif" officeooo:rsid="005e6aab"/>
    </style:style>
    <style:style style:name="T43" style:family="text">
      <style:text-properties style:font-name="Liberation Serif" officeooo:rsid="00634bfd"/>
    </style:style>
    <style:style style:name="T44" style:family="text">
      <style:text-properties style:font-name="Liberation Serif" officeooo:rsid="00653c28"/>
    </style:style>
    <style:style style:name="T45" style:family="text">
      <style:text-properties style:font-name="Liberation Serif" officeooo:rsid="006703ca"/>
    </style:style>
    <style:style style:name="T46" style:family="text">
      <style:text-properties style:font-name="Liberation Serif" officeooo:rsid="00677523"/>
    </style:style>
    <style:style style:name="T47" style:family="text">
      <style:text-properties style:font-name="Liberation Serif" officeooo:rsid="0067b515"/>
    </style:style>
    <style:style style:name="T48" style:family="text">
      <style:text-properties style:font-name="Liberation Serif" officeooo:rsid="0068c3cd"/>
    </style:style>
    <style:style style:name="T49" style:family="text">
      <style:text-properties style:font-name="Liberation Serif" officeooo:rsid="0069c871"/>
    </style:style>
    <style:style style:name="T50" style:family="text">
      <style:text-properties style:font-name="Liberation Serif" officeooo:rsid="0069cde3"/>
    </style:style>
    <style:style style:name="T51" style:family="text">
      <style:text-properties style:font-name="Liberation Serif" officeooo:rsid="006bb0ef"/>
    </style:style>
    <style:style style:name="T52" style:family="text">
      <style:text-properties style:font-name="Liberation Serif" officeooo:rsid="006d089f"/>
    </style:style>
    <style:style style:name="T53" style:family="text">
      <style:text-properties style:font-name="Liberation Serif" officeooo:rsid="006db405"/>
    </style:style>
    <style:style style:name="T54" style:family="text">
      <style:text-properties style:font-name="Liberation Serif" officeooo:rsid="006f39b2"/>
    </style:style>
    <style:style style:name="T55" style:family="text">
      <style:text-properties style:font-name="Liberation Serif" officeooo:rsid="00706eef"/>
    </style:style>
    <style:style style:name="T56" style:family="text">
      <style:text-properties style:font-name="Liberation Serif" officeooo:rsid="0071fae1"/>
    </style:style>
    <style:style style:name="T57" style:family="text">
      <style:text-properties style:font-name="Liberation Serif" officeooo:rsid="0074f57c"/>
    </style:style>
    <style:style style:name="T58" style:family="text">
      <style:text-properties style:font-name="Liberation Serif" officeooo:rsid="00788e27"/>
    </style:style>
    <style:style style:name="T59" style:family="text">
      <style:text-properties style:font-name="Liberation Serif" officeooo:rsid="007a88de"/>
    </style:style>
    <style:style style:name="T60" style:family="text">
      <style:text-properties style:font-name="Liberation Serif" officeooo:rsid="007aed72"/>
    </style:style>
    <style:style style:name="T61" style:family="text">
      <style:text-properties style:font-name="Liberation Serif" officeooo:rsid="007b6581"/>
    </style:style>
    <style:style style:name="T62" style:family="text">
      <style:text-properties style:font-name="Liberation Serif" officeooo:rsid="007c402b"/>
    </style:style>
    <style:style style:name="T63" style:family="text">
      <style:text-properties style:font-name="Liberation Serif" officeooo:rsid="007d25cd"/>
    </style:style>
    <style:style style:name="T64" style:family="text">
      <style:text-properties style:font-name="Liberation Serif" officeooo:rsid="007d98d6"/>
    </style:style>
    <style:style style:name="T65" style:family="text">
      <style:text-properties style:font-name="Liberation Serif" officeooo:rsid="007e7475"/>
    </style:style>
    <style:style style:name="T66" style:family="text">
      <style:text-properties style:font-name="Liberation Serif" officeooo:rsid="007f700e"/>
    </style:style>
    <style:style style:name="T67" style:family="text">
      <style:text-properties style:font-name="Liberation Serif" officeooo:rsid="0082d992"/>
    </style:style>
    <style:style style:name="T68" style:family="text">
      <style:text-properties style:font-name="Liberation Serif" officeooo:rsid="0084421a"/>
    </style:style>
    <style:style style:name="T69" style:family="text">
      <style:text-properties style:font-name="Liberation Serif" officeooo:rsid="0085ed5c"/>
    </style:style>
    <style:style style:name="T70" style:family="text">
      <style:text-properties style:font-name="Liberation Serif" officeooo:rsid="008725ec"/>
    </style:style>
    <style:style style:name="T71" style:family="text">
      <style:text-properties style:font-name="Liberation Serif" officeooo:rsid="00882a11"/>
    </style:style>
    <style:style style:name="T72" style:family="text">
      <style:text-properties style:font-name="Liberation Serif" officeooo:rsid="0089b990"/>
    </style:style>
    <style:style style:name="T73" style:family="text">
      <style:text-properties style:font-name="Liberation Serif" officeooo:rsid="008b7bfa"/>
    </style:style>
    <style:style style:name="T74" style:family="text">
      <style:text-properties style:font-name="Liberation Serif" officeooo:rsid="008d6fa3"/>
    </style:style>
    <style:style style:name="T75" style:family="text">
      <style:text-properties style:font-name="Liberation Serif" officeooo:rsid="008f2542"/>
    </style:style>
    <style:style style:name="T76" style:family="text">
      <style:text-properties style:font-name="Liberation Serif" officeooo:rsid="008f3ae5"/>
    </style:style>
    <style:style style:name="T77" style:family="text">
      <style:text-properties style:font-name="Liberation Serif" officeooo:rsid="0090ef3a"/>
    </style:style>
    <style:style style:name="T78" style:family="text">
      <style:text-properties style:font-name="Liberation Serif" officeooo:rsid="0093bbec"/>
    </style:style>
    <style:style style:name="T79" style:family="text">
      <style:text-properties style:font-name="Liberation Serif" officeooo:rsid="00963161"/>
    </style:style>
    <style:style style:name="T80" style:family="text">
      <style:text-properties style:font-name="Liberation Serif" officeooo:rsid="0097f1c9"/>
    </style:style>
    <style:style style:name="T81" style:family="text">
      <style:text-properties style:font-name="Liberation Serif" officeooo:rsid="009a5445"/>
    </style:style>
    <style:style style:name="T82" style:family="text">
      <style:text-properties style:font-name="Liberation Serif" officeooo:rsid="009bf721"/>
    </style:style>
    <style:style style:name="T83" style:family="text">
      <style:text-properties style:font-name="Liberation Serif" officeooo:rsid="009db0f3"/>
    </style:style>
    <style:style style:name="T84" style:family="text">
      <style:text-properties style:font-name="Liberation Serif" officeooo:rsid="009f926c"/>
    </style:style>
    <style:style style:name="T85" style:family="text">
      <style:text-properties style:font-name="Liberation Serif" officeooo:rsid="009fc644"/>
    </style:style>
    <style:style style:name="T86" style:family="text">
      <style:text-properties style:font-name="Liberation Serif" officeooo:rsid="00a18ce7"/>
    </style:style>
    <style:style style:name="T87" style:family="text">
      <style:text-properties style:font-name="Liberation Serif" officeooo:rsid="00a2a3d0"/>
    </style:style>
    <style:style style:name="T88" style:family="text">
      <style:text-properties style:font-name="Liberation Serif" officeooo:rsid="00a38a1a"/>
    </style:style>
    <style:style style:name="T89" style:family="text">
      <style:text-properties style:font-name="Liberation Serif" officeooo:rsid="00a3be94"/>
    </style:style>
    <style:style style:name="T90" style:family="text">
      <style:text-properties style:font-name="Liberation Serif" officeooo:rsid="00a41a04"/>
    </style:style>
    <style:style style:name="T91" style:family="text">
      <style:text-properties style:font-name="Liberation Serif" officeooo:rsid="00a434f4"/>
    </style:style>
    <style:style style:name="T92" style:family="text">
      <style:text-properties style:font-name="Liberation Serif" officeooo:rsid="00a48e07"/>
    </style:style>
    <style:style style:name="T93" style:family="text">
      <style:text-properties style:font-name="Liberation Serif" officeooo:rsid="00a6779c"/>
    </style:style>
    <style:style style:name="T94" style:family="text">
      <style:text-properties style:font-name="Liberation Serif" officeooo:rsid="00a79672"/>
    </style:style>
    <style:style style:name="T95" style:family="text">
      <style:text-properties style:font-name="Liberation Serif" officeooo:rsid="00a8b009"/>
    </style:style>
    <style:style style:name="T96" style:family="text">
      <style:text-properties style:font-name="Liberation Serif" officeooo:rsid="00ab858a"/>
    </style:style>
    <style:style style:name="T97" style:family="text">
      <style:text-properties style:font-name="Liberation Serif" officeooo:rsid="00b0b67c"/>
    </style:style>
    <style:style style:name="T98" style:family="text">
      <style:text-properties style:font-name="Liberation Serif" officeooo:rsid="00b1c73f"/>
    </style:style>
    <style:style style:name="T99" style:family="text">
      <style:text-properties style:font-name="Liberation Serif" officeooo:rsid="00bcebef"/>
    </style:style>
    <style:style style:name="T100" style:family="text">
      <style:text-properties style:font-name="Liberation Serif" officeooo:rsid="00b16140"/>
    </style:style>
    <style:style style:name="T101" style:family="text">
      <style:text-properties style:font-name="Liberation Serif" officeooo:rsid="00b3ab26"/>
    </style:style>
    <style:style style:name="T102" style:family="text">
      <style:text-properties style:font-name="Liberation Serif" officeooo:rsid="00b4f737"/>
    </style:style>
    <style:style style:name="T103" style:family="text">
      <style:text-properties style:font-name="Liberation Serif" officeooo:rsid="00b7c5bf"/>
    </style:style>
    <style:style style:name="T104" style:family="text">
      <style:text-properties style:font-name="Liberation Serif" officeooo:rsid="00b9600b"/>
    </style:style>
    <style:style style:name="T105" style:family="text">
      <style:text-properties style:font-name="Liberation Serif" officeooo:rsid="00bacb6e"/>
    </style:style>
    <style:style style:name="T106" style:family="text">
      <style:text-properties style:font-name="Liberation Serif" officeooo:rsid="00bb9a18"/>
    </style:style>
    <style:style style:name="T107" style:family="text">
      <style:text-properties style:font-name="Liberation Serif" officeooo:rsid="00bd5ba5"/>
    </style:style>
    <style:style style:name="T108" style:family="text">
      <style:text-properties style:font-name="Liberation Serif" officeooo:rsid="00be8b1b"/>
    </style:style>
    <style:style style:name="T109" style:family="text">
      <style:text-properties style:font-name="Liberation Serif" officeooo:rsid="00bfe151"/>
    </style:style>
    <style:style style:name="T110" style:family="text">
      <style:text-properties style:font-name="Liberation Serif" officeooo:rsid="00c16215"/>
    </style:style>
    <style:style style:name="T111" style:family="text">
      <style:text-properties style:font-name="Liberation Serif" officeooo:rsid="00c301db"/>
    </style:style>
    <style:style style:name="T112" style:family="text">
      <style:text-properties style:font-name="Liberation Serif" officeooo:rsid="00c488dc"/>
    </style:style>
    <style:style style:name="T113" style:family="text">
      <style:text-properties style:font-name="Liberation Serif" officeooo:rsid="00c63026"/>
    </style:style>
    <style:style style:name="T114" style:family="text">
      <style:text-properties style:font-name="Liberation Serif" officeooo:rsid="00c75f2f"/>
    </style:style>
    <style:style style:name="T115" style:family="text">
      <style:text-properties style:font-name="Liberation Serif" officeooo:rsid="00c795c2"/>
    </style:style>
    <style:style style:name="T116" style:family="text">
      <style:text-properties style:font-name="Liberation Serif" officeooo:rsid="00c7bdaa"/>
    </style:style>
    <style:style style:name="T117" style:family="text">
      <style:text-properties style:font-name="Liberation Serif" officeooo:rsid="00c822d7"/>
    </style:style>
    <style:style style:name="T118" style:family="text">
      <style:text-properties style:font-name="Liberation Serif" officeooo:rsid="00c84620"/>
    </style:style>
    <style:style style:name="T119" style:family="text">
      <style:text-properties style:font-name="Liberation Serif" officeooo:rsid="00c88595"/>
    </style:style>
    <style:style style:name="T120" style:family="text">
      <style:text-properties style:font-name="Liberation Serif" officeooo:rsid="00ca044a"/>
    </style:style>
    <style:style style:name="T121" style:family="text">
      <style:text-properties style:font-name="Liberation Serif" officeooo:rsid="00cb6542"/>
    </style:style>
    <style:style style:name="T122" style:family="text">
      <style:text-properties style:font-name="Liberation Serif" officeooo:rsid="00ccedd9"/>
    </style:style>
    <style:style style:name="T123" style:family="text">
      <style:text-properties style:font-name="Liberation Serif" officeooo:rsid="00ce5b12"/>
    </style:style>
    <style:style style:name="T124" style:family="text">
      <style:text-properties style:font-name="Liberation Serif" officeooo:rsid="00d00e7d"/>
    </style:style>
    <style:style style:name="T125" style:family="text">
      <style:text-properties style:font-name="Liberation Serif" officeooo:rsid="00d1bac1"/>
    </style:style>
    <style:style style:name="T126" style:family="text">
      <style:text-properties style:font-name="Liberation Serif" officeooo:rsid="00d22491"/>
    </style:style>
    <style:style style:name="T127" style:family="text">
      <style:text-properties style:font-name="Liberation Serif" officeooo:rsid="00df855f"/>
    </style:style>
    <style:style style:name="T128" style:family="text">
      <style:text-properties style:font-name="Liberation Serif" officeooo:rsid="00e943b7"/>
    </style:style>
    <style:style style:name="T129" style:family="text">
      <style:text-properties style:font-name="Liberation Serif" officeooo:rsid="0111b178"/>
    </style:style>
    <style:style style:name="T130" style:family="text">
      <style:text-properties style:font-name="Liberation Serif" officeooo:rsid="011399f3"/>
    </style:style>
    <style:style style:name="T131" style:family="text">
      <style:text-properties style:font-name="Liberation Serif" style:text-underline-style="solid" style:text-underline-width="auto" style:text-underline-color="font-color" officeooo:rsid="00d39828"/>
    </style:style>
    <style:style style:name="T132" style:family="text">
      <style:text-properties style:font-name="Liberation Serif" style:text-underline-style="solid" style:text-underline-width="auto" style:text-underline-color="font-color" officeooo:rsid="00d903f8"/>
    </style:style>
    <style:style style:name="T133" style:family="text">
      <style:text-properties style:font-name="Liberation Serif" style:text-underline-style="solid" style:text-underline-width="auto" style:text-underline-color="font-color" officeooo:rsid="00da8c83"/>
    </style:style>
    <style:style style:name="T134" style:family="text">
      <style:text-properties style:font-name="Liberation Serif" style:text-underline-style="solid" style:text-underline-width="auto" style:text-underline-color="font-color" officeooo:rsid="00db59ac"/>
    </style:style>
    <style:style style:name="T135" style:family="text">
      <style:text-properties style:font-name="Liberation Serif" style:text-underline-style="solid" style:text-underline-width="auto" style:text-underline-color="font-color" officeooo:rsid="00de11fc"/>
    </style:style>
    <style:style style:name="T136" style:family="text">
      <style:text-properties style:font-name="Liberation Serif" style:text-underline-style="solid" style:text-underline-width="auto" style:text-underline-color="font-color" officeooo:rsid="00ec0c45"/>
    </style:style>
    <style:style style:name="T137" style:family="text">
      <style:text-properties style:font-name="Liberation Serif" style:text-underline-style="solid" style:text-underline-width="auto" style:text-underline-color="font-color" officeooo:rsid="0100bb4f"/>
    </style:style>
    <style:style style:name="T138" style:family="text">
      <style:text-properties style:font-name="Liberation Serif" style:text-underline-style="solid" style:text-underline-width="auto" style:text-underline-color="font-color" officeooo:rsid="011399f3"/>
    </style:style>
    <style:style style:name="T139" style:family="text">
      <style:text-properties style:font-name="Liberation Serif" style:text-underline-style="solid" style:text-underline-width="auto" style:text-underline-color="font-color" officeooo:rsid="01331ae5"/>
    </style:style>
    <style:style style:name="T140" style:family="text">
      <style:text-properties style:font-name="Liberation Serif" style:text-underline-style="solid" style:text-underline-width="auto" style:text-underline-color="font-color" officeooo:rsid="01488882"/>
    </style:style>
    <style:style style:name="T141" style:family="text">
      <style:text-properties style:font-name="Liberation Serif" style:text-underline-style="solid" style:text-underline-width="auto" style:text-underline-color="font-color" officeooo:rsid="015105b3"/>
    </style:style>
    <style:style style:name="T142" style:family="text">
      <style:text-properties style:font-name="Liberation Serif" style:text-underline-style="solid" style:text-underline-width="auto" style:text-underline-color="font-color" officeooo:rsid="015a26fd"/>
    </style:style>
    <style:style style:name="T143" style:family="text">
      <style:text-properties style:font-name="Liberation Serif"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 officeooo:rsid="00d4fa85"/>
    </style:style>
    <style:style style:name="T146" style:family="text">
      <style:text-properties style:font-name="Liberation Serif" officeooo:rsid="00d59b7b"/>
    </style:style>
    <style:style style:name="T147" style:family="text">
      <style:text-properties style:font-name="Liberation Serif" officeooo:rsid="00d74f14"/>
    </style:style>
    <style:style style:name="T148" style:family="text">
      <style:text-properties style:font-name="Liberation Serif" officeooo:rsid="00d903f8"/>
    </style:style>
    <style:style style:name="T149" style:family="text">
      <style:text-properties style:font-name="Liberation Serif" officeooo:rsid="00da8c83"/>
    </style:style>
    <style:style style:name="T150" style:family="text">
      <style:text-properties style:font-name="Liberation Serif" officeooo:rsid="00dae0ef"/>
    </style:style>
    <style:style style:name="T151" style:family="text">
      <style:text-properties style:font-name="Liberation Serif" officeooo:rsid="00db59ac"/>
    </style:style>
    <style:style style:name="T152" style:family="text">
      <style:text-properties style:font-name="Liberation Serif" style:text-underline-style="none" officeooo:rsid="00db59ac"/>
    </style:style>
    <style:style style:name="T153" style:family="text">
      <style:text-properties style:font-name="Liberation Serif" style:text-underline-style="none" officeooo:rsid="00dd0897"/>
    </style:style>
    <style:style style:name="T154" style:family="text">
      <style:text-properties style:font-name="Liberation Serif" style:text-underline-style="none" officeooo:rsid="0110d2b6"/>
    </style:style>
    <style:style style:name="T155" style:family="text">
      <style:text-properties style:font-name="Liberation Serif" style:text-underline-style="none" officeooo:rsid="0115d978"/>
    </style:style>
    <style:style style:name="T156" style:family="text">
      <style:text-properties style:font-name="Liberation Serif" style:text-underline-style="none" officeooo:rsid="0118be53"/>
    </style:style>
    <style:style style:name="T157" style:family="text">
      <style:text-properties style:font-name="Liberation Serif" style:text-underline-style="none" officeooo:rsid="0118e3e7"/>
    </style:style>
    <style:style style:name="T158" style:family="text">
      <style:text-properties style:font-name="Liberation Serif" style:text-underline-style="none" officeooo:rsid="0119299a"/>
    </style:style>
    <style:style style:name="T159" style:family="text">
      <style:text-properties style:font-name="Liberation Serif" style:text-underline-style="none" officeooo:rsid="0119fc1e"/>
    </style:style>
    <style:style style:name="T160" style:family="text">
      <style:text-properties style:font-name="Liberation Serif" style:text-underline-style="none" officeooo:rsid="011b0f0e"/>
    </style:style>
    <style:style style:name="T161" style:family="text">
      <style:text-properties style:font-name="Liberation Serif" style:text-underline-style="none" officeooo:rsid="011cb2c2"/>
    </style:style>
    <style:style style:name="T162" style:family="text">
      <style:text-properties style:font-name="Liberation Serif" style:text-underline-style="none" officeooo:rsid="011e083a"/>
    </style:style>
    <style:style style:name="T163" style:family="text">
      <style:text-properties style:font-name="Liberation Serif" style:text-underline-style="none" officeooo:rsid="011fe573"/>
    </style:style>
    <style:style style:name="T164" style:family="text">
      <style:text-properties style:font-name="Liberation Serif" style:text-underline-style="none" officeooo:rsid="0121dead"/>
    </style:style>
    <style:style style:name="T165" style:family="text">
      <style:text-properties style:font-name="Liberation Serif" style:text-underline-style="none" officeooo:rsid="0123f5b3"/>
    </style:style>
    <style:style style:name="T166" style:family="text">
      <style:text-properties style:font-name="Liberation Serif" style:text-underline-style="none" officeooo:rsid="012553d5"/>
    </style:style>
    <style:style style:name="T167" style:family="text">
      <style:text-properties style:font-name="Liberation Serif" style:text-underline-style="none" officeooo:rsid="01488882"/>
    </style:style>
    <style:style style:name="T168" style:family="text">
      <style:text-properties style:font-name="Liberation Serif" style:text-underline-style="none" officeooo:rsid="0152524b"/>
    </style:style>
    <style:style style:name="T169" style:family="text">
      <style:text-properties style:font-name="Liberation Serif" officeooo:rsid="00e03240"/>
    </style:style>
    <style:style style:name="T170" style:family="text">
      <style:text-properties style:font-name="Liberation Serif" officeooo:rsid="00e03ea7"/>
    </style:style>
    <style:style style:name="T171" style:family="text">
      <style:text-properties style:font-name="Liberation Serif" officeooo:rsid="00e1da5d"/>
    </style:style>
    <style:style style:name="T172" style:family="text">
      <style:text-properties style:font-name="Liberation Serif" officeooo:rsid="00e353d3"/>
    </style:style>
    <style:style style:name="T173" style:family="text">
      <style:text-properties style:font-name="Liberation Serif" officeooo:rsid="00e584ab"/>
    </style:style>
    <style:style style:name="T174" style:family="text">
      <style:text-properties style:font-name="Liberation Serif" officeooo:rsid="00e748f6"/>
    </style:style>
    <style:style style:name="T175" style:family="text">
      <style:text-properties style:font-name="Liberation Serif" officeooo:rsid="00e7a728"/>
    </style:style>
    <style:style style:name="T176" style:family="text">
      <style:text-properties style:font-name="Liberation Serif" officeooo:rsid="00e7b15a"/>
    </style:style>
    <style:style style:name="T177" style:family="text">
      <style:text-properties style:font-name="Liberation Serif" officeooo:rsid="00ec0c45"/>
    </style:style>
    <style:style style:name="T178" style:family="text">
      <style:text-properties style:font-name="Liberation Serif" officeooo:rsid="00ec79b2"/>
    </style:style>
    <style:style style:name="T179" style:family="text">
      <style:text-properties style:font-name="Liberation Serif" officeooo:rsid="00ecaca7"/>
    </style:style>
    <style:style style:name="T180" style:family="text">
      <style:text-properties style:font-name="Liberation Serif" officeooo:rsid="00f04f0e"/>
    </style:style>
    <style:style style:name="T181" style:family="text">
      <style:text-properties style:font-name="Liberation Serif" officeooo:rsid="00f25477"/>
    </style:style>
    <style:style style:name="T182" style:family="text">
      <style:text-properties style:font-name="Liberation Serif" officeooo:rsid="00f45378"/>
    </style:style>
    <style:style style:name="T183" style:family="text">
      <style:text-properties style:font-name="Liberation Serif" officeooo:rsid="00f4b399"/>
    </style:style>
    <style:style style:name="T184" style:family="text">
      <style:text-properties style:font-name="Liberation Serif" officeooo:rsid="00f5bb25"/>
    </style:style>
    <style:style style:name="T185" style:family="text">
      <style:text-properties style:font-name="Liberation Serif" officeooo:rsid="00f6efb9"/>
    </style:style>
    <style:style style:name="T186" style:family="text">
      <style:text-properties style:font-name="Liberation Serif" officeooo:rsid="00f9c21b"/>
    </style:style>
    <style:style style:name="T187" style:family="text">
      <style:text-properties style:font-name="Liberation Serif" officeooo:rsid="00fa6cba"/>
    </style:style>
    <style:style style:name="T188" style:family="text">
      <style:text-properties style:font-name="Liberation Serif" officeooo:rsid="00fa8e9e"/>
    </style:style>
    <style:style style:name="T189" style:family="text">
      <style:text-properties style:font-name="Liberation Serif" officeooo:rsid="00fc8aa2"/>
    </style:style>
    <style:style style:name="T190" style:family="text">
      <style:text-properties style:font-name="Liberation Serif" officeooo:rsid="00fd68c1"/>
    </style:style>
    <style:style style:name="T191" style:family="text">
      <style:text-properties style:font-name="Liberation Serif" officeooo:rsid="00fe7698"/>
    </style:style>
    <style:style style:name="T192" style:family="text">
      <style:text-properties style:font-name="Liberation Serif" officeooo:rsid="00fe95d3"/>
    </style:style>
    <style:style style:name="T193" style:family="text">
      <style:text-properties style:font-name="Liberation Serif" officeooo:rsid="00ff4576"/>
    </style:style>
    <style:style style:name="T194" style:family="text">
      <style:text-properties style:font-name="Liberation Serif" officeooo:rsid="0100bb4f"/>
    </style:style>
    <style:style style:name="T195" style:family="text">
      <style:text-properties style:font-name="Liberation Serif" officeooo:rsid="0101ba4b"/>
    </style:style>
    <style:style style:name="T196" style:family="text">
      <style:text-properties style:font-name="Liberation Serif" officeooo:rsid="0101dd8e"/>
    </style:style>
    <style:style style:name="T197" style:family="text">
      <style:text-properties style:font-name="Liberation Serif" officeooo:rsid="0103a1c9"/>
    </style:style>
    <style:style style:name="T198" style:family="text">
      <style:text-properties style:font-name="Liberation Serif" officeooo:rsid="0104c150"/>
    </style:style>
    <style:style style:name="T199" style:family="text">
      <style:text-properties style:font-name="Liberation Serif" officeooo:rsid="010637a7"/>
    </style:style>
    <style:style style:name="T200" style:family="text">
      <style:text-properties style:font-name="Liberation Serif" officeooo:rsid="0107632c"/>
    </style:style>
    <style:style style:name="T201" style:family="text">
      <style:text-properties style:font-name="Liberation Serif" officeooo:rsid="0107ef56"/>
    </style:style>
    <style:style style:name="T202" style:family="text">
      <style:text-properties style:font-name="Liberation Serif" officeooo:rsid="01089f11"/>
    </style:style>
    <style:style style:name="T203" style:family="text">
      <style:text-properties style:font-name="Liberation Serif" officeooo:rsid="0108ee48"/>
    </style:style>
    <style:style style:name="T204" style:family="text">
      <style:text-properties style:font-name="Liberation Serif" officeooo:rsid="01098e2e"/>
    </style:style>
    <style:style style:name="T205" style:family="text">
      <style:text-properties style:font-name="Liberation Serif" officeooo:rsid="0109f6c8"/>
    </style:style>
    <style:style style:name="T206" style:family="text">
      <style:text-properties style:font-name="Liberation Serif" officeooo:rsid="010a2466"/>
    </style:style>
    <style:style style:name="T207" style:family="text">
      <style:text-properties style:font-name="Liberation Serif" officeooo:rsid="010d838e"/>
    </style:style>
    <style:style style:name="T208" style:family="text">
      <style:text-properties style:font-name="Liberation Serif" officeooo:rsid="014c45e9"/>
    </style:style>
    <style:style style:name="T209" style:family="text">
      <style:text-properties style:font-name="Liberation Serif" officeooo:rsid="0151204e"/>
    </style:style>
    <style:style style:name="T210" style:family="text">
      <style:text-properties style:font-name="Liberation Serif" officeooo:rsid="0155b865"/>
    </style:style>
    <style:style style:name="T211" style:family="text">
      <style:text-properties style:font-name="Liberation Serif" officeooo:rsid="01756e4d"/>
    </style:style>
    <style:style style:name="T212" style:family="text">
      <style:text-properties style:font-name="Liberation Serif" officeooo:rsid="0181567a"/>
    </style:style>
    <style:style style:name="T213" style:family="text">
      <style:text-properties style:font-name="Liberation Serif" officeooo:rsid="0182ab76"/>
    </style:style>
    <style:style style:name="T214" style:family="text">
      <style:text-properties style:font-name="Liberation Serif" officeooo:rsid="0193c274"/>
    </style:style>
    <style:style style:name="T215" style:family="text">
      <style:text-properties style:font-name="Liberation Serif" officeooo:rsid="0195b601"/>
    </style:style>
    <style:style style:name="T216" style:family="text">
      <style:text-properties style:font-name="Liberation Serif" officeooo:rsid="0195bdb7"/>
    </style:style>
    <style:style style:name="T217" style:family="text">
      <style:text-properties style:font-name="Liberation Serif" officeooo:rsid="012901ab"/>
    </style:style>
    <style:style style:name="T218" style:family="text">
      <style:text-properties style:font-name="Liberation Serif" officeooo:rsid="0129faec"/>
    </style:style>
    <style:style style:name="T219" style:family="text">
      <style:text-properties style:font-name="Liberation Serif" officeooo:rsid="012b7102"/>
    </style:style>
    <style:style style:name="T220" style:family="text">
      <style:text-properties style:font-name="Liberation Serif" officeooo:rsid="012c909b"/>
    </style:style>
    <style:style style:name="T221" style:family="text">
      <style:text-properties style:font-name="Liberation Serif" officeooo:rsid="012df5a7"/>
    </style:style>
    <style:style style:name="T222" style:family="text">
      <style:text-properties style:font-name="Liberation Serif" officeooo:rsid="012f85e0"/>
    </style:style>
    <style:style style:name="T223" style:family="text">
      <style:text-properties style:font-name="Liberation Serif" officeooo:rsid="013041a9"/>
    </style:style>
    <style:style style:name="T224" style:family="text">
      <style:text-properties style:font-name="Liberation Serif" officeooo:rsid="01304464"/>
    </style:style>
    <style:style style:name="T225" style:family="text">
      <style:text-properties style:font-name="Liberation Serif" officeooo:rsid="01311681"/>
    </style:style>
    <style:style style:name="T226" style:family="text">
      <style:text-properties style:font-name="Liberation Serif" officeooo:rsid="0131a9f1"/>
    </style:style>
    <style:style style:name="T227" style:family="text">
      <style:text-properties style:font-name="Liberation Serif" officeooo:rsid="0132c289"/>
    </style:style>
    <style:style style:name="T228" style:family="text">
      <style:text-properties style:font-name="Liberation Serif" officeooo:rsid="0134201d"/>
    </style:style>
    <style:style style:name="T229" style:family="text">
      <style:text-properties style:font-name="Liberation Serif" officeooo:rsid="0134cb93"/>
    </style:style>
    <style:style style:name="T230" style:family="text">
      <style:text-properties style:font-name="Liberation Serif" officeooo:rsid="01356fe7"/>
    </style:style>
    <style:style style:name="T231" style:family="text">
      <style:text-properties style:font-name="Liberation Serif" officeooo:rsid="01389f45"/>
    </style:style>
    <style:style style:name="T232" style:family="text">
      <style:text-properties style:font-name="Liberation Serif" officeooo:rsid="013a1c15"/>
    </style:style>
    <style:style style:name="T233" style:family="text">
      <style:text-properties style:font-name="Liberation Serif" officeooo:rsid="013b18d7"/>
    </style:style>
    <style:style style:name="T234" style:family="text">
      <style:text-properties style:font-name="Liberation Serif" officeooo:rsid="013ce4dd"/>
    </style:style>
    <style:style style:name="T235" style:family="text">
      <style:text-properties style:font-name="Liberation Serif" officeooo:rsid="013eda40"/>
    </style:style>
    <style:style style:name="T236" style:family="text">
      <style:text-properties style:font-name="Liberation Serif" officeooo:rsid="013ee914"/>
    </style:style>
    <style:style style:name="T237" style:family="text">
      <style:text-properties style:font-name="Liberation Serif" officeooo:rsid="01405f03"/>
    </style:style>
    <style:style style:name="T238" style:family="text">
      <style:text-properties style:font-name="Liberation Serif" officeooo:rsid="0142a34b"/>
    </style:style>
    <style:style style:name="T239" style:family="text">
      <style:text-properties style:font-name="Liberation Serif" officeooo:rsid="01432ed2"/>
    </style:style>
    <style:style style:name="T240" style:family="text">
      <style:text-properties style:font-name="Liberation Serif" officeooo:rsid="01436b0f"/>
    </style:style>
    <style:style style:name="T241" style:family="text">
      <style:text-properties style:font-name="Liberation Serif" officeooo:rsid="01442938"/>
    </style:style>
    <style:style style:name="T242" style:family="text">
      <style:text-properties style:font-name="Liberation Serif" officeooo:rsid="014520e7"/>
    </style:style>
    <style:style style:name="T243" style:family="text">
      <style:text-properties style:font-name="Liberation Serif" officeooo:rsid="0146cc05"/>
    </style:style>
    <style:style style:name="T244" style:family="text">
      <style:text-properties style:font-name="Liberation Serif" officeooo:rsid="01473b10"/>
    </style:style>
    <style:style style:name="T245" style:family="text">
      <style:text-properties style:font-name="Liberation Serif" officeooo:rsid="01488882"/>
    </style:style>
    <style:style style:name="T246" style:family="text">
      <style:text-properties style:font-name="Liberation Serif" officeooo:rsid="014b3b63"/>
    </style:style>
    <style:style style:name="T247" style:family="text">
      <style:text-properties style:font-name="Liberation Serif" officeooo:rsid="015a26fd"/>
    </style:style>
    <style:style style:name="T248" style:family="text">
      <style:text-properties style:font-name="Liberation Serif" officeooo:rsid="015df067"/>
    </style:style>
    <style:style style:name="T249" style:family="text">
      <style:text-properties style:font-name="Liberation Serif" officeooo:rsid="01605dcc"/>
    </style:style>
    <style:style style:name="T250" style:family="text">
      <style:text-properties style:font-name="Liberation Serif" officeooo:rsid="0160d7a0"/>
    </style:style>
    <style:style style:name="T251" style:family="text">
      <style:text-properties style:font-name="Liberation Serif" officeooo:rsid="01625009"/>
    </style:style>
    <style:style style:name="T252" style:family="text">
      <style:text-properties style:font-name="Liberation Serif" officeooo:rsid="0162c841"/>
    </style:style>
    <style:style style:name="T253" style:family="text">
      <style:text-properties style:font-name="Liberation Serif" officeooo:rsid="0165be81"/>
    </style:style>
    <style:style style:name="T254" style:family="text">
      <style:text-properties style:font-name="Liberation Serif" officeooo:rsid="016728ce"/>
    </style:style>
    <style:style style:name="T255" style:family="text">
      <style:text-properties style:font-name="Liberation Serif" officeooo:rsid="01684ace"/>
    </style:style>
    <style:style style:name="T256" style:family="text">
      <style:text-properties style:font-name="Liberation Serif" officeooo:rsid="016986ad"/>
    </style:style>
    <style:style style:name="T257" style:family="text">
      <style:text-properties style:font-name="Liberation Serif" officeooo:rsid="016a5e5a"/>
    </style:style>
    <style:style style:name="T258" style:family="text">
      <style:text-properties style:font-name="Liberation Serif" officeooo:rsid="016a9258"/>
    </style:style>
    <style:style style:name="T259" style:family="text">
      <style:text-properties style:font-name="Liberation Serif" officeooo:rsid="016ce8a4"/>
    </style:style>
    <style:style style:name="T260" style:family="text">
      <style:text-properties style:font-name="Liberation Serif" officeooo:rsid="016d2b7d"/>
    </style:style>
    <style:style style:name="T261" style:family="text">
      <style:text-properties style:font-name="Liberation Serif" officeooo:rsid="016f09c6"/>
    </style:style>
    <style:style style:name="T262" style:family="text">
      <style:text-properties style:font-name="Liberation Serif" officeooo:rsid="0170f33d"/>
    </style:style>
    <style:style style:name="T263" style:family="text">
      <style:text-properties style:font-name="Liberation Serif" officeooo:rsid="017601c4"/>
    </style:style>
    <style:style style:name="T264" style:family="text">
      <style:text-properties style:font-name="Liberation Serif" officeooo:rsid="0177d003"/>
    </style:style>
    <style:style style:name="T265" style:family="text">
      <style:text-properties style:font-name="Liberation Serif" officeooo:rsid="01798551"/>
    </style:style>
    <style:style style:name="T266" style:family="text">
      <style:text-properties style:font-name="Liberation Serif" officeooo:rsid="017c60ca"/>
    </style:style>
    <style:style style:name="T267" style:family="text">
      <style:text-properties style:font-name="Liberation Serif" officeooo:rsid="017d4308"/>
    </style:style>
    <style:style style:name="T268" style:family="text">
      <style:text-properties style:font-name="Liberation Serif" officeooo:rsid="017eeb65"/>
    </style:style>
    <style:style style:name="T269" style:family="text">
      <style:text-properties style:font-name="Liberation Serif" officeooo:rsid="019eb903"/>
    </style:style>
    <style:style style:name="T270" style:family="text">
      <style:text-properties style:font-name="Liberation Serif" officeooo:rsid="019fc397"/>
    </style:style>
    <style:style style:name="T271" style:family="text">
      <style:text-properties style:font-name="Liberation Serif" officeooo:rsid="01aaa44a"/>
    </style:style>
    <style:style style:name="T272" style:family="text">
      <style:text-properties style:font-name="Liberation Serif" officeooo:rsid="022ea462"/>
    </style:style>
    <style:style style:name="T273" style:family="text">
      <style:text-properties style:font-name="Liberation Serif"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1" text:outline-level="2">Resources</text:h>
      <text:list xml:id="list1380110764" text:style-name="L1">
        <text:list-item>
          <text:p text:style-name="P340"><text:span text:style-name="Source_20_Text"><text:span text:style-name="T98">O</text:span></text:span><text:span text:style-name="Source_20_Text"><text:span text:style-name="T97">pen source fonts</text:span></text:span></text:p>
          <text:list>
            <text:list-item>
              <text:p text:style-name="P340"><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40"><text:span text:style-name="Source_20_Text"><text:span text:style-name="T98">Color gradient generator</text:span></text:span></text:p>
          <text:list>
            <text:list-item>
              <text:p text:style-name="P340"><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41"><text:span text:style-name="Source_20_Text"><text:span text:style-name="T127">CSS Strategy Square-off</text:span></text:span></text:p>
          <text:list>
            <text:list-item>
              <text:p text:style-name="P341"><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41"><text:span text:style-name="Source_20_Text"><text:span text:style-name="T127">The Performance Golden Rule</text:span></text:span></text:p>
          <text:list>
            <text:list-item>
              <text:p text:style-name="P341"><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42"><text:span text:style-name="Source_20_Text"><text:span text:style-name="T128">New Micro Clearfix Hack</text:span></text:span></text:p>
          <text:list>
            <text:list-item>
              <text:p text:style-name="P342"><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43"><text:span text:style-name="Source_20_Text"><text:span text:style-name="T129">Preprocessor: Haml</text:span></text:span></text:p>
          <text:list>
            <text:list-item>
              <text:p text:style-name="P343"><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43"><text:span text:style-name="Source_20_Text"><text:span text:style-name="T129">Preprocessor: Sass</text:span></text:span></text:p>
          <text:list>
            <text:list-item>
              <text:p text:style-name="P343"><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44"><text:span text:style-name="Source_20_Text"><text:span text:style-name="T208">HTML5 Shiv</text:span></text:span></text:p>
          <text:list>
            <text:list-item>
              <text:p text:style-name="P344"><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45"><text:span text:style-name="Source_20_Text"><text:span text:style-name="T209">Modernizer: to detect browser features and set conditional styles</text:span></text:span></text:p>
          <text:list>
            <text:list-item>
              <text:p text:style-name="P345"><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45"><text:span text:style-name="Source_20_Text"><text:span text:style-name="T209">deCSS3: allows you to view a website with CSS3 disabled</text:span></text:span></text:p>
          <text:list>
            <text:list-item>
              <text:p text:style-name="P345"><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346"><text:span text:style-name="Source_20_Text"><text:span text:style-name="T210">Cross browser testing VM aggregator</text:span></text:span></text:p>
          <text:list>
            <text:list-item>
              <text:p text:style-name="P346"><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47"><text:span text:style-name="Source_20_Text"><text:span text:style-name="T211">HTML5 Microdata</text:span></text:span></text:p>
          <text:list>
            <text:list-item>
              <text:p text:style-name="P347"><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48"><text:span text:style-name="Source_20_Text"><text:span text:style-name="T212">CSS Autoprefixer</text:span></text:span></text:p>
          <text:list>
            <text:list-item>
              <text:p text:style-name="P348"><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49"><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49"><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50"><text:span text:style-name="Source_20_Text"><text:span text:style-name="T272">HTML5 templates</text:span></text:span></text:p>
          <text:list>
            <text:list-item>
              <text:p text:style-name="P350"><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50"><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53">After your first client use these maybe:</text:p>
                  <text:list>
                    <text:list-item>
                      <text:p text:style-name="P353">wrapbootstrap.com</text:p>
                    </text:list-item>
                    <text:list-item>
                      <text:p text:style-name="P353"><text:span text:style-name="Source_20_Text"><text:span text:style-name="T13">themeforest.net</text:span></text:span></text:p>
                    </text:list-item>
                  </text:list>
                </text:list-item>
              </text:list>
            </text:list-item>
          </text:list>
        </text:list-item>
        <text:list-item>
          <text:p text:style-name="P351"><text:span text:style-name="Source_20_Text"><text:span text:style-name="T216">Find professional emails</text:span></text:span></text:p>
          <text:list>
            <text:list-item>
              <text:p text:style-name="P351"><text:span text:style-name="Source_20_Text"><text:span text:style-name="T216">hunter.io</text:span></text:span></text:p>
            </text:list-item>
          </text:list>
        </text:list-item>
        <text:list-item>
          <text:p text:style-name="P352"><text:span text:style-name="Source_20_Text"><text:span text:style-name="T273">building a blog to build authoirty</text:span></text:span></text:p>
          <text:list>
            <text:list-item>
              <text:p text:style-name="P352"><text:span text:style-name="Source_20_Text"><text:span text:style-name="T273">hashnode.com </text:span></text:span></text:p>
            </text:list-item>
          </text:list>
        </text:list-item>
      </text:list>
      <text:p text:style-name="P76"><text:span text:style-name="Source_20_Text"><text:span text:style-name="T21"/></text:span></text:p>
      <text:h text:style-name="P291" text:outline-level="2"><text:span text:style-name="Source_20_Text"><text:span text:style-name="T275">Class 1 - 4</text:span></text:span></text:h>
      <text:p text:style-name="P1">What is active recall?</text:p>
      <text:list xml:id="list2912828102" text:style-name="L2">
        <text:list-item>
          <text:p text:style-name="P355">After you read a new topic or idea, it is the act of challenging yourself to summarize what you just learned.</text:p>
        </text:list-item>
      </text:list>
      <text:p text:style-name="P1">What is spaced repetition?</text:p>
      <text:list xml:id="list2948859423" text:style-name="L3">
        <text:list-item>
          <text:p text:style-name="P356">It is where you engage in active recall over a period of time to flatten the curve of forgetting.</text:p>
        </text:list-item>
      </text:list>
      <text:p text:style-name="P1"><text:soft-page-break/>Give a brief outline of how the Internet works?</text:p>
      <text:list xml:id="list4114795521" text:style-name="L4">
        <text:list-item>
          <text:p text:style-name="P357">It is a series of wires and cables that connect clients to servers that host the sites they are trying to interact with</text:p>
        </text:list-item>
      </text:list>
      <text:p text:style-name="P1">What is a DNS?</text:p>
      <text:list xml:id="list4179357849" text:style-name="L5">
        <text:list-item>
          <text:p text:style-name="P359"><text:span text:style-name="T1">Domain Name </text:span><text:span text:style-name="T2">System and acts as the phone book of the internet</text:span></text:p>
        </text:list-item>
      </text:list>
      <text:p text:style-name="P1">What is an ISP?</text:p>
      <text:list xml:id="list1623473871" text:style-name="L6">
        <text:list-item>
          <text:p text:style-name="P358">An Internet Service Provider</text:p>
        </text:list-item>
      </text:list>
      <text:p text:style-name="P1">What does HTTP stand for?</text:p>
      <text:list xml:id="list4271215657" text:style-name="L7">
        <text:list-item>
          <text:p text:style-name="P360">hypertext transfer protocol</text:p>
        </text:list-item>
      </text:list>
      <text:p text:style-name="P1">What is backend vs frontend development?</text:p>
      <text:list xml:id="list172047873" text:style-name="L8">
        <text:list-item>
          <text:p text:style-name="P361">backend development focuses on coding the servers that manage client’s requests and frontend development focuses on software on the client- side (ie. physical webpages)</text:p>
        </text:list-item>
      </text:list>
      <text:p text:style-name="P2">What are the client-side languages?</text:p>
      <text:list xml:id="list2481263374" text:style-name="L9">
        <text:list-item>
          <text:p text:style-name="P362">HTML, CSS, JavaScript</text:p>
        </text:list-item>
      </text:list>
      <text:p text:style-name="P2">What is a fullstack developer?</text:p>
      <text:list xml:id="list3154556363" text:style-name="L10">
        <text:list-item>
          <text:p text:style-name="P363">a software engineer that codes both client-side and server-side solutions.</text:p>
        </text:list-item>
      </text:list>
      <text:p text:style-name="P3">What is a software engineer?</text:p>
      <text:list xml:id="list1031290525" text:style-name="L11">
        <text:list-item>
          <text:p text:style-name="P364">an individual that knows the </text:p>
        </text:list-item>
      </text:list>
      <text:p text:style-name="P4">What is the golden rule in webdev?</text:p>
      <text:list xml:id="list1263605637" text:style-name="L12">
        <text:list-item>
          <text:p text:style-name="P365">it is the separation of concerns to better organize website</text:p>
        </text:list-item>
      </text:list>
      <text:p text:style-name="P5">What is HTML used for?</text:p>
      <text:list xml:id="list2471785709" text:style-name="L13">
        <text:list-item>
          <text:p text:style-name="P366">The content and structure of a website</text:p>
        </text:list-item>
      </text:list>
      <text:p text:style-name="P5">What is CSS used for?</text:p>
      <text:list xml:id="list4220549103" text:style-name="L14">
        <text:list-item>
          <text:p text:style-name="P367">Styling a webpage</text:p>
        </text:list-item>
      </text:list>
      <text:p text:style-name="P5">What is JS used for?</text:p>
      <text:list xml:id="list3090535458" text:style-name="L15">
        <text:list-item>
          <text:p text:style-name="P368">Coding the behavior and ways to interact with a website</text:p>
        </text:list-item>
      </text:list>
      <text:p text:style-name="P5">What is a software engineer?</text:p>
      <text:list xml:id="list1329582490" text:style-name="L16">
        <text:list-item>
          <text:p text:style-name="P369">write code, professional, knows tools and system behind code, math and efficiency behind the code you write</text:p>
        </text:list-item>
      </text:list>
      <text:p text:style-name="P6">Why follow HTML structural syntax?</text:p>
      <text:list xml:id="list1542839030" text:style-name="L17">
        <text:list-item>
          <text:p text:style-name="P370">It is useful for accessibility reasons and it allows Google and other search engines to crawl your website and rank it in their results</text:p>
        </text:list-item>
      </text:list>
      <text:p text:style-name="P7">How many levels of Heading elements are there?</text:p>
      <text:list xml:id="list3925751006" text:style-name="L18">
        <text:list-item>
          <text:p text:style-name="P371"><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4082076783" text:style-name="L19">
        <text:list-item>
          <text:p text:style-name="P372">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3454053416" text:style-name="L20">
        <text:list-item>
          <text:p text:style-name="P373"><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117224696" text:style-name="L21">
        <text:list-item>
          <text:p text:style-name="P376">&lt;div&gt;, &lt;section&gt;, &lt;article&gt;, &lt;aside&gt;, &lt;header&gt;, &lt;footer&gt;</text:p>
        </text:list-item>
        <text:list-item>
          <text:p text:style-name="P374"><text:span text:style-name="T293">section</text:span><text:span text:style-name="T3"> help us group like content</text:span></text:p>
        </text:list-item>
        <text:list-item>
          <text:p text:style-name="P375"><text:span text:style-name="T293">article</text:span><text:span text:style-name="T3"> is used for sharing blog posts and articles</text:span></text:p>
        </text:list-item>
        <text:list-item>
          <text:p text:style-name="P375"><text:span text:style-name="T293">aside</text:span><text:span text:style-name="T3"> is useful for putting ads into webpages</text:span></text:p>
        </text:list-item>
        <text:list-item>
          <text:p text:style-name="P375"><text:span text:style-name="T293">header</text:span><text:span text:style-name="T3"> groups content at the beginning of the document</text:span></text:p>
        </text:list-item>
        <text:list-item>
          <text:p text:style-name="P375"><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1156327945" text:style-name="L22">
        <text:list-item>
          <text:p text:style-name="P379"><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12"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3074665239" text:style-name="L23">
        <text:list-item>
          <text:p text:style-name="P380">Designators that define the structure and content of objects within a page.</text:p>
        </text:list-item>
      </text:list>
      <text:p text:style-name="P12">What is an attribute?</text:p>
      <text:list xml:id="list3445342915" text:style-name="L24">
        <text:list-item>
          <text:p text:style-name="P381">A property used to provide additional info about an element. ie. src or class.</text:p>
        </text:list-item>
      </text:list>
      <text:p text:style-name="P13">Name the most common self-closing elements.</text:p>
      <text:list xml:id="list1656989159" text:style-name="L25">
        <text:list-item>
          <text:p text:style-name="P377">&lt;br&gt;, &lt;img&gt;, &lt;meta&gt;, &lt;wbr&gt;, &lt;embed&gt;, &lt;input&gt;, &lt;param&gt;, &lt;hr&gt;, &lt;link&gt;, &lt;source&gt;</text:p>
        </text:list-item>
      </text:list>
      <text:p text:style-name="P14">Name 3 types of selectors.</text:p>
      <text:list xml:id="list2181085088" text:style-name="L26">
        <text:list-item>
          <text:p text:style-name="P382"><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1707233439" text:style-name="L27">
        <text:list-item>
          <text:p text:style-name="P383">They are simply containers without a semantic value used solely for styling purposes.</text:p>
        </text:list-item>
      </text:list>
      <text:p text:style-name="P16">What is a <text:span text:style-name="T279">&lt;div&gt;</text:span> used for?</text:p>
      <text:list xml:id="list3368569930" text:style-name="L28">
        <text:list-item>
          <text:p text:style-name="P384">It is a block-level element that is used to identify large groupings of content to build a web page’s layout and design.</text:p>
        </text:list-item>
      </text:list>
      <text:p text:style-name="P16">What is a <text:span text:style-name="T279">&lt;span&gt; </text:span>used for?</text:p>
      <text:list xml:id="list1495738319" text:style-name="L29">
        <text:list-item>
          <text:p text:style-name="P385">It is an inline-level element that is used to identify smaller groupings of text within a block-level element</text:p>
        </text:list-item>
      </text:list>
      <text:p text:style-name="P17">Name the most common Text-Based Elements.</text:p>
      <text:list xml:id="list3925963898" text:style-name="L30">
        <text:list-item>
          <text:p text:style-name="P386"><text:span text:style-name="T279">&lt;</text:span><text:span text:style-name="T294">h1&gt;-&lt;h6&gt;</text:span><text:span text:style-name="T8"> </text:span>Headings <text:span text:style-name="T7">help to quickly break up content and establish a hierarchy</text:span></text:p>
        </text:list-item>
        <text:list-item>
          <text:p text:style-name="P386"><text:span text:style-name="T279">&lt;p&gt;</text:span> <text:span text:style-name="T7">are for large pieces of text</text:span></text:p>
        </text:list-item>
        <text:list-item>
          <text:p text:style-name="P386"><text:span text:style-name="T279">&lt;strong&gt;</text:span> <text:span text:style-name="T7">gives strong importance to text by bolding it </text:span></text:p>
        </text:list-item>
        <text:list-item>
          <text:p text:style-name="P386"><text:span text:style-name="T279">&lt;em&gt; </text:span><text:span text:style-name="T7">gives stressed emphasis to text by italicizing it</text:span></text:p>
        </text:list-item>
      </text:list>
      <text:p text:style-name="P17">Name the most common structure-based elements.</text:p>
      <text:list xml:id="list1807628868" text:style-name="L31">
        <text:list-item>
          <text:p text:style-name="P387"><text:span text:style-name="T279">&lt;header&gt; </text:span><text:span text:style-name="T7">outlines the heading of a segment of a page</text:span></text:p>
        </text:list-item>
        <text:list-item>
          <text:p text:style-name="P387"><text:span text:style-name="T279">&lt;nav&gt;</text:span> <text:span text:style-name="T9">the section for major navigational links on a page</text:span></text:p>
        </text:list-item>
        <text:list-item>
          <text:p text:style-name="P387"><text:span text:style-name="T279">&lt;article&gt; </text:span><text:span text:style-name="T9">identifies a section of independent content that may be independently distributed or reused (ie. blog posts, news articles, etc.)</text:span></text:p>
        </text:list-item>
        <text:list-item>
          <text:p text:style-name="P387"><text:span text:style-name="T279">&lt;section&gt;</text:span> <text:span text:style-name="T9">identifies a thematic grouping of content. Used to break up and provide hierarchy to a page</text:span></text:p>
        </text:list-item>
        <text:list-item>
          <text:p text:style-name="P387"><text:span text:style-name="T279">&lt;aside&gt;</text:span> <text:span text:style-name="T9">holds content such as sidebars, inserts or quick explanations of content surrounding it</text:span></text:p>
        </text:list-item>
        <text:list-item>
          <text:p text:style-name="P387"><text:span text:style-name="T279">&lt;footer&gt;</text:span> <text:span text:style-name="T9">the closing or end of a page, article, section or other segment of a page</text:span></text:p>
        </text:list-item>
      </text:list>
      <text:p text:style-name="P18">What is the structure of encoded special characters?</text:p>
      <text:list xml:id="list3101704132" text:style-name="L32">
        <text:list-item>
          <text:p text:style-name="P388">They start with an &amp; and end with a ; (ie. &amp;mdash;)</text:p>
        </text:list-item>
      </text:list>
      <text:p text:style-name="P19">Give selector specificity in CSS</text:p>
      <text:list xml:id="list93816915" text:style-name="L33">
        <text:list-item>
          <text:p text:style-name="P389">ID &gt; class &gt; type</text:p>
        </text:list-item>
      </text:list>
      <text:p text:style-name="P21">In which direction are combined CSS selectors read?</text:p>
      <text:list xml:id="list3739840206" text:style-name="L34">
        <text:list-item>
          <text:p text:style-name="P390">From right to left</text:p>
        </text:list-item>
      </text:list>
      <text:p text:style-name="P22">What are the four ways to represent sRGB color in CSS?</text:p>
      <text:list xml:id="list334806249" text:style-name="L35">
        <text:list-item>
          <text:p text:style-name="P391">Keywords, hexadecimal, RGB, and HSL</text:p>
        </text:list-item>
      </text:list>
      <text:p text:style-name="P23">What is the Box Model of CSS?</text:p>
      <text:list xml:id="list3346837031" text:style-name="L36">
        <text:list-item>
          <text:p text:style-name="P392">Every element on a page is a rectangular box with width, height, padding, borders and margins</text:p>
        </text:list-item>
      </text:list>
      <text:p text:style-name="P24">Give the order of the box model properties from the outside → in.</text:p>
      <text:list xml:id="list2947321855" text:style-name="L37">
        <text:list-item>
          <text:p text:style-name="P393"><text:soft-page-break/>margin &gt; border &gt; padding &gt; height/width</text:p>
        </text:list-item>
      </text:list>
      <text:p text:style-name="P25">What is the border-box box-sizing value in CSS?</text:p>
      <text:list xml:id="list409502569" text:style-name="L38">
        <text:list-item>
          <text:p text:style-name="P394">It is the best value to use when using box-sizing in CSS as it <text:span text:style-name="T10">accounts for padding and border offsets within the width value.</text:span></text:p>
        </text:list-item>
      </text:list>
      <text:p text:style-name="P26">What are the most common vendor prefixes?</text:p>
      <text:list xml:id="list1204032015" text:style-name="L39">
        <text:list-item>
          <text:p text:style-name="P378">-moz, -ms, -webkit</text:p>
        </text:list-item>
      </text:list>
      <text:p text:style-name="P27">What is the universal selector in CSS?</text:p>
      <text:list xml:id="list1189505212" text:style-name="L40">
        <text:list-item>
          <text:p text:style-name="P395">The asterisk (*) is used to select every element and apply some styling on it. It is best practice to pair it with the pseudo-elements :before and :after (ie. *, *:before, *:after).</text:p>
        </text:list-item>
      </text:list>
      <text:p text:style-name="P28">Talk about Float positioning.</text:p>
      <text:list xml:id="list1504361493" text:style-name="L41">
        <text:list-item>
          <text:p text:style-name="P396">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1795078094" text:style-name="L42">
        <text:list-item>
          <text:p text:style-name="P397">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201626811098852" text:continue-numbering="true" text:style-name="L42">
        <text:list-item>
          <text:p text:style-name="P397">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887849915" text:style-name="L43">
        <text:list-item>
          <text:p text:style-name="P398"><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431882753" text:style-name="L44">
        <text:list-item>
          <text:p text:style-name="P399"><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77050547" text:style-name="L45">
        <text:list-item>
          <text:p text:style-name="P400"><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2402637566" text:style-name="L46">
        <text:list-item>
          <text:p text:style-name="P401"><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302356886" text:style-name="L47">
        <text:list-item>
          <text:p text:style-name="P402"><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26294546" text:style-name="L48">
        <text:list-item>
          <text:p text:style-name="P403"><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3771064919" text:style-name="L49">
        <text:list-item>
          <text:p text:style-name="P404"><text:soft-page-break/><text:span text:style-name="Source_20_Text"><text:span text:style-name="T285">Font-style, font-variant, font-weight, font-size, line-height, font-family</text:span></text:span></text:p>
        </text:list-item>
        <text:list-item>
          <text:p text:style-name="P405"><text:span text:style-name="Source_20_Text"><text:span text:style-name="T329">html {</text:span></text:span></text:p>
          <text:list>
            <text:list-item>
              <text:p text:style-name="P405"><text:span text:style-name="Source_20_Text"><text:span text:style-name="T329">font: italic small-caps bold 14px/22px "Helvetica Neue", Helvetica, Arial, sans-serif;</text:span></text:span></text:p>
            </text:list-item>
            <text:list-item>
              <text:p text:style-name="P405"><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3372478418" text:style-name="L50">
        <text:list-item>
          <text:p text:style-name="P406"><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3988821984" text:style-name="L51">
        <text:list-item>
          <text:p text:style-name="P407"><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2919992387" text:style-name="L52">
        <text:list-item>
          <text:p text:style-name="P408"><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180698271" text:style-name="L53">
        <text:list-item>
          <text:p text:style-name="P409"><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1772308947" text:style-name="L54">
        <text:list-item>
          <text:p text:style-name="P410"><text:span text:style-name="Source_20_Text"><text:span text:style-name="T26">Unordered lists are a block-level element in which a number of list items are stored in no specific order. </text:span></text:span></text:p>
        </text:list-item>
        <text:list-item>
          <text:p text:style-name="P410"><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10"><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4165113966" text:style-name="L55">
        <text:list-item>
          <text:p text:style-name="P411"><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4075093876" text:style-name="L56">
        <text:list-item>
          <text:p text:style-name="P412"><text:span text:style-name="Source_20_Text"><text:span text:style-name="T30">Within CSS alter these attributes for the effected list item class</text:span></text:span></text:p>
          <text:list>
            <text:list-item>
              <text:p text:style-name="P412"><text:span text:style-name="Source_20_Text"><text:span text:style-name="T299">list-style-type: none; background: image.png 0 50% no-repeat; padding-left: 12px;</text:span></text:span></text:p>
            </text:list-item>
          </text:list>
        </text:list-item>
        <text:list-item>
          <text:p text:style-name="P412"><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4131908495" text:style-name="L57">
        <text:list-item>
          <text:p text:style-name="P413"><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4170304034" text:style-name="L58">
        <text:list-item>
          <text:p text:style-name="P414"><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468081292" text:style-name="L59">
        <text:list-item>
          <text:p text:style-name="P415"><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15"><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112431141" text:style-name="L60">
        <text:list-item>
          <text:p text:style-name="P416"><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17"><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500162615" text:style-name="L61">
        <text:list-item>
          <text:p text:style-name="P418"><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1340682080" text:style-name="L62">
        <text:list-item>
          <text:p text:style-name="P419"><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3573851313" text:style-name="L63">
        <text:list-item>
          <text:p text:style-name="P420"><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20"><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14317309" text:style-name="L64">
        <text:list-item>
          <text:p text:style-name="P421"><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1455014071" text:style-name="L65">
        <text:list-item>
          <text:p text:style-name="P422"><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2135348877" text:style-name="L66">
        <text:list-item>
          <text:p text:style-name="P423"><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3520308597" text:style-name="L67">
        <text:list-item>
          <text:p text:style-name="P424"><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4033364126" text:style-name="L68">
        <text:list-item>
          <text:p text:style-name="P425"><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1577431378" text:style-name="L69">
        <text:list-item>
          <text:p text:style-name="P426"><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3835014208" text:style-name="L70">
        <text:list-item>
          <text:p text:style-name="P427"><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991729086" text:style-name="L71">
        <text:list-item>
          <text:p text:style-name="P428"><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1993657441" text:style-name="L72">
        <text:list-item>
          <text:p text:style-name="P429"><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207806407" text:style-name="L73">
        <text:list-item>
          <text:p text:style-name="P430"><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4103485440" text:style-name="L74">
        <text:list-item>
          <text:p text:style-name="P431"><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1113272770" text:style-name="L75">
        <text:list-item>
          <text:p text:style-name="P432"><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7363671" text:style-name="L76">
        <text:list-item>
          <text:p text:style-name="P433"><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3977851406" text:style-name="L77">
        <text:list-item>
          <text:p text:style-name="P434"><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1378098242" text:style-name="L78">
        <text:list-item>
          <text:p text:style-name="P435"><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2054895058" text:style-name="L79">
        <text:list-item>
          <text:p text:style-name="P436"><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3196708671" text:style-name="L80">
        <text:list-item>
          <text:p text:style-name="P437"><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387953289" text:style-name="L81">
        <text:list-item>
          <text:p text:style-name="P438"><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2167437749" text:style-name="L82">
        <text:list-item>
          <text:p text:style-name="P439"><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4176057365" text:style-name="L83">
        <text:list-item>
          <text:p text:style-name="P440"><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2680686094" text:style-name="L84">
        <text:list-item>
          <text:p text:style-name="P441"><text:span text:style-name="Source_20_Text"><text:span text:style-name="T96">u</text:span></text:span><text:span text:style-name="Source_20_Text"><text:span text:style-name="T66">ser lowercase letters within element names, attributes and values, </text:span></text:span></text:p>
        </text:list-item>
        <text:list-item>
          <text:p text:style-name="P441"><text:span text:style-name="Source_20_Text"><text:span text:style-name="T66">indent nested elements</text:span></text:span></text:p>
        </text:list-item>
        <text:list-item>
          <text:p text:style-name="P441"><text:span text:style-name="Source_20_Text"><text:span text:style-name="T66">only use double quotes</text:span></text:span></text:p>
        </text:list-item>
        <text:list-item>
          <text:p text:style-name="P441"><text:span text:style-name="Source_20_Text"><text:span text:style-name="T66">remove the forward slash at the end of self-closing elements</text:span></text:span></text:p>
        </text:list-item>
        <text:list-item>
          <text:p text:style-name="P441"><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4022062089" text:style-name="L85">
        <text:list-item>
          <text:p text:style-name="P442"><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1149522174" text:style-name="L86">
        <text:list-item>
          <text:p text:style-name="P443"><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2592943433" text:style-name="L87">
        <text:list-item>
          <text:p text:style-name="P444"><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931206930" text:style-name="L88">
        <text:list-item>
          <text:p text:style-name="P445"><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2826802427" text:style-name="L89">
        <text:list-item>
          <text:p text:style-name="P446"><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683911394" text:style-name="L90">
        <text:list-item>
          <text:p text:style-name="P447"><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1012695908" text:style-name="L91">
        <text:list-item>
          <text:p text:style-name="P448"><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3617567438" text:style-name="L92">
        <text:list-item>
          <text:p text:style-name="P449"><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291" text:outline-level="2"><text:span text:style-name="Source_20_Text"><text:span text:style-name="T275">Class 5</text:span></text:span></text:h>
      <text:p text:style-name="P71"><text:span text:style-name="Source_20_Text"><text:span text:style-name="T74">Where does CSS go?</text:span></text:span></text:p>
      <text:list xml:id="list3196770517" text:style-name="L93">
        <text:list-item>
          <text:p text:style-name="P450"><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2684380404" text:style-name="L94">
        <text:list-item>
          <text:p text:style-name="P451"><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571974240" text:style-name="L95">
        <text:list-header>
          <text:p text:style-name="P452"><text:span text:style-name="Source_20_Text"><text:span text:style-name="T284">p{</text:span></text:span></text:p>
          <text:p text:style-name="P452"><text:soft-page-break/><text:span text:style-name="Source_20_Text"><text:span text:style-name="T284"><text:s text:c="2"/>color: red;</text:span></text:span></text:p>
          <text:p text:style-name="P452"><text:span text:style-name="Source_20_Text"><text:span text:style-name="T284"><text:s text:c="2"/>font-weight: bold;</text:span></text:span></text:p>
          <text:p text:style-name="P452"><text:span text:style-name="Source_20_Text"><text:span text:style-name="T284">}</text:span></text:span></text:p>
        </text:list-header>
        <text:list-item>
          <text:p text:style-name="P452"><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1738309108" text:style-name="L96">
        <text:list-item>
          <text:p text:style-name="P453"><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291" text:outline-level="2"><text:span text:style-name="Source_20_Text"><text:span text:style-name="T275">Class 6</text:span></text:span></text:h>
      <text:list xml:id="list2799411594" text:style-name="L97">
        <text:list-item>
          <text:p text:style-name="P454"><text:span text:style-name="Source_20_Text"><text:span text:style-name="T85">What is the Internet?</text:span></text:span></text:p>
          <text:list>
            <text:list-item>
              <text:p text:style-name="P454"><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54"><text:span text:style-name="Source_20_Text"><text:span text:style-name="T85">What is the Golden Rule?</text:span></text:span></text:p>
        </text:list-item>
        <text:list-item>
          <text:p text:style-name="P454"><text:span text:style-name="Source_20_Text"><text:span text:style-name="T85">List containing elements.</text:span></text:span></text:p>
          <text:list>
            <text:list-item>
              <text:p text:style-name="P454"><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54"><text:span text:style-name="Source_20_Text"><text:span text:style-name="T85">List test elements</text:span></text:span></text:p>
          <text:list>
            <text:list-item>
              <text:p text:style-name="P454"><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55"><text:span text:style-name="Source_20_Text"><text:span text:style-name="T86">Where does CSS go?</text:span></text:span></text:p>
          <text:list>
            <text:list-item>
              <text:p text:style-name="P455"><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56"><text:span text:style-name="Source_20_Text"><text:span text:style-name="T89">Make an Anki card for CSS rule example to break down every element of it.</text:span></text:span></text:p>
          <text:list>
            <text:list-item>
              <text:p text:style-name="P457"><text:span text:style-name="Source_20_Text"><text:span text:style-name="T93">Done</text:span></text:span></text:p>
            </text:list-item>
          </text:list>
        </text:list-item>
        <text:list-item>
          <text:p text:style-name="P458"><text:span text:style-name="Source_20_Text"><text:span text:style-name="T90">Make a card with CSS selector relationships.</text:span></text:span></text:p>
          <text:list>
            <text:list-item>
              <text:p text:style-name="P457"><text:span text:style-name="Source_20_Text"><text:span text:style-name="T93">Done</text:span></text:span></text:p>
            </text:list-item>
          </text:list>
        </text:list-item>
        <text:list-item>
          <text:p text:style-name="P458"><text:span text:style-name="Source_20_Text"><text:span text:style-name="T90">Make a card that goes over CSS specificity.</text:span></text:span></text:p>
          <text:list>
            <text:list-item>
              <text:p text:style-name="P459"><text:span text:style-name="Source_20_Text"><text:span text:style-name="T94">Done</text:span></text:span></text:p>
            </text:list-item>
          </text:list>
        </text:list-item>
        <text:list-item>
          <text:p text:style-name="P460"><text:span text:style-name="Source_20_Text"><text:span text:style-name="T91">Margin doesn’t factor into element size, it simply pushes the element into different positions</text:span></text:span></text:p>
        </text:list-item>
        <text:list-item>
          <text:p text:style-name="P461"><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13"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14"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2206991701" text:style-name="L98">
        <text:list-item>
          <text:p text:style-name="P462"><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1339363751" text:style-name="L99">
        <text:list-item>
          <text:p text:style-name="P463"><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761359911" text:style-name="L100">
        <text:list-item>
          <text:p text:style-name="P464"><text:span text:style-name="Source_20_Text"><text:span text:style-name="T147">It is another methodology to build scalable websites that promotes breaking styles into 5 categories: base, layout, module, state, theme. </text:span></text:span></text:p>
          <text:list>
            <text:list-item>
              <text:p text:style-name="P464"><text:span text:style-name="Source_20_Text"><text:span text:style-name="T147">Base: default styles</text:span></text:span></text:p>
            </text:list-item>
            <text:list-item>
              <text:p text:style-name="P464"><text:span text:style-name="Source_20_Text"><text:span text:style-name="T147">layout: sizing and grid styles of different elements</text:span></text:span></text:p>
            </text:list-item>
            <text:list-item>
              <text:p text:style-name="P464"><text:span text:style-name="Source_20_Text"><text:span text:style-name="T147">module: specific styles for parts of a page like nav and feature styles</text:span></text:span></text:p>
            </text:list-item>
            <text:list-item>
              <text:p text:style-name="P464"><text:span text:style-name="Source_20_Text"><text:span text:style-name="T147">state: overrides for modules with altered states</text:span></text:span></text:p>
            </text:list-item>
            <text:list-item>
              <text:p text:style-name="P464"><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1845426319" text:style-name="L101">
        <text:list-item>
          <text:p text:style-name="P465"><text:span text:style-name="Source_20_Text"><text:span text:style-name="T148">It allows for better inheritance and portability and improves efficiency. </text:span></text:span></text:p>
          <text:p text:style-name="P466"><text:span text:style-name="Source_20_Text"><text:span text:style-name="T148">Why should you favor classes?</text:span></text:span></text:p>
        </text:list-item>
        <text:list-item>
          <text:p text:style-name="P465"><text:span text:style-name="Source_20_Text"><text:span text:style-name="T149">They render quickly and allow styles to be reused</text:span></text:span></text:p>
          <text:p text:style-name="P466"><text:span text:style-name="Source_20_Text"><text:span text:style-name="T148">What is a key selector?</text:span></text:span></text:p>
        </text:list-item>
        <text:list-item>
          <text:p text:style-name="P467"><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1539404619" text:style-name="L102">
        <text:list-item>
          <text:p text:style-name="P468"><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1726556249" text:style-name="L103">
        <text:list-item>
          <text:p text:style-name="P469"><text:span text:style-name="Source_20_Text"><text:span text:style-name="T153">Combine all CSS stylesheets into a single file and do the same for JS files.</text:span></text:span></text:p>
        </text:list-item>
        <text:list-item>
          <text:p text:style-name="P469"><text:span text:style-name="Source_20_Text"><text:span text:style-name="T153">By making image sprites and changing the background position to reveal the correct image in the correct element.</text:span></text:span></text:p>
        </text:list-item>
        <text:list-item>
          <text:p text:style-name="P469"><text:span text:style-name="Source_20_Text"><text:span text:style-name="T153">Image data URIs</text:span></text:span></text:p>
        </text:list-item>
      </text:list>
      <text:p text:style-name="P88"><text:span text:style-name="Source_20_Text"><text:span text:style-name="T152"/></text:span></text:p>
      <text:h text:style-name="P314"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1819603122" text:style-name="L104">
        <text:list-item>
          <text:p text:style-name="P470"><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317817315" text:style-name="L105">
        <text:list-item>
          <text:p text:style-name="P471"><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1058653089" text:style-name="L106">
        <text:list-item>
          <text:p text:style-name="P472"><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574765673" text:style-name="L107">
        <text:list-item>
          <text:p text:style-name="P473"><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2260863727" text:style-name="L108">
        <text:list-item>
          <text:p text:style-name="P474"><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941851284" text:style-name="L109">
        <text:list-item>
          <text:p text:style-name="P475"><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239026008" text:style-name="L110">
        <text:list-item>
          <text:p text:style-name="P476"><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311991756" text:style-name="L111">
        <text:list-item>
          <text:p text:style-name="P477"><text:span text:style-name="Source_20_Text"><text:span text:style-name="T176">It dictates which element appears on top of others. The property must be applied to relative, absolute or fixed position elements.</text:span></text:span></text:p>
        </text:list-item>
      </text:list>
      <text:h text:style-name="P314" text:outline-level="4"><text:span text:style-name="Source_20_Text"><text:span text:style-name="T95"/></text:span></text:h>
      <text:h text:style-name="P314"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3267321426" text:style-name="L112">
        <text:list-item>
          <text:p text:style-name="P478"><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3067600693" text:style-name="L113">
        <text:list-item>
          <text:p text:style-name="P479"><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2668762045" text:style-name="L114">
        <text:list-item>
          <text:p text:style-name="P480"><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1552968829" text:style-name="L115">
        <text:list-item>
          <text:p text:style-name="P481"><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2757600494" text:style-name="L116">
        <text:list-item>
          <text:p text:style-name="P482"><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3360700738" text:style-name="L117">
        <text:list-item>
          <text:p text:style-name="P483"><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1267465099" text:style-name="L118">
        <text:list-item>
          <text:p text:style-name="P484"><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3365971956" text:style-name="L119">
        <text:list-item>
          <text:p text:style-name="P485"><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3902983320" text:style-name="L120">
        <text:list-item>
          <text:p text:style-name="P486"><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1851847661" text:style-name="L121">
        <text:list-item>
          <text:p text:style-name="P487"><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2219320912" text:style-name="L122">
        <text:list-item>
          <text:p text:style-name="P488"><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860164605" text:style-name="L123">
        <text:list-item>
          <text:p text:style-name="P489"><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4151721882" text:style-name="L124">
        <text:list-item>
          <text:p text:style-name="P490"><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3119803296" text:style-name="L125">
        <text:list-item>
          <text:p text:style-name="P491"><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4153390843" text:style-name="L126">
        <text:list-item>
          <text:p text:style-name="P492"><text:span text:style-name="Source_20_Text"><text:span text:style-name="T189">the :hover, :active, and :focus pseudo-classes may be dynamically applied to an element based on a users’ actions. </text:span></text:span></text:p>
        </text:list-item>
        <text:list-item>
          <text:p text:style-name="P492"><text:span text:style-name="Source_20_Text"><text:span text:style-name="T189">:hover is applied to an element when a user moves their cursor over it</text:span></text:span></text:p>
        </text:list-item>
        <text:list-item>
          <text:p text:style-name="P492"><text:span text:style-name="Source_20_Text"><text:span text:style-name="T189">:active is applied to an element when a user engages the element (like clicking it)</text:span></text:span></text:p>
        </text:list-item>
        <text:list-item>
          <text:p text:style-name="P492"><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3874273869" text:style-name="L127">
        <text:list-item>
          <text:p text:style-name="P493"><text:span text:style-name="Source_20_Text"><text:span text:style-name="T190">input:enabled – selects an element in the default enabled state</text:span></text:span></text:p>
        </text:list-item>
        <text:list-item>
          <text:p text:style-name="P493"><text:span text:style-name="Source_20_Text"><text:span text:style-name="T190">input:disables – selects an element in the disabled state, by way of the disabled attribute</text:span></text:span></text:p>
        </text:list-item>
        <text:list-item>
          <text:p text:style-name="P493"><text:span text:style-name="Source_20_Text"><text:span text:style-name="T190">input:checked – selects a checkbox or radio button that has been checked</text:span></text:span></text:p>
        </text:list-item>
        <text:list-item>
          <text:p text:style-name="P493"><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2078207727" text:style-name="L128">
        <text:list-item>
          <text:p text:style-name="P494"><text:span text:style-name="Source_20_Text"><text:span text:style-name="T191">element:first-child - Selects an element that is the first within a parent</text:span></text:span></text:p>
        </text:list-item>
        <text:list-item>
          <text:p text:style-name="P494"><text:span text:style-name="Source_20_Text"><text:span text:style-name="T191">element:last-child - Selects an element that is the last within a parent</text:span></text:span></text:p>
        </text:list-item>
        <text:list-item>
          <text:p text:style-name="P494"><text:span text:style-name="Source_20_Text"><text:span text:style-name="T191">element:only-child - Selects an element that is the only element within a parent</text:span></text:span></text:p>
        </text:list-item>
        <text:list-item>
          <text:p text:style-name="P494"><text:span text:style-name="Source_20_Text"><text:span text:style-name="T191">element:first-of-type - Selects an element that is the first of its type within a parent</text:span></text:span></text:p>
        </text:list-item>
        <text:list-item>
          <text:p text:style-name="P494"><text:span text:style-name="Source_20_Text"><text:span text:style-name="T191">element:last-of-type - Selects an element that is the last of its type within a parent</text:span></text:span></text:p>
        </text:list-item>
        <text:list-item>
          <text:p text:style-name="P494"><text:span text:style-name="Source_20_Text"><text:span text:style-name="T191">element:only-of-type - Selects an element that is the only of its type within a parent</text:span></text:span></text:p>
        </text:list-item>
        <text:list-item>
          <text:p text:style-name="P494"><text:span text:style-name="Source_20_Text"><text:span text:style-name="T191">element:nth-child(n) - Selects an element that matches the given number or expression, counting all elements from the beginning of the document tree</text:span></text:span></text:p>
        </text:list-item>
        <text:list-item>
          <text:p text:style-name="P494"><text:span text:style-name="Source_20_Text"><text:span text:style-name="T191">element:nth-last-child(n) - Selects an element that matches the given number or expression, counting all elements from the end of the document tree</text:span></text:span></text:p>
        </text:list-item>
        <text:list-item>
          <text:p text:style-name="P494"><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494"><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976721499" text:style-name="L129">
        <text:list-item>
          <text:p text:style-name="P495"><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2151660049" text:style-name="L130">
        <text:list-item>
          <text:p text:style-name="P496"><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2719948547" text:style-name="L131">
        <text:list-item>
          <text:p text:style-name="P497"><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610051449" text:style-name="L132">
        <text:list-item>
          <text:p text:style-name="P498"><text:span text:style-name="Source_20_Text"><text:span text:style-name="T192">.</text:span></text:span><text:span text:style-name="Source_20_Text"><text:span text:style-name="T193">class:first-letter – selects the first letter of text within an element</text:span></text:span></text:p>
        </text:list-item>
        <text:list-item>
          <text:p text:style-name="P498"><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1681214073" text:style-name="L133">
        <text:list-item>
          <text:p text:style-name="P499"><text:span text:style-name="Source_20_Text"><text:span text:style-name="T193">element:before – creates a pseudo-element inside the selected element at the beginning</text:span></text:span></text:p>
        </text:list-item>
        <text:list-item>
          <text:p text:style-name="P499"><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3604611060" text:style-name="L134">
        <text:list-item>
          <text:p text:style-name="P500"><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14" text:outline-level="4"><text:span text:style-name="Source_20_Text"><text:span text:style-name="T79">Responsive Design</text:span></text:span></text:h>
      <text:list xml:id="list4151616303" text:style-name="L135">
        <text:list-item>
          <text:list>
            <text:list-item>
              <text:p text:style-name="P501"><text:span text:style-name="Source_20_Text"><text:span text:style-name="T80">Name the 3 components of responsive web design.</text:span></text:span></text:p>
              <text:list>
                <text:list-item>
                  <text:p text:style-name="P501"><text:span text:style-name="Source_20_Text"><text:span text:style-name="T80">Flexible layouts, media queries and flexible media</text:span></text:span></text:p>
                </text:list-item>
              </text:list>
            </text:list-item>
            <text:list-item>
              <text:p text:style-name="P501"><text:span text:style-name="Source_20_Text"><text:span text:style-name="T80">What are flexible layouts?</text:span></text:span></text:p>
              <text:list>
                <text:list-item>
                  <text:p text:style-name="P501"><text:span text:style-name="Source_20_Text"><text:span text:style-name="T80">Website layouts with a flexible grid that are capable of dynamically resizing to any width</text:span></text:span></text:p>
                </text:list-item>
              </text:list>
            </text:list-item>
            <text:list-item>
              <text:p text:style-name="P501"><text:span text:style-name="Source_20_Text"><text:span text:style-name="T80">What is the formula for identifying the proportions of a flexible layout using relative values?</text:span></text:span></text:p>
              <text:list>
                <text:list-item>
                  <text:p text:style-name="P501"><text:span text:style-name="Source_20_Text"><text:span text:style-name="T80">Target width / parent width = result %</text:span></text:span></text:p>
                </text:list-item>
              </text:list>
            </text:list-item>
            <text:list-item>
              <text:p text:style-name="P501"><text:span text:style-name="Source_20_Text"><text:span text:style-name="T81">Talk about media queries</text:span></text:span></text:p>
              <text:list>
                <text:list-item>
                  <text:p text:style-name="P501"><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01"><text:span text:style-name="Source_20_Text"><text:span text:style-name="T81">List common media features.</text:span></text:span></text:p>
              <text:list>
                <text:list-item>
                  <text:p text:style-name="P501"><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01"><text:span text:style-name="Source_20_Text"><text:span text:style-name="T82">Expand on the mobile first concept</text:span></text:span></text:p>
              <text:list>
                <text:list-item>
                  <text:p text:style-name="P501"><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35"><text:span text:style-name="Source_20_Text"><text:span text:style-name="T330">/* Default styles first then media queries */</text:span></text:span></text:p>
              <text:list>
                <text:list-item>
                  <text:p text:style-name="P335"><text:span text:style-name="Source_20_Text"><text:span text:style-name="T329">@media screen and (min-width: 400px) <text:s/>{…}</text:span></text:span></text:p>
                </text:list-item>
                <text:list-item>
                  <text:p text:style-name="P335"><text:span text:style-name="Source_20_Text"><text:span text:style-name="T329">@media screen and (min-width: 600px) <text:s/>{…}</text:span></text:span></text:p>
                </text:list-item>
                <text:list-item>
                  <text:p text:style-name="P335"><text:span text:style-name="Source_20_Text"><text:span text:style-name="T329">@media screen and (min-width: 1000px) {…}</text:span></text:span></text:p>
                </text:list-item>
                <text:list-item>
                  <text:p text:style-name="P335"><text:span text:style-name="Source_20_Text"><text:span text:style-name="T329">@media screen and (min-width: 1400px) {...}</text:span></text:span></text:p>
                </text:list-item>
              </text:list>
            </text:list-item>
            <text:list-item>
              <text:p text:style-name="P501"><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01"><text:span text:style-name="Source_20_Text"><text:span text:style-name="T83">It helps mobile devices identify the size, scale and resolution of a website.</text:span></text:span></text:p>
                </text:list-item>
                <text:list-item>
                  <text:p text:style-name="P501"><text:span text:style-name="Source_20_Text"><text:span text:style-name="T281">&lt;meta name=”viewport” content=”width=device-width”, initial-scale=1”&gt;</text:span></text:span></text:p>
                </text:list-item>
                <text:list-item>
                  <text:p text:style-name="P501"><text:span text:style-name="Source_20_Text"><text:span text:style-name="T281">@viewport { width: device-width; zoom: 1; }</text:span></text:span></text:p>
                </text:list-item>
              </text:list>
            </text:list-item>
            <text:list-item>
              <text:p text:style-name="P501"><text:span text:style-name="Source_20_Text"><text:span text:style-name="T84">What is the easiest way to make media flexible to screen size?</text:span></text:span></text:p>
              <text:list>
                <text:list-item>
                  <text:p text:style-name="P502"><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14" text:outline-level="4"><text:span text:style-name="Source_20_Text"><text:span text:style-name="T13">Preprocessors</text:span></text:span></text:h>
      <text:list xml:id="list1315426225" text:style-name="L136">
        <text:list-item>
          <text:p text:style-name="P503"><text:span text:style-name="Source_20_Text"><text:span text:style-name="T194">What is a Preprocessor?</text:span></text:span></text:p>
          <text:list>
            <text:list-item>
              <text:p text:style-name="P503"><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1034775723" text:style-name="L137">
        <text:list-item>
          <text:p text:style-name="P504"><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3427386595" text:style-name="L138">
        <text:list-item>
          <text:p text:style-name="P505"><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1375836178" text:style-name="L139">
        <text:list-item>
          <text:p text:style-name="P506"><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599667379" text:style-name="L140">
        <text:list-item>
          <text:p text:style-name="P507"><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1438679768" text:style-name="L141">
        <text:list-item>
          <text:p text:style-name="P508"><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3810041071" text:style-name="L142">
        <text:list-item>
          <text:p text:style-name="P509"><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4140064630" text:style-name="L143">
        <text:list-item>
          <text:p text:style-name="P510"><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903337623" text:style-name="L144">
        <text:list-item>
          <text:p text:style-name="P511"><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176203247" text:style-name="L145">
        <text:list-item>
          <text:p text:style-name="P512"><text:span text:style-name="Source_20_Text"><text:span text:style-name="T203">Sass is a strict indented syntax and SCSS has more flexible syntax that lets you also write plain CSS</text:span></text:span></text:p>
        </text:list-item>
        <text:list-item>
          <text:p text:style-name="P513"><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2767723122" text:style-name="L146">
        <text:list-item>
          <text:p text:style-name="P336"><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201626713043225" text:continue-numbering="true" text:style-name="L146">
        <text:list-header>
          <text:p text:style-name="P514"><text:span text:style-name="Source_20_Text"><text:span text:style-name="T206">You can also nest properties</text:span></text:span></text:p>
        </text:list-header>
        <text:list-item>
          <text:p text:style-name="P337"><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1615168952" text:style-name="L147">
        <text:list-item>
          <text:p text:style-name="P338"><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14"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3271578979" text:style-name="L148">
        <text:list-item>
          <text:p text:style-name="P515"><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1519107700" text:style-name="L149">
        <text:list-item>
          <text:p text:style-name="P516"><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2252991384" text:style-name="L150">
        <text:list-item>
          <text:p text:style-name="P517"><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2897888620" text:style-name="L151">
        <text:list-item>
          <text:p text:style-name="P518"><text:span text:style-name="Source_20_Text"><text:span text:style-name="T157">$(document).ready(function(event) { // jQuery code });</text:span></text:span></text:p>
        </text:list-item>
        <text:list-item>
          <text:p text:style-name="P518"><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4149946625" text:style-name="L152">
        <text:list-item>
          <text:p text:style-name="P519"><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3506979649" text:style-name="L153">
        <text:list-item>
          <text:p text:style-name="P520"><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3876698078" text:style-name="L154">
        <text:list-item>
          <text:p text:style-name="P521"><text:span text:style-name="Source_20_Text"><text:span text:style-name="T161">How would you get or set an attribute?</text:span></text:span></text:p>
          <text:list>
            <text:list-item>
              <text:p text:style-name="P521"><text:span text:style-name="Source_20_Text"><text:span text:style-name="T161">$(‘img’).attr(‘alt’); gets the alt attribute.</text:span></text:span></text:p>
            </text:list-item>
            <text:list-item>
              <text:p text:style-name="P521"><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1735557182" text:style-name="L155">
        <text:list-item>
          <text:p text:style-name="P522"><text:span text:style-name="Source_20_Text"><text:span text:style-name="T161">.</text:span></text:span><text:span text:style-name="Source_20_Text"><text:span text:style-name="T162">addClass() - adds a class to an element</text:span></text:span></text:p>
        </text:list-item>
        <text:list-item>
          <text:p text:style-name="P522"><text:span text:style-name="Source_20_Text"><text:span text:style-name="T162">.prop()</text:span></text:span></text:p>
        </text:list-item>
        <text:list-item>
          <text:p text:style-name="P522"><text:span text:style-name="Source_20_Text"><text:span text:style-name="T162">.removeProp()</text:span></text:span></text:p>
        </text:list-item>
        <text:list-item>
          <text:p text:style-name="P522"><text:span text:style-name="Source_20_Text"><text:span text:style-name="T162">.attr() - </text:span></text:span><text:span text:style-name="Source_20_Text"><text:span text:style-name="T163">find an attribute value and change it if you want.</text:span></text:span></text:p>
        </text:list-item>
        <text:list-item>
          <text:p text:style-name="P522"><text:span text:style-name="Source_20_Text"><text:span text:style-name="T162">.removeAttr()</text:span></text:span></text:p>
        </text:list-item>
        <text:list-item>
          <text:p text:style-name="P523"><text:span text:style-name="Source_20_Text"><text:span text:style-name="T162">toggleClass()</text:span></text:span></text:p>
        </text:list-item>
        <text:list-item>
          <text:p text:style-name="P523"><text:span text:style-name="Source_20_Text"><text:span text:style-name="T162">.hasClass()</text:span></text:span></text:p>
        </text:list-item>
        <text:list-item>
          <text:p text:style-name="P523"><text:span text:style-name="Source_20_Text"><text:span text:style-name="T162">.removeClass() - removes a specified or all classes from an element</text:span></text:span></text:p>
        </text:list-item>
        <text:list-item>
          <text:p text:style-name="P523"><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2657433107" text:style-name="L156">
        <text:list-item>
          <text:p text:style-name="P524"><text:span text:style-name="Source_20_Text"><text:span text:style-name="T162">.</text:span></text:span><text:span text:style-name="Source_20_Text"><text:span text:style-name="T164">css()</text:span></text:span></text:p>
        </text:list-item>
        <text:list-item>
          <text:p text:style-name="P524"><text:span text:style-name="Source_20_Text"><text:span text:style-name="T164">.innerWidth()</text:span></text:span></text:p>
        </text:list-item>
        <text:list-item>
          <text:p text:style-name="P524"><text:span text:style-name="Source_20_Text"><text:span text:style-name="T164">.outerWidth()</text:span></text:span></text:p>
        </text:list-item>
        <text:list-item>
          <text:p text:style-name="P524"><text:span text:style-name="Source_20_Text"><text:span text:style-name="T164">.scrollTop()</text:span></text:span></text:p>
        </text:list-item>
        <text:list-item>
          <text:p text:style-name="P524"><text:span text:style-name="Source_20_Text"><text:span text:style-name="T164">.height()</text:span></text:span></text:p>
        </text:list-item>
        <text:list-item>
          <text:p text:style-name="P524"><text:span text:style-name="Source_20_Text"><text:span text:style-name="T164">.offset()</text:span></text:span></text:p>
        </text:list-item>
        <text:list-item>
          <text:p text:style-name="P524"><text:span text:style-name="Source_20_Text"><text:span text:style-name="T164">.position()</text:span></text:span></text:p>
        </text:list-item>
        <text:list-item>
          <text:p text:style-name="P524"><text:span text:style-name="Source_20_Text"><text:span text:style-name="T164">.width()</text:span></text:span></text:p>
        </text:list-item>
        <text:list-item>
          <text:p text:style-name="P524"><text:span text:style-name="Source_20_Text"><text:span text:style-name="T164">.innerHeight()</text:span></text:span></text:p>
        </text:list-item>
        <text:list-item>
          <text:p text:style-name="P524"><text:span text:style-name="Source_20_Text"><text:span text:style-name="T164">.outerHeight()</text:span></text:span></text:p>
        </text:list-item>
        <text:list-item>
          <text:p text:style-name="P524"><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632374383" text:style-name="L157">
        <text:list-item>
          <text:p text:style-name="P525"><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15" text:outline-level="4" text:is-list-header="true"><text:span text:style-name="Source_20_Text"><text:span text:style-name="T144">Effect duration is for how long the effect will last. Slow is 600ms and fast is 200ms.</text:span></text:span></text:h>
      <text:h text:style-name="P316"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4287920011" text:style-name="L158">
        <text:list-item>
          <text:p text:style-name="P799"><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14" text:outline-level="4"><text:span text:style-name="Source_20_Text"><text:span text:style-name="T95"/></text:span></text:h>
      <text:h text:style-name="P314" text:outline-level="4"><text:span text:style-name="Source_20_Text"><text:span text:style-name="T95">Transforms</text:span></text:span></text:h>
      <text:p text:style-name="P147"><text:span text:style-name="Source_20_Text"><text:span text:style-name="T218">What are the 4 transform properties in CSS?</text:span></text:span></text:p>
      <text:list xml:id="list97099320" text:style-name="L159">
        <text:list-item>
          <text:p text:style-name="P526"><text:span text:style-name="Source_20_Text"><text:span text:style-name="T217">Scale – make bigger or smaller</text:span></text:span></text:p>
        </text:list-item>
        <text:list-item>
          <text:p text:style-name="P526"><text:span text:style-name="Source_20_Text"><text:span text:style-name="T217">Rotate – rotate the element</text:span></text:span></text:p>
        </text:list-item>
        <text:list-item>
          <text:p text:style-name="P526"><text:span text:style-name="Source_20_Text"><text:span text:style-name="T217">Translate – similar to relative position and moves the element around the page</text:span></text:span></text:p>
        </text:list-item>
        <text:list-item>
          <text:p text:style-name="P527"><text:span text:style-name="Source_20_Text"><text:span text:style-name="T217">Skew – distorts elements along the x, y or both axes</text:span></text:span></text:p>
          <text:p text:style-name="P528"><text:span text:style-name="Source_20_Text"><text:span text:style-name="T218">You can chain transforms together using the transform property.</text:span></text:span></text:p>
          <text:p text:style-name="P529"><text:span text:style-name="Source_20_Text"><text:span text:style-name="T219">What is the transform-origin property?</text:span></text:span></text:p>
        </text:list-item>
        <text:list-item>
          <text:p text:style-name="P530"><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3972202945" text:style-name="L160">
        <text:list-item>
          <text:p text:style-name="P531"><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3766559322" text:style-name="L161">
        <text:list-item>
          <text:p text:style-name="P532"><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1970072218" text:style-name="L162">
        <text:list-item>
          <text:p text:style-name="P533"><text:span text:style-name="Source_20_Text"><text:span text:style-name="T227">It disappears an element if it’s back is facing the user. This becomes more important with animations.</text:span></text:span></text:p>
        </text:list-item>
      </text:list>
      <text:h text:style-name="P314"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1673753360" text:style-name="L163">
        <text:list-item>
          <text:p text:style-name="P534"><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4123153050" text:style-name="L164">
        <text:list-item>
          <text:p text:style-name="P535"><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36"><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4169651470" text:style-name="L165">
        <text:list-item>
          <text:p text:style-name="P537"><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2663024276" text:style-name="L166">
        <text:list-item>
          <text:p text:style-name="P538"><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4141218781" text:style-name="L167">
        <text:list-item>
          <text:p text:style-name="P539"><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535526879" text:style-name="L168">
        <text:list-item>
          <text:p text:style-name="P540"><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3620017915" text:style-name="L169">
        <text:list-item>
          <text:p text:style-name="P541"><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299549497" text:style-name="L170">
        <text:list-item>
          <text:p text:style-name="P542"><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2770319631" text:style-name="L171">
        <text:list-item>
          <text:p text:style-name="P543"><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2744956633" text:style-name="L172">
        <text:list-item>
          <text:p text:style-name="P544"><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1541330807" text:style-name="L173">
        <text:list-item>
          <text:p text:style-name="P545"><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14"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14"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2545956607" text:style-name="L174">
        <text:list-item>
          <text:p text:style-name="P546"><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2857771289" text:style-name="L175">
        <text:list-item>
          <text:p text:style-name="P547"><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1030408958" text:style-name="L176">
        <text:list-item>
          <text:p text:style-name="P548"><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569146524" text:style-name="L177">
        <text:list-item>
          <text:p text:style-name="P549"><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3986339903" text:style-name="L178">
        <text:list-item>
          <text:p text:style-name="P550"><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3053627775" text:style-name="L179">
        <text:list-item>
          <text:p text:style-name="P551"><text:span text:style-name="Source_20_Text"><text:span text:style-name="T268">Widget attributes, live region attributes, drag-and-drop attributes, and relationship attributes</text:span></text:span></text:p>
          <text:list>
            <text:list-item>
              <text:p text:style-name="P551"><text:span text:style-name="Source_20_Text"><text:span text:style-name="T268">wa – widget roles and specific to the user interface and where users take action</text:span></text:span></text:p>
            </text:list-item>
            <text:list-item>
              <text:p text:style-name="P551"><text:span text:style-name="Source_20_Text"><text:span text:style-name="T268">lra – indicate content changes for assistive tech on page alerts and notifications</text:span></text:span></text:p>
            </text:list-item>
            <text:list-item>
              <text:p text:style-name="P551"><text:span text:style-name="Source_20_Text"><text:span text:style-name="T268">dada - provide alternate behaviors to assistive tech</text:span></text:span></text:p>
            </text:list-item>
            <text:list-item>
              <text:p text:style-name="P551"><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292" text:outline-level="2"><text:span text:style-name="Source_20_Text"><text:span text:style-name="T275">Class 7</text:span></text:span></text:h>
      <text:h text:style-name="Heading_20_4" text:outline-level="4"><text:span text:style-name="Source_20_Text"><text:span text:style-name="T13">Learn: How to Network</text:span></text:span></text:h>
      <text:list xml:id="list3838296300" text:style-name="L180">
        <text:list-item>
          <text:p text:style-name="P552"><text:span text:style-name="Source_20_Text"><text:span text:style-name="T334">Each week: connect with 3 individuals each week and have coffee chats with 2 additional people</text:span></text:span></text:p>
        </text:list-item>
        <text:list-item>
          <text:p text:style-name="P552"><text:span text:style-name="Source_20_Text"><text:span text:style-name="T13">Networking progression: stranger &gt; acquaintance &gt; friend &gt; referral &gt; coworker</text:span></text:span></text:p>
          <text:list>
            <text:list-item>
              <text:p text:style-name="P552"><text:span text:style-name="Source_20_Text"><text:span text:style-name="T13">The goal of networking is just to make friends</text:span></text:span></text:p>
            </text:list-item>
            <text:list-item>
              <text:p text:style-name="P552"><text:span text:style-name="Source_20_Text"><text:span text:style-name="T13">Referrals </text:span></text:span><text:span text:style-name="Source_20_Text"><text:span text:style-name="T100">can net the person a nice bonus</text:span></text:span></text:p>
            </text:list-item>
            <text:list-item>
              <text:p text:style-name="P553"><text:span text:style-name="Source_20_Text"><text:span text:style-name="T98">LinkedIn should be manicured to your real network</text:span></text:span></text:p>
            </text:list-item>
          </text:list>
        </text:list-item>
        <text:list-item>
          <text:p text:style-name="P553"><text:span text:style-name="Source_20_Text"><text:span text:style-name="T98">Read: How to Win Friends and Influence People</text:span></text:span></text:p>
          <text:list>
            <text:list-item>
              <text:p text:style-name="P554"><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55"><text:span text:style-name="Source_20_Text"><text:span text:style-name="T107">Local </text:span></text:span><text:span text:style-name="Source_20_Text"><text:span text:style-name="T105">Events</text:span></text:span></text:p>
          <text:list>
            <text:list-item>
              <text:p text:style-name="P556"><text:span text:style-name="Source_20_Text"><text:span text:style-name="T103">Easiest way to build a network is to attend events</text:span></text:span></text:p>
            </text:list-item>
            <text:list-item>
              <text:p text:style-name="P557"><text:span text:style-name="Source_20_Text"><text:span text:style-name="T104">Look to network at the closest local tech hub city</text:span></text:span></text:p>
            </text:list-item>
            <text:list-item>
              <text:p text:style-name="P555"><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58"><text:span text:style-name="Source_20_Text"><text:span text:style-name="T107">Conferences</text:span></text:span></text:p>
          <text:list>
            <text:list-item>
              <text:p text:style-name="P558"><text:span text:style-name="Source_20_Text"><text:span text:style-name="T107">Meet with like-minded people</text:span></text:span></text:p>
            </text:list-item>
            <text:list-item>
              <text:p text:style-name="P558"><text:span text:style-name="Source_20_Text"><text:span text:style-name="T107">A lot are free but some can let you get in for free</text:span></text:span></text:p>
              <text:list>
                <text:list-item>
                  <text:p text:style-name="P558"><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58"><text:span text:style-name="Source_20_Text"><text:span text:style-name="T107">Volunteering usually allows you to get in for free</text:span></text:span></text:p>
                </text:list-item>
                <text:list-item>
                  <text:p text:style-name="P559"><text:span text:style-name="Source_20_Text"><text:span text:style-name="T109">Never eat alone</text:span></text:span></text:p>
                </text:list-item>
                <text:list-item>
                  <text:p text:style-name="P560"><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61"><text:span text:style-name="Source_20_Text"><text:span text:style-name="T110">Community Groups</text:span></text:span></text:p>
          <text:list>
            <text:list-item>
              <text:p text:style-name="P561"><text:span text:style-name="Source_20_Text"><text:span text:style-name="T110">local groups, Discord, Slack, or online areas</text:span></text:span></text:p>
            </text:list-item>
            <text:list-item>
              <text:p text:style-name="P562"><text:span text:style-name="Source_20_Text"><text:span text:style-name="T111">Code for America DC chapter?</text:span></text:span></text:p>
            </text:list-item>
            <text:list-item>
              <text:p text:style-name="P563"><text:span text:style-name="Source_20_Text"><text:span text:style-name="T120">Hackathon</text:span></text:span></text:p>
            </text:list-item>
            <text:list-item>
              <text:p text:style-name="P564"><text:span text:style-name="Source_20_Text"><text:span text:style-name="T214">Contributing to open-source projects</text:span></text:span></text:p>
            </text:list-item>
          </text:list>
        </text:list-item>
        <text:list-item>
          <text:p text:style-name="P565"><text:span text:style-name="Source_20_Text"><text:span text:style-name="T112">Apps</text:span></text:span></text:p>
          <text:list>
            <text:list-item>
              <text:p text:style-name="P565"><text:span text:style-name="Source_20_Text"><text:span text:style-name="T112">Lunchclub</text:span></text:span></text:p>
            </text:list-item>
            <text:list-item>
              <text:p text:style-name="P565"><text:span text:style-name="Source_20_Text"><text:span text:style-name="T112">Bumble Bizz</text:span></text:span></text:p>
            </text:list-item>
          </text:list>
        </text:list-item>
        <text:list-item>
          <text:p text:style-name="P566"><text:span text:style-name="Source_20_Text"><text:span text:style-name="T113">Friends and Family</text:span></text:span></text:p>
        </text:list-item>
        <text:list-item>
          <text:p text:style-name="P567"><text:span text:style-name="Source_20_Text"><text:span text:style-name="T115">Coffee Chats </text:span></text:span><text:span text:style-name="Source_20_Text"><text:span text:style-name="T119">(20 - 30 mins)</text:span></text:span></text:p>
          <text:list>
            <text:list-item>
              <text:p text:style-name="P568"><text:span text:style-name="Source_20_Text"><text:span text:style-name="T117">Requesting a coffee chat</text:span></text:span></text:p>
              <text:list>
                <text:list-item>
                  <text:p text:style-name="P568"><text:soft-page-break/><text:span text:style-name="Source_20_Text"><text:span text:style-name="T117">Send an email after meeting someone asking if they have time for a deeper conversation about how they got to where they are.</text:span></text:span></text:p>
                </text:list-item>
                <text:list-item>
                  <text:p text:style-name="P568"><text:span text:style-name="Source_20_Text"><text:span text:style-name="T117">Follow up 1 week</text:span></text:span></text:p>
                </text:list-item>
                <text:list-item>
                  <text:p text:style-name="P568"><text:span text:style-name="Source_20_Text"><text:span text:style-name="T117">Follow up 2 weeks</text:span></text:span></text:p>
                </text:list-item>
                <text:list-item>
                  <text:p text:style-name="P568"><text:span text:style-name="Source_20_Text"><text:span text:style-name="T117">Last email 1 month</text:span></text:span></text:p>
                </text:list-item>
                <text:list-item>
                  <text:p text:style-name="P568"><text:span text:style-name="Source_20_Text"><text:span text:style-name="T117">Drop it if they don’t respond</text:span></text:span></text:p>
                </text:list-item>
              </text:list>
            </text:list-item>
            <text:list-item>
              <text:p text:style-name="P567"><text:span text:style-name="Source_20_Text"><text:span text:style-name="T114">End coffee chats with so who should I talk to next?</text:span></text:span></text:p>
            </text:list-item>
            <text:list-item>
              <text:p text:style-name="P567"><text:span text:style-name="Source_20_Text"><text:span text:style-name="T115">Send a followup email thanking them and link them something interesting that you all talked about.</text:span></text:span></text:p>
            </text:list-item>
          </text:list>
        </text:list-item>
        <text:list-item>
          <text:p text:style-name="P567"><text:span text:style-name="Source_20_Text"><text:span text:style-name="T115">Normal follow up procedure </text:span></text:span><text:span text:style-name="Source_20_Text"><text:span text:style-name="T116">after meeting</text:span></text:span></text:p>
          <text:list>
            <text:list-item>
              <text:p text:style-name="P569"><text:span text:style-name="Source_20_Text"><text:span text:style-name="T115">Meet</text:span></text:span></text:p>
            </text:list-item>
            <text:list-item>
              <text:p text:style-name="P569"><text:span text:style-name="Source_20_Text"><text:span text:style-name="T115">Next Day: email something that adds value</text:span></text:span></text:p>
            </text:list-item>
            <text:list-item>
              <text:p text:style-name="P569"><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69"><text:span text:style-name="Source_20_Text"><text:span text:style-name="T115">Day 6: follow them on Twitter</text:span></text:span></text:p>
            </text:list-item>
          </text:list>
        </text:list-item>
        <text:list-item>
          <text:p text:style-name="P570"><text:span text:style-name="Source_20_Text"><text:span text:style-name="T118">Set up custom alerts on Google</text:span></text:span><text:span text:style-name="Source_20_Text"><text:span text:style-name="T215"> google.com/alerts</text:span></text:span></text:p>
          <text:list>
            <text:list-item>
              <text:p text:style-name="P570"><text:span text:style-name="Source_20_Text"><text:span text:style-name="T118">Can create alerts of contact’s name or company on the networking sheet</text:span></text:span></text:p>
            </text:list-item>
            <text:list-item>
              <text:p text:style-name="P570"><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1272324013" text:style-name="L181">
        <text:list-item>
          <text:p text:style-name="P800"><text:span text:style-name="Source_20_Text"><text:span text:style-name="T13"/></text:span></text:p>
        </text:list-item>
      </text:list>
      <text:h text:style-name="Heading_20_4" text:outline-level="4"><text:span text:style-name="Source_20_Text"><text:span text:style-name="T13">Review: Box Model</text:span></text:span></text:h>
      <text:list xml:id="list641942250" text:style-name="L182">
        <text:list-item>
          <text:p text:style-name="P571"><text:span text:style-name="Source_20_Text"><text:span text:style-name="T13">The box model is made up of what three things?</text:span></text:span></text:p>
          <text:list>
            <text:list-item>
              <text:p text:style-name="P572"><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2344377698" text:style-name="L183">
        <text:list-item>
          <text:p text:style-name="P801"><text:span text:style-name="Source_20_Text"><text:span text:style-name="T13"/></text:span></text:p>
        </text:list-item>
      </text:list>
      <text:h text:style-name="Heading_20_4" text:outline-level="4"><text:span text:style-name="Source_20_Text"><text:span text:style-name="T13">Review: Three Simple Layouts</text:span></text:span></text:h>
      <text:list xml:id="list523470842" text:style-name="L184">
        <text:list-item>
          <text:p text:style-name="P802"><text:span text:style-name="Source_20_Text"><text:span text:style-name="T13"/></text:span></text:p>
        </text:list-item>
      </text:list>
      <text:h text:style-name="Heading_20_4" text:outline-level="4"><text:span text:style-name="Source_20_Text"><text:span text:style-name="T13">Learn: Responsive Basics</text:span></text:span></text:h>
      <text:list xml:id="list2743432415" text:style-name="L185">
        <text:list-item>
          <text:p text:style-name="P573"><text:span text:style-name="Source_20_Text"><text:span text:style-name="T13">What makes a site responsive?</text:span></text:span></text:p>
          <text:list>
            <text:list-item>
              <text:p text:style-name="P574"><text:span text:style-name="Source_20_Text"><text:span text:style-name="T13">Fluid</text:span></text:span><text:span text:style-name="Source_20_Text"><text:span text:style-name="T122">ity is when everything is based as a percentage so it can resize</text:span></text:span></text:p>
            </text:list-item>
            <text:list-item>
              <text:p text:style-name="P574"><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75"><text:span text:style-name="Source_20_Text"><text:span text:style-name="T123">rem (root ems) get their sizing guidance from what the html selector font-size is set to.</text:span></text:span></text:p>
                </text:list-item>
              </text:list>
            </text:list-item>
            <text:list-item>
              <text:p text:style-name="P574"><text:span text:style-name="Source_20_Text"><text:span text:style-name="T122">C</text:span></text:span><text:span text:style-name="Source_20_Text"><text:span text:style-name="T13">ontent decisions</text:span></text:span></text:p>
              <text:list>
                <text:list-item>
                  <text:p text:style-name="P576"><text:span text:style-name="Source_20_Text"><text:span text:style-name="T124">made using media queries</text:span></text:span></text:p>
                </text:list-item>
                <text:list-item>
                  <text:p text:style-name="P577"><text:span text:style-name="Source_20_Text"><text:span text:style-name="T125">making the decision</text:span></text:span></text:p>
                  <text:list>
                    <text:list-item>
                      <text:p text:style-name="P577"><text:span text:style-name="Source_20_Text"><text:span text:style-name="T125">mobile first: start with the essential elements first and then add more when there is more screen real estate</text:span></text:span></text:p>
                    </text:list-item>
                    <text:list-item>
                      <text:p text:style-name="P577"><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968767650" text:style-name="L186">
        <text:list-item>
          <text:p text:style-name="P803"><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1716072189" text:style-name="L187">
        <text:list-item>
          <text:p text:style-name="P578"><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579"><text:span text:style-name="Source_20_Text"><text:span text:style-name="T348">Done</text:span></text:span></text:p>
            </text:list-item>
          </text:list>
        </text:list-item>
        <text:list-item>
          <text:p text:style-name="P578"><text:span text:style-name="T13">Do: </text:span><text:a xlink:type="simple" xlink:href="http://flexboxfroggy.com/" text:style-name="Internet_20_link" text:visited-style-name="Visited_20_Internet_20_Link"><text:span text:style-name="T13">http://flexboxfroggy.com/</text:span></text:a></text:p>
          <text:list>
            <text:list-item>
              <text:p text:style-name="P580">Done</text:p>
            </text:list-item>
          </text:list>
        </text:list-item>
        <text:list-item>
          <text:p text:style-name="P578"><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580">Done</text:p>
            </text:list-item>
          </text:list>
        </text:list-item>
      </text:list>
      <text:p text:style-name="P187">Nick Nyguen? Sports data analyst?</text:p>
      <text:p text:style-name="P122"/>
      <text:h text:style-name="P296" text:outline-level="2"><text:span text:style-name="Source_20_Text"><text:span text:style-name="T275">Class 8</text:span></text:span></text:h>
      <text:p text:style-name="P125"/>
      <text:h text:style-name="P317" text:outline-level="4">Review - How to Network</text:h>
      <text:p text:style-name="P171"><text:s/><text:span text:style-name="T349">The students that put in the time to network on average gets networked into 60 apps. </text:span></text:p>
      <text:list xml:id="list3354570753" text:style-name="L188">
        <text:list-item>
          <text:p text:style-name="P581">50% will ghost you</text:p>
        </text:list-item>
        <text:list-item>
          <text:p text:style-name="P581">15 real interviews</text:p>
        </text:list-item>
        <text:list-item>
          <text:p text:style-name="P581">1.5 offers</text:p>
        </text:list-item>
        <text:list-item>
          <text:p text:style-name="P581">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1502159069" text:style-name="L189">
        <text:list-item>
          <text:p text:style-name="P582">Day 1: email</text:p>
          <text:list>
            <text:list-item>
              <text:p text:style-name="P582">say how you met, provide value and thank them for their time</text:p>
            </text:list-item>
            <text:list-item>
              <text:p text:style-name="P582">use hunter.io to find professional emails</text:p>
            </text:list-item>
          </text:list>
        </text:list-item>
        <text:list-item>
          <text:p text:style-name="P582">Day 3: LinkedIn</text:p>
          <text:list>
            <text:list-item>
              <text:p text:style-name="P582">reach out with a quick message</text:p>
            </text:list-item>
          </text:list>
        </text:list-item>
        <text:list-item>
          <text:p text:style-name="P582">Day 6: Twitter</text:p>
          <text:list>
            <text:list-item>
              <text:p text:style-name="P582">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1894965372" text:style-name="L190">
        <text:list-item>
          <text:p text:style-name="P583">week 1</text:p>
        </text:list-item>
        <text:list-item>
          <text:p text:style-name="P583">week 2</text:p>
        </text:list-item>
        <text:list-item>
          <text:p text:style-name="P583">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4174302334" text:style-name="L191">
        <text:list-item>
          <text:p text:style-name="P584">Thank them &gt; Ask for the chat while being flexible &gt; demonstrate value</text:p>
        </text:list-item>
      </text:list>
      <text:p text:style-name="P177"/>
      <text:h text:style-name="P317" text:outline-level="4">Review - CSS Basics </text:h>
      <text:p text:style-name="P180">Golden Rule</text:p>
      <text:p text:style-name="P180">Progressive Enhancement – set up with HTML, add a bit of CSS and a small amount of JS because it doesn’t ignore people without access to broadband</text:p>
      <text:list xml:id="list3041733534" text:style-name="L192">
        <text:list-item>
          <text:p text:style-name="P585">1MB club</text:p>
        </text:list-item>
      </text:list>
      <text:p text:style-name="P181">CSS rule breakdown</text:p>
      <text:p text:style-name="P181">The cascade only comes into effect if the rules below have &gt;= specificity.</text:p>
      <text:p text:style-name="P181">Selecting By relationships</text:p>
      <text:list xml:id="list2460328427" text:style-name="L193">
        <text:list-item>
          <text:p text:style-name="P586">parent &gt; child, parent child, sibling + sibling</text:p>
        </text:list-item>
      </text:list>
      <text:p text:style-name="P182">IDs and classes</text:p>
      <text:list xml:id="list1569002426" text:style-name="L194">
        <text:list-item>
          <text:p text:style-name="P587">IDs can be used once, classes can be reused</text:p>
        </text:list-item>
      </text:list>
      <text:p text:style-name="P182">specificity practice</text:p>
      <text:p text:style-name="P182">The box model</text:p>
      <text:list xml:id="list2091107786" text:style-name="L195">
        <text:list-item>
          <text:p text:style-name="P588">everything in web dev is a box</text:p>
        </text:list-item>
        <text:list-item>
          <text:p text:style-name="P588">size is calculated height + padding + border</text:p>
        </text:list-item>
      </text:list>
      <text:p text:style-name="P181"/>
      <text:h text:style-name="P317" text:outline-level="4">Review - CSS Layout </text:h>
      <text:p text:style-name="P183">Floats</text:p>
      <text:list xml:id="list2377688007" text:style-name="L196">
        <text:list-item>
          <text:p text:style-name="P589">float: left moves things to the top left and float: right moves things to the top right.</text:p>
        </text:list-item>
      </text:list>
      <text:p text:style-name="P183"/>
      <text:h text:style-name="P317" text:outline-level="4"><text:soft-page-break/>Responsive Basics </text:h>
      <text:p text:style-name="Standard"/>
      <text:h text:style-name="P317" text:outline-level="4">Responsive Websites</text:h>
      <text:p text:style-name="P184">What makes a site responsive?</text:p>
      <text:list xml:id="list2300497021" text:style-name="L197">
        <text:list-item>
          <text:p text:style-name="P590">Fluid – everything done in %s</text:p>
        </text:list-item>
        <text:list-item>
          <text:p text:style-name="P590">Elastic – sizing using ems and rems</text:p>
        </text:list-item>
        <text:list-item>
          <text:p text:style-name="P590">Content Decisions – What happens when we get to a certain size</text:p>
        </text:list-item>
      </text:list>
      <text:p text:style-name="P184">How do we make content decisions?</text:p>
      <text:list xml:id="list2738458255" text:style-name="L198">
        <text:list-item>
          <text:p text:style-name="P591">Using media queries to change content based on screen size.</text:p>
        </text:list-item>
      </text:list>
      <text:p text:style-name="P185">Important addition to the Template</text:p>
      <text:list xml:id="list2819767787" text:style-name="L199">
        <text:list-item>
          <text:p text:style-name="P592">&lt;meta name=”viewport” content=”width=device-width, initial-scale=1”&gt;</text:p>
        </text:list-item>
      </text:list>
      <text:p text:style-name="Standard"/>
      <text:h text:style-name="P318" text:outline-level="4">Homework</text:h>
      <text:p text:style-name="P186">NOTE: Only use floats and not flexbox</text:p>
      <text:list xml:id="list3328236374" text:style-name="L200">
        <text:list-item>
          <text:p text:style-name="P593">Read HtIPaWF summary</text:p>
          <text:list>
            <text:list-item>
              <text:p text:style-name="P593"/>
            </text:list-item>
          </text:list>
        </text:list-item>
        <text:list-item>
          <text:p text:style-name="P594">Complete 3 layouts we did in class with CSS (BBC, Khan Acad, Tech Crunch)</text:p>
          <text:list>
            <text:list-item>
              <text:p text:style-name="P595">Done</text:p>
            </text:list-item>
          </text:list>
        </text:list-item>
        <text:list-item>
          <text:p text:style-name="P594">Do the Level Ground &amp; Source layouts</text:p>
          <text:list>
            <text:list-item>
              <text:p text:style-name="P595">Done</text:p>
            </text:list-item>
          </text:list>
        </text:list-item>
        <text:list-item>
          <text:p text:style-name="P594">Do the Restaurant &amp; Hair Salon layouts</text:p>
        </text:list-item>
        <text:list-item>
          <text:p text:style-name="P594">Watch Javascript crash course for beginners: <text:a xlink:type="simple" xlink:href="https://www.youtube.com/watch?v=hdI2bqOjy3c" text:style-name="Internet_20_link" text:visited-style-name="Visited_20_Internet_20_Link">https://www.youtube.com/watch?v=hdI2bqOjy3c</text:a> </text:p>
          <text:list>
            <text:list-item>
              <text:p text:style-name="P596">Done</text:p>
            </text:list-item>
          </text:list>
        </text:list-item>
        <text:list-item>
          <text:p text:style-name="P594">Extra</text:p>
          <text:list>
            <text:list-item>
              <text:p text:style-name="P594">Complete Pushwork Layout</text:p>
              <text:list>
                <text:list-item>
                  <text:p text:style-name="P595">In Progress</text:p>
                </text:list-item>
              </text:list>
            </text:list-item>
            <text:list-item>
              <text:p text:style-name="P594">Add media queries to other layouts</text:p>
              <text:list>
                <text:list-item>
                  <text:p text:style-name="P595">Done</text:p>
                </text:list-item>
              </text:list>
            </text:list-item>
            <text:list-item>
              <text:p text:style-name="P594">FCC Flexbox Tutorial</text:p>
            </text:list-item>
            <text:list-item>
              <text:p text:style-name="P594">Flexbox in 20 mins</text:p>
            </text:list-item>
            <text:list-item>
              <text:p text:style-name="P594">Flexbox Zombies</text:p>
            </text:list-item>
          </text:list>
        </text:list-item>
      </text:list>
      <text:p text:style-name="P125"/>
      <text:h text:style-name="P291"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8879589" text:style-name="L201">
        <text:list-item>
          <text:p text:style-name="P597">Name</text:p>
          <text:list>
            <text:list-item>
              <text:p text:style-name="P597">Leon</text:p>
            </text:list-item>
          </text:list>
        </text:list-item>
        <text:list-item>
          <text:p text:style-name="P597">Title</text:p>
          <text:list>
            <text:list-item>
              <text:p text:style-name="P597"><text:soft-page-break/>I’m a software engineer</text:p>
            </text:list-item>
          </text:list>
        </text:list-item>
        <text:list-item>
          <text:p text:style-name="P597">What you do</text:p>
          <text:list>
            <text:list-item>
              <text:p text:style-name="P597">I help people build fullstack web apps</text:p>
            </text:list-item>
          </text:list>
        </text:list-item>
        <text:list-item>
          <text:p text:style-name="P597">Why you are here</text:p>
          <text:list>
            <text:list-item>
              <text:p text:style-name="P597">I’m trying to learn how to network better</text:p>
            </text:list-item>
          </text:list>
        </text:list-item>
        <text:list-item>
          <text:p text:style-name="P597">greeting</text:p>
          <text:list>
            <text:list-item>
              <text:p text:style-name="P597">Nice to meet you all</text:p>
            </text:list-item>
          </text:list>
        </text:list-item>
      </text:list>
      <text:p text:style-name="P131">Personal example:</text:p>
      <text:list xml:id="list2394222339" text:style-name="L202">
        <text:list-item>
          <text:p text:style-name="P598">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954081277" text:style-name="L203">
        <text:list-item>
          <text:p text:style-name="P599">groups of 6</text:p>
        </text:list-item>
        <text:list-item>
          <text:p text:style-name="P599">practice intros x2 to get more comfortable</text:p>
        </text:list-item>
        <text:list-item>
          <text:p text:style-name="P599">simple starter questions on discord</text:p>
        </text:list-item>
        <text:list-item>
          <text:p text:style-name="P599">20 mins per group</text:p>
        </text:list-item>
      </text:list>
      <text:p text:style-name="P132"/>
      <text:p text:style-name="P132">On the 100Devs Discord server from user dsal929</text:p>
      <text:p text:style-name="P132"/>
      <text:p text:style-name="P132"/>
      <text:h text:style-name="P293" text:outline-level="2">Class <text:span text:style-name="T353">10</text:span>: <text:span text:style-name="T353">Rant and Review</text:span></text:h>
      <text:p text:style-name="P127"/>
      <text:h text:style-name="P319"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18" text:outline-level="4"><text:span text:style-name="T354">R</text:span>eview – CSS Basics</text:h>
      <text:list xml:id="list1910532424" text:style-name="L204">
        <text:list-item>
          <text:p text:style-name="P804">The Golden Rule/Separation of Concerns – HTML = structure/content, CSS = style, JS = behavior/interaction</text:p>
        </text:list-item>
        <text:list-item>
          <text:p text:style-name="P805">Progressive enhancement – Core of layouts is HTML, presentation is CSS and little coating of JS</text:p>
        </text:list-item>
        <text:list-item>
          <text:p text:style-name="P805">Where does CSS go?</text:p>
        </text:list-item>
        <text:list-item>
          <text:p text:style-name="P805">Define parts of a CSS rule</text:p>
        </text:list-item>
        <text:list-item>
          <text:p text:style-name="P805">The Cascade allows rules that come later that overwrite those before</text:p>
        </text:list-item>
        <text:list-item>
          <text:p text:style-name="P806">parent &gt; child, parent child, sibling1 + sibling2</text:p>
        </text:list-item>
        <text:list-item>
          <text:p text:style-name="P807">IDs are only used once on 1 element, classes are used multiple times and on multiple elements</text:p>
        </text:list-item>
        <text:list-item>
          <text:p text:style-name="P807">Box model dimensions include width, padding, and border. Margin just pushes the box around</text:p>
        </text:list-item>
        <text:list-item>
          <text:p text:style-name="P807">Float right goes up to the right and float left goes up to the left</text:p>
        </text:list-item>
      </text:list>
      <text:h text:style-name="P318" text:outline-level="4"><text:soft-page-break/></text:h>
      <text:h text:style-name="P318" text:outline-level="4">Learn – Responsive Basics</text:h>
      <text:h text:style-name="P318" text:outline-level="4"/>
      <text:h text:style-name="P318" text:outline-level="4">Build – Responsive Website</text:h>
      <text:h text:style-name="P318" text:outline-level="4"/>
      <text:h text:style-name="P318" text:outline-level="4">Homework</text:h>
      <text:p text:style-name="P191">Source Layout Footer: </text:p>
      <text:list xml:id="list4139006616" text:style-name="L205">
        <text:list-item>
          <text:p text:style-name="P808">social media icons in a list</text:p>
        </text:list-item>
        <text:list-item>
          <text:p text:style-name="P809">Site Map <text:span text:style-name="T355">&amp; Contribution </text:span>is an h6</text:p>
        </text:list-item>
        <text:list-item>
          <text:p text:style-name="P810">biz-address is another h6</text:p>
        </text:list-item>
      </text:list>
      <text:h text:style-name="P294" text:outline-level="2">Class <text:span text:style-name="T353">1</text:span><text:span text:style-name="T356">1</text:span>: <text:span text:style-name="T356">Learn CSS Layout and Flexbox</text:span></text:h>
      <text:p text:style-name="P128"/>
      <text:p text:style-name="P188">Questions</text:p>
      <text:list xml:id="list4108681275" text:style-name="L206">
        <text:list-item>
          <text:p text:style-name="P600">Take 20 minutes to work on something and if you get stuck then walk away and diffuse before coming back.</text:p>
        </text:list-item>
      </text:list>
      <text:h text:style-name="P320" text:outline-level="4">Review – <text:span text:style-name="T356">Network Reminder</text:span></text:h>
      <text:p text:style-name="Standard"/>
      <text:h text:style-name="P318" text:outline-level="4">Review – CSS Basics</text:h>
      <text:list xml:id="list1184743842" text:style-name="L207">
        <text:list-item>
          <text:p text:style-name="P601">Golden rule/ separation of concerns</text:p>
        </text:list-item>
        <text:list-item>
          <text:p text:style-name="P601">Progressive enhancement – lots of HTML, less CSS, and little JS to keep sites quick</text:p>
        </text:list-item>
        <text:list-item>
          <text:p text:style-name="P601">Where does CSS go?</text:p>
          <text:list>
            <text:list-item>
              <text:p text:style-name="P602">In a separate file</text:p>
            </text:list-item>
            <text:list-item>
              <text:p text:style-name="P602">inline for HTML emails</text:p>
            </text:list-item>
            <text:list-item>
              <text:p text:style-name="P602">In the head for companies that use critical path CSS</text:p>
            </text:list-item>
          </text:list>
        </text:list-item>
        <text:list-item>
          <text:p text:style-name="P601">CSS Break <text:span text:style-name="T357">Down – rules </text:span></text:p>
        </text:list-item>
        <text:list-item>
          <text:p text:style-name="P603">What is the CSS Cascade – declarations that come below can override what comes above.</text:p>
        </text:list-item>
        <text:list-item>
          <text:p text:style-name="P603">Selecting by relationship</text:p>
          <text:list>
            <text:list-item>
              <text:p text:style-name="P603">direct parent <text:span text:style-name="T358">= parent &gt; child</text:span></text:p>
            </text:list-item>
            <text:list-item>
              <text:p text:style-name="P603">indirect parent <text:span text:style-name="T358">= parent child</text:span></text:p>
            </text:list-item>
            <text:list-item>
              <text:p text:style-name="P603"><text:span text:style-name="T358">adjacent </text:span>sibling <text:span text:style-name="T358">= previous sibling + adjacent sibling</text:span></text:p>
            </text:list-item>
            <text:list-item>
              <text:p text:style-name="P604">general sibling = previous sibling ~ general sibling</text:p>
            </text:list-item>
          </text:list>
        </text:list-item>
        <text:list-item>
          <text:p text:style-name="P604">IDs are unique and can only be used on 1 element in one document</text:p>
        </text:list-item>
        <text:list-item>
          <text:p text:style-name="P604">Classes can be used multiple times on multiple elements</text:p>
        </text:list-item>
        <text:list-item>
          <text:p text:style-name="P605">The Box model</text:p>
          <text:list>
            <text:list-item>
              <text:p text:style-name="P605">size is calculated with height/width + padding + border. Margin only moves the element</text:p>
            </text:list-item>
          </text:list>
        </text:list-item>
      </text:list>
      <text:h text:style-name="P318" text:outline-level="4"><text:soft-page-break/>Practice – Box Model</text:h>
      <text:list xml:id="list1820267395" text:style-name="L208">
        <text:list-item>
          <text:p text:style-name="P606">Done</text:p>
        </text:list-item>
      </text:list>
      <text:h text:style-name="P318" text:outline-level="4">Review – Responsive Basics</text:h>
      <text:list xml:id="list559596913" text:style-name="L209">
        <text:list-item>
          <text:p text:style-name="P607">Iphone </text:p>
        </text:list-item>
        <text:list-item>
          <text:p text:style-name="P607">core underpinnings of responsive design</text:p>
          <text:list>
            <text:list-item>
              <text:p text:style-name="P607">fluidity – using percentages or flexbox helps keep a website looking good in between breakpoints</text:p>
            </text:list-item>
            <text:list-item>
              <text:p text:style-name="P607">elasticity – responsive units of measure for fonts (ie. ems and rems)</text:p>
            </text:list-item>
            <text:list-item>
              <text:p text:style-name="P607">content decisions – <text:span text:style-name="T359">what is shown at different screen sizes</text:span></text:p>
            </text:list-item>
          </text:list>
        </text:list-item>
        <text:list-item>
          <text:p text:style-name="P608">ems base it’s size on the closest parent with a defined font-size in pixels</text:p>
        </text:list-item>
        <text:list-item>
          <text:p text:style-name="P609">rems base their size off of the size specified in the html element</text:p>
        </text:list-item>
        <text:list-item>
          <text:p text:style-name="P610">How do we make content decisions?</text:p>
          <text:list>
            <text:list-item>
              <text:p text:style-name="P610">We use media queries to dictate what styles are shown</text:p>
            </text:list-item>
          </text:list>
        </text:list-item>
      </text:list>
      <text:h text:style-name="P318" text:outline-level="4">Practice – EM/REM</text:h>
      <text:list xml:id="list776355545" text:style-name="L210">
        <text:list-item>
          <text:p text:style-name="P611">Default browser font-size is 16px. Setting html to font-size: 62.5% sets it at 10px for which you can use for rems</text:p>
        </text:list-item>
      </text:list>
      <text:h text:style-name="P318" text:outline-level="4">Practice – Media Queries</text:h>
      <text:list xml:id="list2659477826" text:style-name="L211">
        <text:list-item>
          <text:p text:style-name="P612">Clearfix = places a dot at the end of the element that the element trys to wrap around. This is useful when the element contains floated elements and you want the parent to have a height.</text:p>
        </text:list-item>
      </text:list>
      <text:h text:style-name="P318" text:outline-level="4">Build – Using Flexbox</text:h>
      <text:p text:style-name="Standard"/>
      <text:h text:style-name="P318" text:outline-level="4">Homework</text:h>
      <text:list xml:id="list2357096378" text:style-name="L212">
        <text:list-item>
          <text:p text:style-name="P613">Add flexbox terminology to Anki deck</text:p>
        </text:list-item>
        <text:list-item>
          <text:p text:style-name="P614">Flexbox CSS in 20 minutes</text:p>
          <text:list>
            <text:list-item>
              <text:p text:style-name="P614">What is the flexible box model?</text:p>
              <text:list>
                <text:list-item>
                  <text:p text:style-name="P614">Ability to alter item width and eight to best fir in its containers available free space, its direction-agnostic and built for small scale layouts.</text:p>
                </text:list-item>
              </text:list>
            </text:list-item>
            <text:list-item>
              <text:p text:style-name="P615">What does the flex property do?</text:p>
              <text:list>
                <text:list-item>
                  <text:p text:style-name="P615">It changes the size of flexbox elements. Larger numbers mean the element will take up more space along the main axis.</text:p>
                </text:list-item>
              </text:list>
            </text:list-item>
            <text:list-item>
              <text:p text:style-name="P615">What does the order property do in relation to flex elements?</text:p>
              <text:list>
                <text:list-item>
                  <text:p text:style-name="P615">It changes the order in which the flex elements are displayed. </text:p>
                </text:list-item>
              </text:list>
            </text:list-item>
            <text:list-item>
              <text:p text:style-name="P616">How do you set the main axis for a flex element?</text:p>
              <text:list>
                <text:list-item>
                  <text:p text:style-name="P616">Set the flex-direction for row for the main axis to be the x-axis and column for the main axis to be the y-axis.</text:p>
                </text:list-item>
              </text:list>
            </text:list-item>
            <text:list-item>
              <text:p text:style-name="P617">How does the justify-content property work on flex items?</text:p>
              <text:list>
                <text:list-item>
                  <text:p text:style-name="P618">It positions the flex elements along the main axis with flex-start, flex-end, center, space-around (space between items only), space-between (equal space between and outside items)</text:p>
                </text:list-item>
              </text:list>
            </text:list-item>
            <text:list-item>
              <text:p text:style-name="P619">What does align-content property do to flex items?</text:p>
              <text:list>
                <text:list-item>
                  <text:p text:style-name="P619">It aligns flex-items along the cross axis <text:span text:style-name="T368">inside the flex-container.</text:span></text:p>
                </text:list-item>
              </text:list>
            </text:list-item>
            <text:list-item>
              <text:p text:style-name="P620">On which element does the align-self property act on?</text:p>
              <text:list>
                <text:list-item>
                  <text:p text:style-name="P620">It positions a child flex element along the cross axis</text:p>
                </text:list-item>
              </text:list>
            </text:list-item>
            <text:list-item>
              <text:p text:style-name="P621"><text:soft-page-break/>What does align-items property do to flex items?</text:p>
              <text:list>
                <text:list-item>
                  <text:p text:style-name="P621">Distributes flex-items along the cross axis.</text:p>
                </text:list-item>
              </text:list>
            </text:list-item>
            <text:list-item>
              <text:p text:style-name="P622">How do you set width of flex elements?</text:p>
              <text:list>
                <text:list-item>
                  <text:p text:style-name="P622">Flex-basis</text:p>
                </text:list-item>
              </text:list>
            </text:list-item>
            <text:list-item>
              <text:p text:style-name="P623">What is the flex property shorthand for?</text:p>
              <text:list>
                <text:list-item>
                  <text:p text:style-name="P623">Flex: flex-grow flex-shrink flex-basis <text:span text:style-name="T369">(only works on the child class)</text:span></text:p>
                </text:list-item>
              </text:list>
            </text:list-item>
            <text:list-item>
              <text:p text:style-name="P624">What is flex-flow <text:span text:style-name="T370">property </text:span>shorthand for?</text:p>
              <text:list>
                <text:list-item>
                  <text:p text:style-name="P624">Flex-flow: flex-direction flex-wrap <text:span text:style-name="T369">(only works on the parent class)</text:span></text:p>
                </text:list-item>
              </text:list>
            </text:list-item>
            <text:list-item>
              <text:p text:style-name="P625">What is place-content property shorthand for?</text:p>
              <text:list>
                <text:list-item>
                  <text:p text:style-name="P625">Place-content: align-content justify-content (only works on the child class)</text:p>
                </text:list-item>
              </text:list>
            </text:list-item>
          </text:list>
        </text:list-item>
      </text:list>
      <text:p text:style-name="P193"/>
      <text:h text:style-name="P295" text:outline-level="2"><text:span text:style-name="T361">Class </text:span><text:span text:style-name="T353">1</text:span><text:span text:style-name="T360">2</text:span><text:span text:style-name="T361">: </text:span><text:span text:style-name="T356">Learn </text:span><text:span text:style-name="T360">Javascript</text:span></text:h>
      <text:h text:style-name="P321" text:outline-level="4">Let’s Talk – Baby Learns To Walk?</text:h>
      <text:p text:style-name="Standard"/>
      <text:h text:style-name="Heading_20_4" text:outline-level="4">Learn – What is programming?</text:h>
      <text:list xml:id="list3529715645" text:style-name="L213">
        <text:list-item>
          <text:p text:style-name="P626">What is a program?</text:p>
          <text:list>
            <text:list-item>
              <text:p text:style-name="P626">A set of instructions that you write to tell a computer what to do</text:p>
            </text:list-item>
          </text:list>
        </text:list-item>
        <text:list-item>
          <text:p text:style-name="P626">What is programming?</text:p>
          <text:list>
            <text:list-item>
              <text:p text:style-name="P626">The task of writing those instructions in a language that the computer can understand.</text:p>
            </text:list-item>
          </text:list>
        </text:list-item>
        <text:list-item>
          <text:p text:style-name="P627">What is Syntax?</text:p>
          <text:list>
            <text:list-item>
              <text:p text:style-name="P627">The spelling and grammar rules of a programming language.</text:p>
            </text:list-item>
          </text:list>
        </text:list-item>
        <text:list-item>
          <text:p text:style-name="P628">JS Syntax</text:p>
          <text:list>
            <text:list-item>
              <text:p text:style-name="P628">semicolon <text:span text:style-name="T362">= </text:span></text:p>
            </text:list-item>
            <text:list-item>
              <text:p text:style-name="P628">brackets = [] useful for arrays, {}, &lt;&gt;</text:p>
            </text:list-item>
            <text:list-item>
              <text:p text:style-name="P628">parentheses</text:p>
            </text:list-item>
            <text:list-item>
              <text:p text:style-name="P628">quotation marks <text:span text:style-name="T362">= ? ternary selector</text:span></text:p>
            </text:list-item>
            <text:list-item>
              <text:p text:style-name="P628">other unique characters</text:p>
              <text:list>
                <text:list-item>
                  <text:p text:style-name="P629">|| = or</text:p>
                </text:list-item>
                <text:list-item>
                  <text:p text:style-name="P629">&amp;&amp; = and</text:p>
                </text:list-item>
              </text:list>
            </text:list-item>
          </text:list>
        </text:list-item>
        <text:list-item>
          <text:p text:style-name="P630"><text:span text:style-name="T363">The 4 main things</text:span> to <text:span text:style-name="T363">know when learning JS are what?</text:span></text:p>
          <text:list>
            <text:list-item>
              <text:p text:style-name="P630">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201625849229574" text:continue-numbering="true" text:style-name="L213">
        <text:list-item>
          <text:p text:style-name="P631">What are variables?</text:p>
          <text:list>
            <text:list-item>
              <text:p text:style-name="P632">The entity we use to store <text:span text:style-name="T365">a</text:span> value we want to use in a program later.</text:p>
            </text:list-item>
          </text:list>
        </text:list-item>
        <text:list-item>
          <text:p text:style-name="P633">What is a declaration?</text:p>
          <text:list>
            <text:list-item>
              <text:p text:style-name="P633">A reserved word that is used to create a new space in memory to store a variable. Let variable <text:span text:style-name="T365">or const variable. You can only declare a variable name once.</text:span></text:p>
            </text:list-item>
          </text:list>
        </text:list-item>
        <text:list-item>
          <text:p text:style-name="P633">What is an assignment?</text:p>
          <text:list>
            <text:list-item>
              <text:p text:style-name="P633">Assign a value to the declared variable</text:p>
            </text:list-item>
          </text:list>
        </text:list-item>
        <text:list-item>
          <text:p text:style-name="P634"><text:span text:style-name="T366">Talk about the naming convention for</text:span> JS variables.</text:p>
          <text:list>
            <text:list-item>
              <text:p text:style-name="P634"><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35">What are the reserved words for JS?</text:p>
          <text:list>
            <text:list-item>
              <text:p text:style-name="P635">Let, function, class, and return.</text:p>
            </text:list-item>
          </text:list>
        </text:list-item>
        <text:list-item>
          <text:p text:style-name="P636">What is a constant variable and how do you use it?</text:p>
          <text:list>
            <text:list-item>
              <text:p text:style-name="P636">It is a variable that cannot be reassigned once it is assigned. They can be used for difficult to remember values (like hex colors) and assigned using uppercase names like COLOR_RED.</text:p>
            </text:list-item>
          </text:list>
        </text:list-item>
        <text:list-item>
          <text:p text:style-name="P637">What are strings?</text:p>
          <text:list>
            <text:list-item>
              <text:p text:style-name="P637">A data type that stores text in quotes</text:p>
            </text:list-item>
          </text:list>
        </text:list-item>
        <text:list-item>
          <text:p text:style-name="P638">Talk about numbers</text:p>
          <text:list>
            <text:list-item>
              <text:p text:style-name="P638">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1780050136" text:style-name="L214">
        <text:list-item>
          <text:p text:style-name="P639">Comparisons</text:p>
          <text:list>
            <text:list-item>
              <text:p text:style-name="P639">Equality</text:p>
              <text:list>
                <text:list-item>
                  <text:p text:style-name="P639">9 === <text:s/>9 //true</text:p>
                </text:list-item>
                <text:list-item>
                  <text:p text:style-name="P639">7 === 3 //false</text:p>
                </text:list-item>
                <text:list-item>
                  <text:p text:style-name="P639">“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899428574" text:style-name="L215">
        <text:list-item>
          <text:p text:style-name="P640">YouTube Background Picker – Add another list item and do it from memory</text:p>
          <text:list>
            <text:list-item>
              <text:p text:style-name="P641">done</text:p>
            </text:list-item>
          </text:list>
        </text:list-item>
        <text:list-item>
          <text:p text:style-name="P642">calc add another button</text:p>
          <text:list>
            <text:list-item>
              <text:p text:style-name="P641">done</text:p>
            </text:list-item>
          </text:list>
        </text:list-item>
        <text:list-item>
          <text:p text:style-name="P642">day make cases unimportant</text:p>
          <text:list>
            <text:list-item>
              <text:p text:style-name="P641">done</text:p>
            </text:list-item>
          </text:list>
        </text:list-item>
        <text:list-item>
          <text:p text:style-name="P643">Anki Cards</text:p>
          <text:list>
            <text:list-item>
              <text:p text:style-name="P643">Describe the syntax of a function.</text:p>
              <text:list>
                <text:list-item>
                  <text:p text:style-name="P643">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44">What is a local variable?</text:p>
              <text:list>
                <text:list-item>
                  <text:p text:style-name="P644">A variable declared inside a function is only visible to that function</text:p>
                </text:list-item>
              </text:list>
            </text:list-item>
            <text:list-item>
              <text:p text:style-name="P645">Talk about global variables</text:p>
              <text:list>
                <text:list-item>
                  <text:p text:style-name="P645">They are available to any function and can be manipulated or overwritten by a function. In the case that a function declares a local variable with the same name as a global, the global will remain unchanged.</text:p>
                </text:list-item>
              </text:list>
            </text:list-item>
            <text:list-item>
              <text:p text:style-name="P646">What is the difference between a parameter and an argument?</text:p>
              <text:list>
                <text:list-item>
                  <text:p text:style-name="P646"><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47">How do you set default parameter values?</text:p>
              <text:list>
                <text:list-item>
                  <text:p text:style-name="P647">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48">Give 5 examples of prefixes for function names and say what each should do.</text:p>
                  <text:list>
                    <text:list-item>
                      <text:p text:style-name="P648">show… displays something</text:p>
                    </text:list-item>
                    <text:list-item>
                      <text:p text:style-name="P648">get… returns a value</text:p>
                    </text:list-item>
                    <text:list-item>
                      <text:p text:style-name="P648">calc… calculates something</text:p>
                    </text:list-item>
                    <text:list-item>
                      <text:p text:style-name="P648">create… creates something</text:p>
                    </text:list-item>
                    <text:list-item>
                      <text:p text:style-name="P648">check… checks something and returns a boolean</text:p>
                    </text:list-item>
                  </text:list>
                </text:list-item>
              </text:list>
            </text:list-item>
          </text:list>
        </text:list-item>
      </text:list>
      <text:p text:style-name="P192"/>
      <text:p text:style-name="P192"/>
      <text:h text:style-name="P297"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22" text:outline-level="4">Let’s Talk – Imposter Syndrome</text:h>
      <text:h text:style-name="Heading_20_4" text:outline-level="4">Review</text:h>
      <text:list xml:id="list1479579880" text:style-name="L216">
        <text:list-item>
          <text:p text:style-name="P649">Separation of Concerns</text:p>
        </text:list-item>
        <text:list-item>
          <text:p text:style-name="P649">IDs and classes</text:p>
        </text:list-item>
      </text:list>
      <text:h text:style-name="Heading_20_4" text:outline-level="4">Learn – What is programming?</text:h>
      <text:p text:style-name="P195">A computer does only what you tell it to do</text:p>
      <text:p text:style-name="P195">What is a program?</text:p>
      <text:list xml:id="list2506513674" text:style-name="L217">
        <text:list-item>
          <text:p text:style-name="P650">Set of instructions that you write to tell a computer what to do</text:p>
        </text:list-item>
      </text:list>
      <text:p text:style-name="P195">What is programming?</text:p>
      <text:list xml:id="list724895049" text:style-name="L218">
        <text:list-item>
          <text:p text:style-name="P651">The task of writing those instructions in a language that the computer can understand</text:p>
        </text:list-item>
      </text:list>
      <text:p text:style-name="P195"/>
      <text:h text:style-name="Heading_20_4" text:outline-level="4">Lean – JS Basics</text:h>
      <text:p text:style-name="P196">What is syntax?</text:p>
      <text:list xml:id="list1816584577" text:style-name="L219">
        <text:list-item>
          <text:p text:style-name="P652">The spelling and grammar rules of a programming languages</text:p>
        </text:list-item>
      </text:list>
      <text:p text:style-name="P196">What are variables?</text:p>
      <text:list xml:id="list805043533" text:style-name="L220">
        <text:list-item>
          <text:p text:style-name="P653">Are a way we can tell our program to remember values for us to use later on</text:p>
        </text:list-item>
      </text:list>
      <text:p text:style-name="P196">How do you declare and assign variables?</text:p>
      <text:list xml:id="list1368733357" text:style-name="L221">
        <text:list-item>
          <text:p text:style-name="P654"><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4140601646" text:style-name="L222">
        <text:list-item>
          <text:p text:style-name="P655">Name variables using camelCase.</text:p>
        </text:list-item>
      </text:list>
      <text:p text:style-name="P197">What are strings?</text:p>
      <text:list xml:id="list395773703" text:style-name="L223">
        <text:list-item>
          <text:p text:style-name="P656">Data types that appear between single quotes, double quotes, and ticks.</text:p>
        </text:list-item>
      </text:list>
      <text:p text:style-name="P198">What are the big 4 principles to understand in order to code well?</text:p>
      <text:list xml:id="list1154667057" text:style-name="L224">
        <text:list-item>
          <text:p text:style-name="P657">Variables, conditionals, functions and loops</text:p>
        </text:list-item>
      </text:list>
      <text:p text:style-name="P199">What’s the difference between =, ==, and ===?</text:p>
      <text:list xml:id="list1848562066" text:style-name="L225">
        <text:list-item>
          <text:p text:style-name="P658"><text:soft-page-break/>= is used for assignment, == is used for comparing value, === is used for comparing value and type.</text:p>
        </text:list-item>
      </text:list>
      <text:p text:style-name="P200">What is a template <text:span text:style-name="T373">literal/</text:span>string?</text:p>
      <text:list xml:id="list1900038306" text:style-name="L226">
        <text:list-item>
          <text:p text:style-name="P659">`${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2430494800" text:style-name="L227">
        <text:list-item>
          <text:p text:style-name="P660">Background picker: make it a cage album picker</text:p>
          <text:list>
            <text:list-item>
              <text:p text:style-name="P660">Done</text:p>
            </text:list-item>
          </text:list>
        </text:list-item>
      </text:list>
      <text:p text:style-name="P194"/>
      <text:h text:style-name="P298"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2183254819" text:style-name="L228">
        <text:list-item>
          <text:p text:style-name="P661">using ++variable will add 1 value to the variable before something else executes. Variable++ will add 1 to the variable after something else executes on it.</text:p>
          <text:list>
            <text:list-item>
              <text:p text:style-name="P661">Let dogAge = 15</text:p>
            </text:list-item>
            <text:list-item>
              <text:p text:style-name="P661">alert(++dogAge) outputs 16</text:p>
            </text:list-item>
            <text:list-item>
              <text:p text:style-name="P661">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686284096" text:style-name="L229">
        <text:list-item>
          <text:p text:style-name="P662">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4255030334" text:style-name="L230">
        <text:list-item>
          <text:p text:style-name="P663">Function Expressions</text:p>
          <text:list>
            <text:list-item>
              <text:p text:style-name="P663">a function is a value representing an action. Regular values like strings or numbers represent the data while a function can be perceived as an action we can pass between variables and run when we want</text:p>
            </text:list-item>
            <text:list-item>
              <text:p text:style-name="P664"><text:span text:style-name="Emphasis">Function Declaration:</text:span> a function, declared as a separate statement, in the main code flow. <text:span text:style-name="T374">It can be called before it is defined in the code.</text:span></text:p>
            </text:list-item>
            <text:list-item>
              <text:p text:style-name="P664"><text:span text:style-name="Emphasis">Function Expression:</text:span> a function, created inside an expression or inside another syntax construct. <text:span text:style-name="T374">It needs to be defined before it can be called.</text:span></text:p>
            </text:list-item>
            <text:list-item>
              <text:p text:style-name="P811">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63">Arrow Functions</text:p>
          <text:list>
            <text:list-item>
              <text:p text:style-name="P663">How do you write an arrow function</text:p>
              <text:list>
                <text:list-item>
                  <text:p text:style-name="P665">let func = (param1, param2) =&gt; param1 + param2;</text:p>
                </text:list-item>
                <text:list-item>
                  <text:p text:style-name="P666">let func = (param1, param2 =&gt; { return expression }</text:p>
                </text:list-item>
              </text:list>
            </text:list-item>
            <text:list-item>
              <text:p text:style-name="P663">Arrow functions are handy for simple actions, especially for one-liners. They come in two flavors:</text:p>
              <text:list>
                <text:list-item>
                  <text:p text:style-name="P663">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63">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299"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3403214564" text:style-name="L231">
        <text:list-item>
          <text:p text:style-name="P667">Freelancing means working as an independent person or company rather than be employed by someone else</text:p>
        </text:list-item>
        <text:list-item>
          <text:p text:style-name="P668">Consultant, 1099, contractor, self-employeed</text:p>
        </text:list-item>
      </text:list>
      <text:p text:style-name="Standard"/>
      <text:h text:style-name="Heading_20_4" text:outline-level="4">Learn – Setting Up Online Presence</text:h>
      <text:p text:style-name="P213">Set up a Portfolio</text:p>
      <text:list xml:id="list499048581" text:style-name="L232">
        <text:list-item>
          <text:p text:style-name="P669">Examples</text:p>
          <text:list>
            <text:list-item>
              <text:p text:style-name="P669">blaw ($1000): barbaralaw.me</text:p>
            </text:list-item>
            <text:list-item>
              <text:p text:style-name="P669"><text:soft-page-break/>shawn (Amazon $1495): shawncharles.netlify.app </text:p>
            </text:list-item>
          </text:list>
        </text:list-item>
        <text:list-item>
          <text:p text:style-name="P670">Advice for portfolio</text:p>
          <text:list>
            <text:list-item>
              <text:p text:style-name="P671">Use templates!!</text:p>
              <text:list>
                <text:list-item>
                  <text:p text:style-name="P354">Use these first:</text:p>
                  <text:list>
                    <text:list-item>
                      <text:p text:style-name="P671"><text:a xlink:type="simple" xlink:href="https://html5up.net/" text:style-name="Internet_20_link" text:visited-style-name="Visited_20_Internet_20_Link">https://html5up.net/</text:a> </text:p>
                    </text:list-item>
                  </text:list>
                </text:list-item>
                <text:list-item>
                  <text:p text:style-name="P354">After your first client use these maybe:</text:p>
                  <text:list>
                    <text:list-item>
                      <text:p text:style-name="P354">wrapbootstrap.com</text:p>
                    </text:list-item>
                    <text:list-item>
                      <text:p text:style-name="P354">themeforest.net</text:p>
                    </text:list-item>
                  </text:list>
                </text:list-item>
              </text:list>
            </text:list-item>
            <text:list-item>
              <text:p text:style-name="P354">Hosting sites</text:p>
              <text:list>
                <text:list-item>
                  <text:p text:style-name="P672"><text:span text:style-name="T379">N</text:span>etlify.<text:span text:style-name="T379">com/drop</text:span> <text:span text:style-name="T379">(</text:span>free site<text:span text:style-name="T379">)</text:span></text:p>
                  <text:list>
                    <text:list-item>
                      <text:p text:style-name="P354">costs money if you want a custom domain</text:p>
                    </text:list-item>
                  </text:list>
                </text:list-item>
                <text:list-item>
                  <text:p text:style-name="P673">Domains</text:p>
                  <text:list>
                    <text:list-item>
                      <text:p text:style-name="P673">Namecheap.com</text:p>
                    </text:list-item>
                    <text:list-item>
                      <text:p text:style-name="P673">IwantMyName.com</text:p>
                    </text:list-item>
                  </text:list>
                </text:list-item>
              </text:list>
            </text:list-item>
          </text:list>
        </text:list-item>
      </text:list>
      <text:p text:style-name="P213"/>
      <text:p text:style-name="P213">Curate Twitter</text:p>
      <text:list xml:id="list111711991" text:style-name="L233">
        <text:list-item>
          <text:p text:style-name="P674">Nyah (AfrosInAi.com): twitter.com/EarthandCode</text:p>
          <text:list>
            <text:list-item>
              <text:p text:style-name="P674">twitter header</text:p>
              <text:list>
                <text:list-item>
                  <text:p text:style-name="P674">Software Engineer</text:p>
                </text:list-item>
              </text:list>
            </text:list-item>
          </text:list>
        </text:list-item>
        <text:list-item>
          <text:p text:style-name="P674">Sam (Material UI): twitter.com/tanoaksam</text:p>
        </text:list-item>
        <text:list-item>
          <text:p text:style-name="P674">Twitter helps you other search results rank higher</text:p>
        </text:list-item>
      </text:list>
      <text:p text:style-name="P214"/>
      <text:p text:style-name="P213">Curate Linkedin</text:p>
      <text:list xml:id="list2580454107" text:style-name="L234">
        <text:list-item>
          <text:p text:style-name="P675">Keep 3 things</text:p>
          <text:list>
            <text:list-item>
              <text:p text:style-name="P675">previous job</text:p>
              <text:list>
                <text:list-item>
                  <text:p text:style-name="P676">frame it as how it led you to tech</text:p>
                </text:list-item>
              </text:list>
            </text:list-item>
            <text:list-item>
              <text:p text:style-name="P675">100Devs <text:span text:style-name="T378">Agency (in a training program at the Agency)</text:span></text:p>
              <text:list>
                <text:list-item>
                  <text:p text:style-name="P675">Create full-stack web apps with current frameworks and packages</text:p>
                </text:list-item>
                <text:list-item>
                  <text:p text:style-name="P675">Designed interactive websites with responsive features</text:p>
                </text:list-item>
              </text:list>
            </text:list-item>
            <text:list-item>
              <text:p text:style-name="P675"><text:span text:style-name="T377">freelance</text:span> <text:span text:style-name="T377">experience</text:span></text:p>
              <text:list>
                <text:list-item>
                  <text:p text:style-name="P677">Use it to fill in the gaps in employment</text:p>
                </text:list-item>
              </text:list>
            </text:list-item>
          </text:list>
        </text:list-item>
      </text:list>
      <text:p text:style-name="P213"/>
      <text:h text:style-name="Heading_20_4" text:outline-level="4">Learn – Finding Clients</text:h>
      <text:p text:style-name="P215">Start looking for clients close by</text:p>
      <text:list xml:id="list2887740522" text:style-name="L235">
        <text:list-item>
          <text:p text:style-name="P678">Friends</text:p>
        </text:list-item>
        <text:list-item>
          <text:p text:style-name="P678">Family</text:p>
        </text:list-item>
        <text:list-item>
          <text:p text:style-name="P678">Social Media</text:p>
        </text:list-item>
      </text:list>
      <text:p text:style-name="P216">Then look for clients locally</text:p>
      <text:list xml:id="list1886972062" text:style-name="L236">
        <text:list-item>
          <text:p text:style-name="P679">Networking – tell everyone</text:p>
          <text:list>
            <text:list-item>
              <text:p text:style-name="P680">Introduce yourself as a software engineer and build websites and web apps for clients in the DMV area.</text:p>
            </text:list-item>
          </text:list>
        </text:list-item>
        <text:list-item>
          <text:p text:style-name="P679">Listings (craigslist, <text:span text:style-name="T380">local chamber of commerce, Facebook marketplace</text:span>)</text:p>
          <text:list>
            <text:list-item>
              <text:p text:style-name="P681"><text:span text:style-name="T335">I am local software engineer</text:span> and would love to meet you at (public place) to talk to you about your web development needs.</text:p>
            </text:list-item>
          </text:list>
        </text:list-item>
        <text:list-item>
          <text:p text:style-name="P679">Places you know</text:p>
          <text:list>
            <text:list-item>
              <text:p text:style-name="P682">restaurants, local businesses, eastern market <text:span text:style-name="T381">vendors</text:span></text:p>
            </text:list-item>
          </text:list>
        </text:list-item>
        <text:list-item>
          <text:p text:style-name="P679"><text:span text:style-name="T382">O</text:span>utbound (pick a niche)</text:p>
          <text:list>
            <text:list-item>
              <text:p text:style-name="P683">It is a numbers game and you’re going to get rejected a lot</text:p>
            </text:list-item>
            <text:list-item>
              <text:p text:style-name="P684"><text:soft-page-break/>In the morning pick a niche (like restaurants who need websites)</text:p>
            </text:list-item>
            <text:list-item>
              <text:p text:style-name="P684">compile a list of every restaurant in your local area and record if they have a website and if they do, is it shitty?</text:p>
            </text:list-item>
            <text:list-item>
              <text:p text:style-name="P684">Call business and <text:span text:style-name="T383">see if they </text:span>want you to build a website.</text:p>
            </text:list-item>
            <text:list-item>
              <text:p text:style-name="P685">Example script:</text:p>
              <text:list>
                <text:list-item>
                  <text:p text:style-name="P687">Hi this is [name]</text:p>
                  <text:list>
                    <text:list-item>
                      <text:p text:style-name="P687">Do you have a website where I could see your menu</text:p>
                    </text:list-item>
                  </text:list>
                </text:list-item>
                <text:list-item>
                  <text:p text:style-name="P687">Huh, odd question, but is the business owner available?</text:p>
                  <text:list>
                    <text:list-item>
                      <text:p text:style-name="P687">[if no] What is their name and when are they normally around</text:p>
                      <text:list>
                        <text:list-item>
                          <text:p text:style-name="P687">[why] I’m a DC based web developer, I make websites and would love to help out a local business</text:p>
                        </text:list-item>
                      </text:list>
                    </text:list-item>
                    <text:list-item>
                      <text:p text:style-name="P687">[if yes] I am the owner</text:p>
                      <text:list>
                        <text:list-item>
                          <text:p text:style-name="P687">[why] I’m a DC based web developer, I make websites and would love to help out a local business</text:p>
                        </text:list-item>
                      </text:list>
                    </text:list-item>
                    <text:list-item>
                      <text:p text:style-name="P687">[if yes] but they are busy</text:p>
                      <text:list>
                        <text:list-item>
                          <text:p text:style-name="P687">[great] I’ll call back in a little bit</text:p>
                        </text:list-item>
                      </text:list>
                    </text:list-item>
                  </text:list>
                </text:list-item>
                <text:list-item>
                  <text:p text:style-name="P687">Don’t hang up until they agree to a $100 package or hang up on you</text:p>
                  <text:list>
                    <text:list-item>
                      <text:p text:style-name="P687">thousands are searching for restaurants to eat at and you’re not even in the running because you don’t have a website</text:p>
                    </text:list-item>
                    <text:list-item>
                      <text:p text:style-name="P687">Individuals under 35 <text:span text:style-name="T384">(who are the demo that eats out the most) </text:span>are <text:span text:style-name="T384">more likely to eat at a restaurant with a web presence.</text:span></text:p>
                    </text:list-item>
                    <text:list-item>
                      <text:p text:style-name="P688">People are trying to find you online.</text:p>
                    </text:list-item>
                  </text:list>
                </text:list-item>
              </text:list>
            </text:list-item>
          </text:list>
        </text:list-item>
        <text:list-item>
          <text:p text:style-name="P689">Go Wide</text:p>
          <text:list>
            <text:list-item>
              <text:p text:style-name="P689">Gig sites (upwork, fiver, etc)</text:p>
              <text:list>
                <text:list-item>
                  <text:p text:style-name="P689">hard to get work since you are competing against a lot of folks</text:p>
                </text:list-item>
                <text:list-item>
                  <text:p text:style-name="P689">to be successful</text:p>
                  <text:list>
                    <text:list-item>
                      <text:p text:style-name="P689">invest in making your site user profile very robust</text:p>
                    </text:list-item>
                    <text:list-item>
                      <text:p text:style-name="P689">price everything really high (they’ll think you’re better at it)</text:p>
                    </text:list-item>
                  </text:list>
                </text:list-item>
                <text:list-item>
                  <text:p text:style-name="P689">Forums (reddit, etc)</text:p>
                  <text:list>
                    <text:list-item>
                      <text:p text:style-name="P689"/>
                    </text:list-item>
                  </text:list>
                </text:list-item>
                <text:list-item>
                  <text:p text:style-name="P689">Build <text:span text:style-name="T385">A</text:span>uthority</text:p>
                  <text:list>
                    <text:list-item>
                      <text:p text:style-name="P690">pick a niche, build a blog<text:span text:style-name="T387">(hashnode.com)</text:span> and put out content, <text:span text:style-name="T386">build a list of </text:span><text:span text:style-name="T387">potential clients and then reach out</text:span></text:p>
                    </text:list-item>
                    <text:list-item>
                      <text:p text:style-name="P690">become an expert at a thing or industry</text:p>
                    </text:list-item>
                  </text:list>
                </text:list-item>
              </text:list>
            </text:list-item>
          </text:list>
        </text:list-item>
      </text:list>
      <text:h text:style-name="Heading_20_4" text:outline-level="4">Learn – Proposals</text:h>
      <text:p text:style-name="P217">What is a proposal</text:p>
      <text:list xml:id="list4178918218" text:style-name="L237">
        <text:list-item>
          <text:p text:style-name="P691">An agreement between 2 parties where you </text:p>
        </text:list-item>
      </text:list>
      <text:p text:style-name="P218">Proposal templates</text:p>
      <text:list xml:id="list3292782639" text:style-name="L238">
        <text:list-item>
          <text:p text:style-name="P692"><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692"><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692">combine the above two templates</text:p>
        </text:list-item>
      </text:list>
      <text:p text:style-name="P219">You can add logo design along with website services using namecheap’s free logo maker and charge for a design credit</text:p>
      <text:list xml:id="list3972791114" text:style-name="L239">
        <text:list-item>
          <text:p text:style-name="P693"><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0">Are there to protect both parties and says what happens when something goes wrong.</text:p>
      <text:p text:style-name="P220"><text:soft-page-break/>Everyone gets a contract <text:span text:style-name="T388">no matter the relationship (family or other)</text:span></text:p>
      <text:p text:style-name="P223">Deposit of 25-50% up front</text:p>
      <text:p text:style-name="P203">Contract examples</text:p>
      <text:list xml:id="list709521700" text:style-name="L240">
        <text:list-item>
          <text:p text:style-name="P694"><text:a xlink:type="simple" xlink:href="https://stuffandnonsense.co.uk/projects/contract-killer" text:style-name="Internet_20_link" text:visited-style-name="Visited_20_Internet_20_Link">https://stuffandnonsense.co.uk/projects/contract-killer</text:a></text:p>
        </text:list-item>
        <text:list-item>
          <text:p text:style-name="P694"><text:a xlink:type="simple" xlink:href="https://github.com/samuelsycamore/contract-killer" text:style-name="Internet_20_link" text:visited-style-name="Visited_20_Internet_20_Link">https://github.com/samuelsycamore/contract-killer</text:a> (US version of the above link)</text:p>
        </text:list-item>
      </text:list>
      <text:p text:style-name="P222">Make sure every contract you sign has these two paragraphs</text:p>
      <text:list xml:id="list3101052860" text:style-name="L241">
        <text:list-item>
          <text:p text:style-name="P695">Indemnification clause</text:p>
          <text:list>
            <text:list-item>
              <text:p text:style-name="P695">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695">Ownership of code</text:p>
          <text:list>
            <text:list-item>
              <text:p text:style-name="P695">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695">We do this so we can put it on our portfolio</text:p>
                </text:list-item>
              </text:list>
            </text:list-item>
          </text:list>
        </text:list-item>
      </text:list>
      <text:p text:style-name="P221"/>
      <text:h text:style-name="Heading_20_4" text:outline-level="4">Learn – Delivering &amp; Client Relations</text:h>
      <text:p text:style-name="P224">How to close</text:p>
      <text:list xml:id="list3152876132" text:style-name="L242">
        <text:list-item>
          <text:p text:style-name="P696">Ask them to tell you about your project and then take notes</text:p>
        </text:list-item>
        <text:list-item>
          <text:p text:style-name="P697">This sounds like an amazing project. There is a lot here. What is your ballpark budget?</text:p>
          <text:list>
            <text:list-item>
              <text:p text:style-name="P698">I can build out a lot of different proposals at different ranges but I don’t <text:span text:style-name="T391">wanna </text:span>waste both of our times. </text:p>
            </text:list-item>
            <text:list-item>
              <text:p text:style-name="P698"><text:span text:style-name="T390">D</text:span>on’t do hourly rate</text:p>
            </text:list-item>
          </text:list>
        </text:list-item>
        <text:list-item>
          <text:p text:style-name="P698">YouTube channel called the future about hourly rate (christo?)</text:p>
        </text:list-item>
        <text:list-item>
          <text:p text:style-name="P699">Be <text:span text:style-name="T392">F</text:span>irm <text:span text:style-name="T392">because if they are trouble to start with, they’ll be </text:span><text:span text:style-name="T393">trouble through the whole thing</text:span></text:p>
        </text:list-item>
        <text:list-item>
          <text:p text:style-name="P699"><text:span text:style-name="T394">Be </text:span><text:span text:style-name="T392">C</text:span>lear <text:span text:style-name="T392">with what you can do and what you can deliver</text:span></text:p>
        </text:list-item>
        <text:list-item>
          <text:p text:style-name="P699"><text:span text:style-name="T393">U</text:span>nder <text:span text:style-name="T393">P</text:span>romise and <text:span text:style-name="T393">O</text:span>ver <text:span text:style-name="T393">D</text:span>eliver</text:p>
        </text:list-item>
        <text:list-item>
          <text:p text:style-name="P700">Leave room to get help (double your time estimates)</text:p>
        </text:list-item>
      </text:list>
      <text:p text:style-name="P225">Deliver the Goods</text:p>
      <text:list xml:id="list3384065790" text:style-name="L243">
        <text:list-item>
          <text:p text:style-name="P701">Under Promise</text:p>
        </text:list-item>
        <text:list-item>
          <text:p text:style-name="P701">Over Deliver</text:p>
        </text:list-item>
        <text:list-item>
          <text:p text:style-name="P701">Communicate regularly on a schedule</text:p>
          <text:list>
            <text:list-item>
              <text:p text:style-name="P702">send the client an email every Friday (what was done and what we are going to do next week)</text:p>
            </text:list-item>
          </text:list>
        </text:list-item>
        <text:list-item>
          <text:p text:style-name="P702">Get help</text:p>
          <text:list>
            <text:list-item>
              <text:p text:style-name="P702">ask the Discord to help with details on projects when you are stuck</text:p>
            </text:list-item>
          </text:list>
        </text:list-item>
      </text:list>
      <text:h text:style-name="Heading_20_4" text:outline-level="4">Learn – Reinvesting</text:h>
      <text:p text:style-name="P226">Most freelance money is made from Evergreen clients who come back again and again.</text:p>
      <text:p text:style-name="P227">Build a better protfolio, better proposal, better contract, business entity, lawyer, CPS/book keeping</text:p>
      <text:h text:style-name="Heading_20_4" text:outline-level="4">Questions?</text:h>
      <text:p text:style-name="P228">How do we handle hosting for a client?</text:p>
      <text:list xml:id="list397112985" text:style-name="L244">
        <text:list-item>
          <text:p text:style-name="P703">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28">Most clients at first will be static sites</text:p>
      <text:p text:style-name="P229"><text:soft-page-break/>How do get paid?</text:p>
      <text:list xml:id="list1580111370" text:style-name="L245">
        <text:list-item>
          <text:p text:style-name="P704">Send them an invoice using (invoice generator) and then get money through Venmo, Zelle, check, freshbooks (later on)</text:p>
        </text:list-item>
      </text:list>
      <text:p text:style-name="P229">If both parties don’t seem satisfied before the contract then it is ok to just let the client go.</text:p>
      <text:p text:style-name="P229">Are we responsible for the copy on the site?</text:p>
      <text:list xml:id="list969239660" text:style-name="L246">
        <text:list-item>
          <text:p text:style-name="P705">Sometimes, but if you do, then throw it in the proposal</text:p>
        </text:list-item>
      </text:list>
      <text:p text:style-name="P229">You can add squarespace/wix/<text:span text:style-name="T396">WordPress</text:span> sites to portfolios</text:p>
      <text:p text:style-name="P230">How long does it take to build a proposal?</text:p>
      <text:list xml:id="list2711012798" text:style-name="L247">
        <text:list-item>
          <text:p text:style-name="P706">Deliver it quickly &lt; 48 hrs and then schedule the next call to discuss the proposal.</text:p>
        </text:list-item>
        <text:list-item>
          <text:p text:style-name="P707">Then work through the proposal with them over the phone and <text:span text:style-name="T397">listen to their reactions.</text:span></text:p>
          <text:list>
            <text:list-item>
              <text:p text:style-name="P707"><text:span text:style-name="T398">N</text:span>egotiate more money then or more time <text:span text:style-name="T398">on the phone</text:span></text:p>
            </text:list-item>
          </text:list>
        </text:list-item>
      </text:list>
      <text:p text:style-name="P231">How many clients at a time</text:p>
      <text:list xml:id="list369956756" text:style-name="L248">
        <text:list-item>
          <text:p text:style-name="P708">~2</text:p>
        </text:list-item>
      </text:list>
      <text:p text:style-name="P232">How to get away from back clients</text:p>
      <text:list xml:id="list1234026360" text:style-name="L249">
        <text:list-item>
          <text:p text:style-name="P709">have a walkaway clause in your contract</text:p>
        </text:list-item>
      </text:list>
      <text:p text:style-name="P231"/>
      <text:h text:style-name="Heading_20_4" text:outline-level="4">Homework – Set everything up</text:h>
      <text:p text:style-name="Standard"/>
      <text:h text:style-name="P300" text:outline-level="2"><text:span text:style-name="T361">Class </text:span><text:span text:style-name="T353">1</text:span><text:span text:style-name="T399">6</text:span><text:span text:style-name="T361">: </text:span><text:span text:style-name="T409">Learn JavaScript Loops</text:span></text:h>
      <text:h text:style-name="P323" text:outline-level="4"><text:span text:style-name="T399">Let’s Talk</text:span> – <text:span text:style-name="T399">Next Week</text:span></text:h>
      <text:p text:style-name="P235">Gotta believe that you’ll solve the problems in front of you. Perseverance is key</text:p>
      <text:p text:style-name="Standard"/>
      <text:p text:style-name="Standard">100Devs stream team</text:p>
      <text:list xml:id="list3716559928" text:style-name="L250">
        <text:list-item>
          <text:p text:style-name="P710"><text:a xlink:type="simple" xlink:href="https://www.twitch.tv/thedabolical" text:style-name="Internet_20_link" text:visited-style-name="Visited_20_Internet_20_Link">https://www.twitch.tv/thedabolical</text:a></text:p>
        </text:list-item>
        <text:list-item>
          <text:p text:style-name="P710"><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36">What are loops?</text:p>
      <text:list xml:id="list4268942146" text:style-name="L251">
        <text:list-item>
          <text:p text:style-name="P711">They repeat an action some number of times. There are 3 main types: for, while and do while loops.</text:p>
        </text:list-item>
        <text:list-item>
          <text:p text:style-name="P712">For loops structure: initialExpression; conditionalExpression; incrementExpression</text:p>
        </text:list-item>
      </text:list>
      <text:h text:style-name="Heading_20_4" text:outline-level="4">Homework – Work During Break</text:h>
      <text:list xml:id="list3928397246" text:style-name="L252">
        <text:list-item>
          <text:p text:style-name="P713"><text:span text:style-name="T400">Set up your protfolio</text:span>*</text:p>
        </text:list-item>
      </text:list>
      <text:list xml:id="list3699776810" text:style-name="L253">
        <text:list-item>
          <text:p text:style-name="P714"><text:soft-page-break/>draft your proposal/contract*</text:p>
        </text:list-item>
      </text:list>
      <text:list xml:id="list41753249" text:style-name="L254">
        <text:list-item>
          <text:p text:style-name="P715"><text:a xlink:type="simple" xlink:href="https://www.poetryfoundation.org/poems/51642/invictus" office:target-frame-name="_blank" xlink:show="new" text:style-name="Internet_20_link" text:visited-style-name="Visited_20_Internet_20_Link">Invictus (poem)</text:a></text:p>
        </text:list-item>
      </text:list>
      <text:list xml:id="list258185227" text:style-name="L255">
        <text:list-item>
          <text:p text:style-name="P716"><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17">Done</text:p>
            </text:list-item>
          </text:list>
        </text:list-item>
      </text:list>
      <text:list xml:id="list761213713" text:style-name="L256">
        <text:list-item>
          <text:p text:style-name="P719"><text:a xlink:type="simple" xlink:href="http://eloquentjavascript.net/3rd_edition/" office:target-frame-name="_blank" xlink:show="new" text:style-name="Internet_20_link" text:visited-style-name="Visited_20_Internet_20_Link">Eloquent Javascript</text:a> (Chapters 1 - 3)</text:p>
        </text:list-item>
      </text:list>
      <text:list xml:id="list3062563446" text:style-name="L257">
        <text:list-item>
          <text:p text:style-name="P720"><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3139958226" text:style-name="L258">
        <text:list-item>
          <text:p text:style-name="P721"><text:a xlink:type="simple" xlink:href="https://youtu.be/SWYqp7iY_Tc" office:target-frame-name="_blank" xlink:show="new" text:style-name="Internet_20_link" text:visited-style-name="Visited_20_Internet_20_Link">Git and GitHub crash course</text:a></text:p>
          <text:list>
            <text:list-item>
              <text:p text:style-name="P718">Done</text:p>
            </text:list-item>
          </text:list>
        </text:list-item>
        <text:list-item>
          <text:p text:style-name="P722">Extras</text:p>
          <text:list>
            <text:list-item>
              <text:p text:style-name="P722"><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4"/>
      <text:h text:style-name="P301" text:outline-level="2"><text:span text:style-name="T361">Class: </text:span><text:span text:style-name="T401">Super Review</text:span></text:h>
      <text:h text:style-name="P324" text:outline-level="4">Review – Networking</text:h>
      <text:list xml:id="list458469342" text:style-name="L259">
        <text:list-item>
          <text:p text:style-name="P723">Sometimes at meetups but you can network effectively through IRC, Discord, or Slack.</text:p>
        </text:list-item>
        <text:list-item>
          <text:p text:style-name="P724">Finding a buddy to approach networking is useful</text:p>
        </text:list-item>
        <text:list-item>
          <text:p text:style-name="P725">How to handle SEO on client sites?</text:p>
          <text:list>
            <text:list-item>
              <text:p text:style-name="P725">Inspect site and then use Lighthouse to see how google rates your site</text:p>
            </text:list-item>
            <text:list-item>
              <text:p text:style-name="P725">Half is how the site is set up and then the second is putting good content on it</text:p>
            </text:list-item>
          </text:list>
        </text:list-item>
        <text:list-item>
          <text:p text:style-name="P726">For ordering systems just see what other places use and drop that into your site</text:p>
        </text:list-item>
      </text:list>
      <text:h text:style-name="Heading_20_4" text:outline-level="4"><text:span text:style-name="T402">Review - </text:span>HTML</text:h>
      <text:p text:style-name="P237"/>
      <text:h text:style-name="Heading_20_4" text:outline-level="4"><text:span text:style-name="T402">Review - </text:span>CSS</text:h>
      <text:p text:style-name="P238">Font-family</text:p>
      <text:list xml:id="list4130734472" text:style-name="L260">
        <text:list-item>
          <text:p text:style-name="P727">need to change the style in CSS and a link to it in <text:span text:style-name="T403">the HTML element.</text:span></text:p>
        </text:list-item>
        <text:list-item>
          <text:p text:style-name="P728">In CSS you need to code in backup fonts in case the place you link the font from goes down. There are a number of built in fonts to browsers that you can pull from like serif/sans-serif.</text:p>
        </text:list-item>
      </text:list>
      <text:p text:style-name="P239">Don’t learn Sass or something like that unless they use it on the job. Not worth it until it’s needed.</text:p>
      <text:p text:style-name="P239"/>
      <text:p text:style-name="P240">Complete guide to flexbox</text:p>
      <text:p text:style-name="P240">traversy media flexbox</text:p>
      <text:p text:style-name="P240"/>
      <text:p text:style-name="P241">clearfix gives container elements height when its child elements are floated. You do not need to clear elements before or after these clearfixed containing elements. </text:p>
      <text:p text:style-name="P24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25" text:outline-level="4"><text:soft-page-break/><text:span text:style-name="T402">Review - </text:span>JS</text:h>
      <text:p text:style-name="P233">Reserved words</text:p>
      <text:list xml:id="list4215338726" text:style-name="L261">
        <text:list-item>
          <text:p text:style-name="P339">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02"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2">What are arrays?</text:p>
      <text:list xml:id="list580985208" text:style-name="L262">
        <text:list-item>
          <text:p text:style-name="P729">A data structure to store ordered collections with elements numbered starting with zero. Arrays have methods to manage the order of the elements. They can be created by a constructor or literal notation.</text:p>
        </text:list-item>
      </text:list>
      <text:p text:style-name="P243">What is literal <text:span text:style-name="T405">notation </text:span>vs <text:span text:style-name="T405">array </text:span>constructor?</text:p>
      <text:list xml:id="list4148990101" text:style-name="L263">
        <text:list-item>
          <text:p text:style-name="P730">A constructor uses the <text:span text:style-name="T406">new </text:span>Array() <text:span text:style-name="T406">format</text:span> and literal <text:span text:style-name="T406">notation </text:span>uses brackets []</text:p>
        </text:list-item>
        <text:list-item>
          <text:p text:style-name="P731">let newArr =[] <text:span text:style-name="T404">vs </text:span>let newArr = new Array()</text:p>
        </text:list-item>
      </text:list>
      <text:h text:style-name="Heading_20_4" text:outline-level="4">Learn – Array Iteration</text:h>
      <text:p text:style-name="P244">What is a the forEach() method?</text:p>
      <text:list xml:id="list2123359269" text:style-name="L264">
        <text:list-item>
          <text:p text:style-name="P732"><text:span text:style-name="T408">f</text:span><text:span text:style-name="T407">orEach is a special function that runs once for each element in an array.</text:span></text:p>
        </text:list-item>
        <text:list-item>
          <text:p text:style-name="P733">ExampleArray.forEach((x,i) =&gt; console.log(x))</text:p>
        </text:list-item>
      </text:list>
      <text:p text:style-name="P244">What are three ways to iterate over an array?</text:p>
      <text:list xml:id="list3529023492" text:style-name="L265">
        <text:list-item>
          <text:p text:style-name="P734">Using a for loop, using the forEach() method, and using the for-of method.</text:p>
        </text:list-item>
      </text:list>
      <text:p text:style-name="P244">What is the for-of loop?</text:p>
      <text:list xml:id="list558246020" text:style-name="L266">
        <text:list-item>
          <text:p text:style-name="P735">A special kind of loop that deals with iterabale objects like loops and strings.</text:p>
        </text:list-item>
        <text:list-item>
          <text:p text:style-name="P735"><text:span text:style-name="T408">f</text:span>or (const myElement of myArray) {};</text:p>
        </text:list-item>
      </text:list>
      <text:h text:style-name="Heading_20_4" text:outline-level="4">Learn – Array Methods</text:h>
      <text:p text:style-name="P246">A cheat sheet of array methods:</text:p>
      <text:list xml:id="list2389072166" text:style-name="L267">
        <text:list-item>
          <text:p text:style-name="P812">To add/remove elements:</text:p>
          <text:list>
            <text:list-item>
              <text:p text:style-name="P813"><text:span text:style-name="Source_20_Text">push(...items)</text:span> – adds items to the end, </text:p>
            </text:list-item>
            <text:list-item>
              <text:p text:style-name="P813"><text:span text:style-name="Source_20_Text">pop()</text:span> – extracts an item from the end, </text:p>
            </text:list-item>
            <text:list-item>
              <text:p text:style-name="P813"><text:span text:style-name="Source_20_Text">shift()</text:span> – extracts an item from the beginning, </text:p>
            </text:list-item>
            <text:list-item>
              <text:p text:style-name="P813"><text:span text:style-name="Source_20_Text">unshift(...items)</text:span> – adds items to the beginning. </text:p>
            </text:list-item>
            <text:list-item>
              <text:p text:style-name="P813"><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813"><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813"><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812">To search among elements:</text:p>
          <text:list>
            <text:list-item>
              <text:p text:style-name="P813"><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813"><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813"><text:span text:style-name="Source_20_Text">find/filter(func)</text:span> – filter elements through the function, return first/all values that make it return <text:span text:style-name="Source_20_Text">true</text:span>. </text:p>
            </text:list-item>
            <text:list-item>
              <text:p text:style-name="P813"><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812">To iterate over elements:</text:p>
          <text:list>
            <text:list-item>
              <text:p text:style-name="P813"><text:span text:style-name="Source_20_Text">forEach(func)</text:span> – calls <text:span text:style-name="Source_20_Text">func</text:span> for every element, does not return anything. </text:p>
            </text:list-item>
          </text:list>
        </text:list-item>
        <text:list-item>
          <text:p text:style-name="P812">To transform the array:</text:p>
          <text:list>
            <text:list-item>
              <text:p text:style-name="P813"><text:span text:style-name="Source_20_Text">map(func)</text:span> – creates a new array from results of calling <text:span text:style-name="Source_20_Text">func</text:span> for every element. </text:p>
            </text:list-item>
            <text:list-item>
              <text:p text:style-name="P813"><text:span text:style-name="Source_20_Text">sort(func)</text:span> – sorts the array in-place, then returns it. </text:p>
            </text:list-item>
            <text:list-item>
              <text:p text:style-name="P813"><text:span text:style-name="Source_20_Text">reverse()</text:span> – reverses the array in-place, then returns it. </text:p>
            </text:list-item>
            <text:list-item>
              <text:p text:style-name="P813"><text:span text:style-name="Source_20_Text">split/join</text:span> – convert a string to array and back. </text:p>
            </text:list-item>
            <text:list-item>
              <text:p text:style-name="P813"><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812">Additionally:</text:p>
          <text:list>
            <text:list-item>
              <text:p text:style-name="P812"><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5"/>
      <text:h text:style-name="Heading_20_4" text:outline-level="4">Homework – Objects</text:h>
      <text:list xml:id="list2505731993" text:style-name="L268">
        <text:list-item>
          <text:p text:style-name="P814"><text:a xlink:type="simple" xlink:href="https://github.com/thejsway/thejsway/blob/master/manuscript/chapter07.md" office:target-frame-name="_blank" xlink:show="new" text:style-name="Internet_20_link" text:visited-style-name="Visited_20_Internet_20_Link">The JS Way: Arrays</text:a></text:p>
        </text:list-item>
      </text:list>
      <text:list xml:id="list2614695062" text:style-name="L269">
        <text:list-item>
          <text:p text:style-name="P815"><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1235077330" text:style-name="L270">
        <text:list-item>
          <text:p text:style-name="P816"><text:a xlink:type="simple" xlink:href="https://javascript.info/array-methods" office:target-frame-name="_blank" xlink:show="new" text:style-name="Internet_20_link" text:visited-style-name="Visited_20_Internet_20_Link">Javascript.info: Array Methods</text:a> and do the tasks</text:p>
        </text:list-item>
      </text:list>
      <text:list xml:id="list711446419" text:style-name="L271">
        <text:list-item>
          <text:p text:style-name="P817"><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1342045120" text:style-name="L272">
        <text:list-item>
          <text:p text:style-name="P818"><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819">Join 100Devs clan</text:p>
            </text:list-item>
          </text:list>
        </text:list-item>
      </text:list>
      <text:list xml:id="list286534291" text:style-name="L273">
        <text:list-item>
          <text:p text:style-name="P820"><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03" text:outline-level="2"><text:span text:style-name="T361">Class </text:span><text:span text:style-name="T409">20</text:span><text:span text:style-name="T361">: </text:span><text:span text:style-name="T409">Practice JavaScript Arrays</text:span></text:h>
      <text:h text:style-name="P326" text:outline-level="4">Let’s Talk - #100Devs</text:h>
      <text:p text:style-name="Standard"/>
      <text:h text:style-name="P333" text:outline-level="4"><text:soft-page-break/>Review – Function &amp;&amp; Loops</text:h>
      <text:p text:style-name="P247"/>
      <text:h text:style-name="Heading_20_4" text:outline-level="4">Review – Arrays</text:h>
      <text:p text:style-name="P248">What are arrays?</text:p>
      <text:list xml:id="list3985744350" text:style-name="L274">
        <text:list-item>
          <text:p text:style-name="P736">A data structure that stores ordered collections. Elements are numbered starting with zero</text:p>
        </text:list-item>
      </text:list>
      <text:p text:style-name="P249">forEach</text:p>
      <text:list xml:id="list73719578" text:style-name="L275">
        <text:list-item>
          <text:p text:style-name="P737">runs a function over each element of the array</text:p>
        </text:list-item>
        <text:list-item>
          <text:p text:style-name="P737">grabs the element, index and from which array it grabbed it from.</text:p>
        </text:list-item>
        <text:list-item>
          <text:p text:style-name="P739">Example:</text:p>
          <text:list>
            <text:list-item>
              <text:p text:style-name="P738">let bestColors = ['green','blue','yellow','black']</text:p>
            </text:list-item>
            <text:list-item>
              <text:p text:style-name="P737">bestColors.forEach((x,i)=&gt; console.log(x))</text:p>
            </text:list-item>
          </text:list>
        </text:list-item>
      </text:list>
      <text:p text:style-name="P248"/>
      <text:h text:style-name="Heading_20_4" text:outline-level="4">Learn – Objects</text:h>
      <text:p text:style-name="P247"/>
      <text:h text:style-name="Heading_20_4" text:outline-level="4">Learn Basic APIs</text:h>
      <text:p text:style-name="P247"/>
      <text:h text:style-name="Heading_20_4" text:outline-level="4">Homework – Array Work and Read Ahead</text:h>
      <text:p text:style-name="P247"/>
      <text:p text:style-name="P247"/>
      <text:h text:style-name="P304"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27" text:outline-level="4">Let’s Talk - #100Devs</text:h>
      <text:p text:style-name="P250"/>
      <text:h text:style-name="Heading_20_4" text:outline-level="4">Review – Functions &amp;&amp; Loops</text:h>
      <text:p text:style-name="P251">What is a program?</text:p>
      <text:p text:style-name="P251">What is programming?</text:p>
      <text:p text:style-name="P251">JS has syntax?</text:p>
      <text:p text:style-name="P251">Variables are a way to store values in memory for use later on.</text:p>
      <text:p text:style-name="P251">Assignment vs comparison</text:p>
      <text:p text:style-name="P251"><text:span text:style-name="T411">Testing m</text:span>ultiple conditions <text:span text:style-name="T411">(</text:span>&amp;&amp; ||<text:span text:style-name="T411">)</text:span></text:p>
      <text:p text:style-name="P252">What are functions?</text:p>
      <text:list xml:id="list2147328366" text:style-name="L276">
        <text:list-item>
          <text:p text:style-name="P740">Reusable sets of instructions</text:p>
        </text:list-item>
      </text:list>
      <text:p text:style-name="P253">What are loops?</text:p>
      <text:list xml:id="list3878453578" text:style-name="L277">
        <text:list-item>
          <text:p text:style-name="P741">Repeat an action some number of times (for, while and do while)</text:p>
        </text:list-item>
      </text:list>
      <text:p text:style-name="P251"/>
      <text:h text:style-name="Heading_20_4" text:outline-level="4">Review – Arrays</text:h>
      <text:p text:style-name="P254">What are arrays?</text:p>
      <text:list xml:id="list224840035" text:style-name="L278">
        <text:list-item>
          <text:p text:style-name="P742">An element that can store other elements including, strings, booleans, numbers, arrays and objects</text:p>
        </text:list-item>
      </text:list>
      <text:p text:style-name="P255">Declaring arrays literal vs constructor</text:p>
      <text:p text:style-name="P255">Array index properties</text:p>
      <text:list xml:id="list519185625" text:style-name="L279">
        <text:list-item>
          <text:p text:style-name="P743"><text:soft-page-break/>starts from 0 and increases</text:p>
        </text:list-item>
      </text:list>
      <text:p text:style-name="P256">Array length</text:p>
      <text:p text:style-name="P256">array iteration</text:p>
      <text:list xml:id="list1461646188" text:style-name="L280">
        <text:list-item>
          <text:p text:style-name="P744">for loops, forEach and for of</text:p>
        </text:list-item>
        <text:list-item>
          <text:p text:style-name="P744">make card for each loop type</text:p>
        </text:list-item>
      </text:list>
      <text:p text:style-name="P256">Array methods</text:p>
      <text:list xml:id="list1916189498" text:style-name="L281">
        <text:list-item>
          <text:p text:style-name="P745">.shift() - removes first array element</text:p>
        </text:list-item>
        <text:list-item>
          <text:p text:style-name="P745">.pop() - removes last array element</text:p>
        </text:list-item>
        <text:list-item>
          <text:p text:style-name="P745">.<text:span text:style-name="T412">unshift() - adds an element to the front of an array</text:span></text:p>
        </text:list-item>
        <text:list-item>
          <text:p text:style-name="P745">.<text:span text:style-name="T412">push() - adds an element to the end of an array</text:span></text:p>
        </text:list-item>
        <text:list-item>
          <text:p text:style-name="P745">.<text:span text:style-name="T412">map() - runs on each element in the array and returns a new array</text:span></text:p>
        </text:list-item>
      </text:list>
      <text:p text:style-name="P257">Anki add filter method to</text:p>
      <text:p text:style-name="P257">Anki add sort method to syntax arr.sort((a, b) =&gt; a - b) </text:p>
      <text:h text:style-name="Heading_20_4" text:outline-level="4">Learn – Objects</text:h>
      <text:p text:style-name="P258">What are objects?</text:p>
      <text:list xml:id="list3342515601" text:style-name="L282">
        <text:list-item>
          <text:p text:style-name="P746">Collections of variables and functions. They represent the attributes an behavior of something used in a program</text:p>
        </text:list-item>
        <text:list-item>
          <text:p text:style-name="P746">properties(attributes) are object variables</text:p>
        </text:list-item>
        <text:list-item>
          <text:p text:style-name="P746">methods(behaviors) are object functions</text:p>
        </text:list-item>
      </text:list>
      <text:p text:style-name="P259">Object.keys(objectA)</text:p>
      <text:list xml:id="list2488576871" text:style-name="L283">
        <text:list-item>
          <text:p text:style-name="P747">will return the property names as an array of strings</text:p>
        </text:list-item>
      </text:list>
      <text:p text:style-name="P259">Object.assign(objectA, {property: value, etc.})</text:p>
      <text:list xml:id="list2367663686" text:style-name="L284">
        <text:list-item>
          <text:p text:style-name="P748">will copy all properties and values from one object into another.</text:p>
        </text:list-item>
      </text:list>
      <text:p text:style-name="P260">You can update an object’s properties that was declared using const</text:p>
      <text:p text:style-name="P259"/>
      <text:h text:style-name="Heading_20_4" text:outline-level="4">Learn – Basic APIs</text:h>
      <text:p text:style-name="P250"/>
      <text:h text:style-name="Heading_20_4" text:outline-level="4">Homework – Objects Reading</text:h>
      <text:p text:style-name="P250"/>
      <text:h text:style-name="P305" text:outline-level="2"/>
      <text:h text:style-name="P305"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28" text:outline-level="4">Let’s Talk - #100Devs</text:h>
      <text:p text:style-name="P279">Look up spread operator use case examples</text:p>
      <text:h text:style-name="Heading_20_4" text:outline-level="4">Review – Functions &amp;&amp; Loops</text:h>
      <text:p text:style-name="P279"/>
      <text:h text:style-name="Heading_20_4" text:outline-level="4">Review – Arrays</text:h>
      <text:p text:style-name="P279"/>
      <text:p text:style-name="P279"/>
      <text:h text:style-name="Heading_20_4" text:outline-level="4"><text:soft-page-break/>Learn – Objects</text:h>
      <text:list xml:id="list729021409" text:style-name="L285">
        <text:list-item>
          <text:p text:style-name="P749">It is best practice to capitalize constructor functions to let others know it is a constructor. </text:p>
          <text:list>
            <text:list-item>
              <text:p text:style-name="P749">Function MakeCar (params …) {};</text:p>
            </text:list-item>
          </text:list>
        </text:list-item>
        <text:list-item>
          <text:p text:style-name="P749">Constructors are useful because they <text:span text:style-name="T418">are functions that </text:span>provide a way to make object templates to mass produce objects with different property values.</text:p>
        </text:list-item>
        <text:list-item>
          <text:p text:style-name="P750">What is an object prototype?</text:p>
          <text:list>
            <text:list-item>
              <text:p text:style-name="P749">Another object that is used as a fallback source of properties</text:p>
            </text:list-item>
          </text:list>
        </text:list-item>
        <text:list-item>
          <text:p text:style-name="P749">What is the global object prototype?</text:p>
        </text:list-item>
        <text:list-item>
          <text:p text:style-name="P749">What is object oriented programming?</text:p>
          <text:list>
            <text:list-item>
              <text:p text:style-name="P749">A <text:span text:style-name="T415">programming paradigm </text:span>that is centered around objects instead of functions</text:p>
            </text:list-item>
          </text:list>
        </text:list-item>
        <text:list-item>
          <text:p text:style-name="P751">What are the 4 concepts of object oriented programming?</text:p>
          <text:list>
            <text:list-item>
              <text:p text:style-name="P751">Encapsulation, abstraction, inheritance, and polymorphism</text:p>
            </text:list-item>
            <text:list-item>
              <text:p text:style-name="P751">What is encapsulation?</text:p>
              <text:list>
                <text:list-item>
                  <text:p text:style-name="P751">Grouping related variables and functions that operate on those variables in objects</text:p>
                </text:list-item>
              </text:list>
            </text:list-item>
            <text:list-item>
              <text:p text:style-name="P751">What is abstraction?</text:p>
              <text:list>
                <text:list-item>
                  <text:p text:style-name="P751">Hiding properties and methods from the outside. The benefits are making the interface simpler and reducing the impact of change</text:p>
                </text:list-item>
              </text:list>
            </text:list-item>
            <text:list-item>
              <text:p text:style-name="P751">What is inheritance?</text:p>
              <text:list>
                <text:list-item>
                  <text:p text:style-name="P751">Mechanism that allows you to eliminate redundant code</text:p>
                </text:list-item>
              </text:list>
            </text:list-item>
            <text:list-item>
              <text:p text:style-name="P751">What is polymorphism?</text:p>
              <text:list>
                <text:list-item>
                  <text:p text:style-name="P751">A technique to get rid of long ifelse / switch case statements.</text:p>
                </text:list-item>
              </text:list>
            </text:list-item>
            <text:list-item>
              <text:p text:style-name="P751">What are the benefits of OOP?</text:p>
              <text:list>
                <text:list-item>
                  <text:p text:style-name="P751">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52">Why can defining object using literal notation be an issue?</text:p>
          <text:list>
            <text:list-item>
              <text:p text:style-name="P752">It means copying your code over and over, but it can be an issue if the object has 1 or more methods. If there is a bug in one method then it will need to be fixed in all of the methods</text:p>
            </text:list-item>
          </text:list>
        </text:list-item>
        <text:list-item>
          <text:p text:style-name="P753">Every object has a constructor property and it references the function used to create the object (factory vs constructor)</text:p>
        </text:list-item>
        <text:list-item>
          <text:p text:style-name="P754">What are the two types</text:p>
          <text:list>
            <text:list-item>
              <text:p text:style-name="P754">Value types <text:span text:style-name="T416">or primitives</text:span> (number, string, boolean, symbol, undefined, null) and reference types (object, function, array).</text:p>
            </text:list-item>
            <text:list-item>
              <text:p text:style-name="P755">Objects are not stored in variables, rather their address in memory is stored in the variable.</text:p>
            </text:list-item>
          </text:list>
        </text:list-item>
      </text:list>
      <text:h text:style-name="Heading_20_4" text:outline-level="4">Learn – Basic APIs</text:h>
      <text:p text:style-name="P279"/>
      <text:h text:style-name="Heading_20_4" text:outline-level="4">Homework</text:h>
      <text:list xml:id="list2387637191" text:style-name="L286">
        <text:list-item>
          <text:p text:style-name="P756">Watch object-oriented JS</text:p>
          <text:list>
            <text:list-item>
              <text:p text:style-name="P757">Done</text:p>
            </text:list-item>
          </text:list>
        </text:list-item>
        <text:list-item>
          <text:p text:style-name="P756">Watch Github in 20 mins</text:p>
          <text:list>
            <text:list-item>
              <text:p text:style-name="P757">Done</text:p>
            </text:list-item>
          </text:list>
        </text:list-item>
        <text:list-item>
          <text:p text:style-name="P756">Do intro to Github</text:p>
          <text:list>
            <text:list-item>
              <text:p text:style-name="P757">Done</text:p>
            </text:list-item>
          </text:list>
        </text:list-item>
        <text:list-item>
          <text:p text:style-name="P756">Install Git</text:p>
          <text:list>
            <text:list-item>
              <text:p text:style-name="P757">Done</text:p>
            </text:list-item>
          </text:list>
        </text:list-item>
        <text:list-item>
          <text:p text:style-name="P757">Extras</text:p>
          <text:list>
            <text:list-item>
              <text:p text:style-name="P757"><text:soft-page-break/>Build JS Calculator</text:p>
            </text:list-item>
            <text:list-item>
              <text:p text:style-name="P757">Read JS.info Objects</text:p>
            </text:list-item>
            <text:list-item>
              <text:p text:style-name="P757">Read pillars of OOP</text:p>
              <text:list>
                <text:list-item>
                  <text:p text:style-name="P757">Done, but it was poorly written</text:p>
                </text:list-item>
              </text:list>
            </text:list-item>
          </text:list>
        </text:list-item>
      </text:list>
      <text:p text:style-name="P279"/>
      <text:h text:style-name="P306" text:outline-level="2"><text:span text:style-name="T361">Class </text:span><text:span text:style-name="T409">2</text:span><text:span text:style-name="T417">3</text:span><text:span text:style-name="T361">: </text:span><text:span text:style-name="T417">JavaScript APIs For Beginners</text:span></text:h>
      <text:h text:style-name="P329" text:outline-level="4">Let’s Talk - #100Devs</text:h>
      <text:list xml:id="list2996420502" text:style-name="L287">
        <text:list-item>
          <text:p text:style-name="P758">Free Software / Open Source</text:p>
          <text:list>
            <text:list-item>
              <text:p text:style-name="P758"><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0">Objects are associative arrays with several special features.</text:p>
      <text:p text:style-name="P179">They store properties (key-value pairs), where:</text:p>
      <text:list xml:id="list2686263654" text:style-name="L288">
        <text:list-item>
          <text:p text:style-name="P821">Property keys must be strings or symbols (usually strings). </text:p>
        </text:list-item>
        <text:list-item>
          <text:p text:style-name="P822">Values can be of any type. </text:p>
        </text:list-item>
      </text:list>
      <text:p text:style-name="P179">To access a property, we can use:</text:p>
      <text:list xml:id="list1560369300" text:style-name="L289">
        <text:list-item>
          <text:p text:style-name="P823">The dot notation: <text:span text:style-name="Source_20_Text">obj.property</text:span>. </text:p>
        </text:list-item>
        <text:list-item>
          <text:p text:style-name="P824">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3233353798" text:style-name="L290">
        <text:list-item>
          <text:p text:style-name="P825">To delete a property: <text:span text:style-name="Source_20_Text">delete obj.prop</text:span>. </text:p>
        </text:list-item>
        <text:list-item>
          <text:p text:style-name="P825">To check if a property with the given key exists: <text:span text:style-name="Source_20_Text">"key" in obj</text:span>. </text:p>
        </text:list-item>
        <text:list-item>
          <text:p text:style-name="P826">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1554916566" text:style-name="L291">
        <text:list-item>
          <text:p text:style-name="P827"><text:span text:style-name="Source_20_Text">Array</text:span> to store ordered data collections, </text:p>
        </text:list-item>
        <text:list-item>
          <text:p text:style-name="P827"><text:span text:style-name="Source_20_Text">Date</text:span> to store the information about the date and time, </text:p>
        </text:list-item>
        <text:list-item>
          <text:p text:style-name="P827"><text:span text:style-name="Source_20_Text">Error</text:span> to store the information about an error. </text:p>
        </text:list-item>
        <text:list-item>
          <text:p text:style-name="P828"><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2"/>
      <text:p text:style-name="Standard">Summary</text:p>
      <text:p text:style-name="P280">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2">Anki Questions <text:span text:style-name="T421">(Added)</text:span></text:p>
      <text:p text:style-name="P263">How do you clone an object made of primitive values?</text:p>
      <text:list xml:id="list2463173121" text:style-name="L292">
        <text:list-item>
          <text:p text:style-name="P759">Use the .assign() method. For example: let clone = Object.assign({}, original);</text:p>
        </text:list-item>
      </text:list>
      <text:p text:style-name="P263">What is deep/structured cloning?</text:p>
      <text:list xml:id="list845880492" text:style-name="L293">
        <text:list-item>
          <text:p text:style-name="P760">Copying an object that contains objects as properties <text:span text:style-name="T419">is acomplished using the structuredClone() function. For example: </text:span><text:span text:style-name="T420">let clone = structuredClone(original)</text:span></text:p>
        </text:list-item>
      </text:list>
      <text:p text:style-name="P265">What are the three ways to clone an object?</text:p>
      <text:list xml:id="list866341720" text:style-name="L294">
        <text:list-item>
          <text:p text:style-name="P761">Shallow cloning uses the Object.assign() method to clone objects with primitive variables</text:p>
        </text:list-item>
        <text:list-item>
          <text:p text:style-name="P761">Deep cloning uses the structuredClone() function to clone primitive variables and nested objects</text:p>
        </text:list-item>
        <text:list-item>
          <text:p text:style-name="P761">Custom cloning using _.cloneDeep(obj) from the lodash library to clone primitive variables, nested objects, and functions</text:p>
        </text:list-item>
      </text:list>
      <text:p text:style-name="P264"/>
      <text:p text:style-name="P207">Garbage collection</text:p>
      <text:p text:style-name="P268"/>
      <text:p text:style-name="P266">Summary</text:p>
      <text:p text:style-name="P267">The main things to know:</text:p>
      <text:list xml:id="list1402678248" text:style-name="L295">
        <text:list-item>
          <text:p text:style-name="P829">Garbage collection is performed automatically. We cannot force or prevent it. </text:p>
        </text:list-item>
        <text:list-item>
          <text:p text:style-name="P829">Objects are retained in memory while they are reachable. </text:p>
        </text:list-item>
        <text:list-item>
          <text:p text:style-name="P830">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69"/>
      <text:p text:style-name="P269">Summary</text:p>
      <text:p text:style-name="Standard">Functions that are stored in object properties are called “methods”. </text:p>
      <text:list xml:id="list1849356133" text:style-name="L296">
        <text:list-item>
          <text:p text:style-name="P762">Methods allow objects to “act” like <text:span text:style-name="Source_20_Text">object.doSomething()</text:span>. </text:p>
        </text:list-item>
        <text:list-item>
          <text:p text:style-name="P762">Methods can reference the object as <text:span text:style-name="Source_20_Text">this</text:span>. </text:p>
        </text:list-item>
      </text:list>
      <text:p text:style-name="Standard">The value of <text:span text:style-name="Source_20_Text">this</text:span> is defined at run-time.</text:p>
      <text:list xml:id="list3974664136" text:style-name="L297">
        <text:list-item>
          <text:p text:style-name="P763">When a function is declared, it may use <text:span text:style-name="Source_20_Text">this</text:span>, but that <text:span text:style-name="Source_20_Text">this</text:span> has no value until the function is called. </text:p>
        </text:list-item>
        <text:list-item>
          <text:p text:style-name="P763">A function can be copied between objects. </text:p>
        </text:list-item>
        <text:list-item>
          <text:p text:style-name="P763">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4164512650" text:style-name="L298">
        <text:list-item>
          <text:list>
            <text:list-item>
              <text:p text:style-name="P764">Constructor functions or, briefly, constructors, are regular functions, but there’s a common agreement to name them with capital letter first. </text:p>
            </text:list-item>
            <text:list-item>
              <text:p text:style-name="P764">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5"/>
      <text:p text:style-name="P276">Summary</text:p>
      <text:p text:style-name="Standard">The optional chaining <text:span text:style-name="Source_20_Text">?.</text:span> syntax has three forms:</text:p>
      <text:list xml:id="list2559470956" text:style-name="L299">
        <text:list-item>
          <text:p text:style-name="P765"><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65"><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65"><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77"/>
      <text:p text:style-name="P270">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2271534624" text:style-name="L300">
        <text:list-item>
          <text:p text:style-name="P766">“Hidden” object properties.</text:p>
          <text:p text:style-name="P766">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66">So we can “covertly” hide something into objects that we need, but others should not see, using symbolic properties.</text:p>
        </text:list-item>
        <text:list-item>
          <text:p text:style-name="P766">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0"/>
      <text:p text:style-name="P270"/>
      <text:p text:style-name="P270"/>
      <text:p text:style-name="P270"/>
      <text:p text:style-name="P270"/>
      <text:p text:style-name="P270"/>
      <text:p text:style-name="P270"/>
      <text:p text:style-name="P211"><text:soft-page-break/>Object to primitive conversion</text:p>
      <text:p text:style-name="P278"/>
      <text:p text:style-name="P271">Summary</text:p>
      <text:p text:style-name="P178">The object-to-primitive conversion is called automatically by many built-in functions and operators that expect a primitive as a value.</text:p>
      <text:p text:style-name="P178">There are 3 types (hints) of it:</text:p>
      <text:list xml:id="list2062378176" text:style-name="L301">
        <text:list-item>
          <text:p text:style-name="P767"><text:span text:style-name="Source_20_Text">"string"</text:span> (for <text:span text:style-name="Source_20_Text">alert</text:span> and other operations that need a string) </text:p>
        </text:list-item>
        <text:list-item>
          <text:p text:style-name="P767"><text:span text:style-name="Source_20_Text">"number"</text:span> (for maths) </text:p>
        </text:list-item>
        <text:list-item>
          <text:p text:style-name="P767"><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2299444041" text:style-name="L302">
        <text:list-item>
          <text:p text:style-name="P768">Call <text:span text:style-name="Source_20_Text">obj[Symbol.toPrimitive](hint)</text:span> if the method exists, </text:p>
        </text:list-item>
        <text:list-item>
          <text:p text:style-name="P768">Otherwise if hint is <text:span text:style-name="Source_20_Text">"string"</text:span> </text:p>
          <text:list>
            <text:list-item>
              <text:p text:style-name="P768">try calling <text:span text:style-name="Source_20_Text">obj.toString()</text:span> or <text:span text:style-name="Source_20_Text">obj.valueOf()</text:span>, whatever exists. </text:p>
            </text:list-item>
          </text:list>
        </text:list-item>
        <text:list-item>
          <text:p text:style-name="P768">Otherwise if hint is <text:span text:style-name="Source_20_Text">"number"</text:span> or <text:span text:style-name="Source_20_Text">"default"</text:span> </text:p>
          <text:list>
            <text:list-item>
              <text:p text:style-name="P768">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1">What are APIs?</text:p>
      <text:list xml:id="list2236636303" text:style-name="L303">
        <text:list-item>
          <text:p text:style-name="P769">A simple interface for some complex action</text:p>
        </text:list-item>
        <text:list-item>
          <text:p text:style-name="P769">Lets one thing communicate with another thing without having to know how things are implemented.</text:p>
        </text:list-item>
        <text:list-item>
          <text:p text:style-name="P770">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07"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30" text:outline-level="4">Let’s Talk - #100Devs</text:h>
      <text:p text:style-name="P273"/>
      <text:h text:style-name="Heading_20_4" text:outline-level="4">Review – How to learn?</text:h>
      <text:p text:style-name="P273"/>
      <text:h text:style-name="Heading_20_4" text:outline-level="4">Learn – What is this terminal thing?</text:h>
      <text:p text:style-name="P273"/>
      <text:h text:style-name="Heading_20_4" text:outline-level="4">Learn – What is GIT?</text:h>
      <text:p text:style-name="P273"/>
      <text:h text:style-name="Heading_20_4" text:outline-level="4"><text:soft-page-break/>Learn – GIT Basic Commands</text:h>
      <text:p text:style-name="P273"/>
      <text:h text:style-name="Heading_20_4" text:outline-level="4">Learn – What is GitHub</text:h>
      <text:p text:style-name="P273"/>
      <text:h text:style-name="Heading_20_4" text:outline-level="4">Homework – Intro to Git and GitHub</text:h>
      <text:p text:style-name="Text_20_body"/>
      <text:p text:style-name="Text_20_body"/>
      <text:h text:style-name="P308"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1">On average a recruiter takes 6 seconds to review a resume. </text:p>
      <text:list xml:id="list2495162997" text:style-name="L304">
        <text:list-item>
          <text:p text:style-name="P771">Hit SEO keywords so put a “deep interest in AI” in your Summary</text:p>
        </text:list-item>
        <text:list-item>
          <text:p text:style-name="P772">Example: <text:span text:style-name="T425">P</text:span>roven track record of creating an implementing software solutions for complex biological/data problems.</text:p>
        </text:list-item>
      </text:list>
      <text:p text:style-name="P282">What is a plausible story?</text:p>
      <text:list xml:id="list2202510742" text:style-name="L305">
        <text:list-item>
          <text:p text:style-name="P773">Tired of the freelance grind and am looking for a company that has a product that I can grow in.</text:p>
        </text:list-item>
        <text:list-item>
          <text:p text:style-name="P773">Think about it from the interviewer’s perspective</text:p>
          <text:list>
            <text:list-item>
              <text:p text:style-name="P773">Don’t be humble and talk up your achievements. </text:p>
            </text:list-item>
          </text:list>
        </text:list-item>
      </text:list>
      <text:p text:style-name="P283">Talking about projects</text:p>
      <text:list xml:id="list3826065783" text:style-name="L306">
        <text:list-item>
          <text:p text:style-name="P774">Label your projects as if they are real companies and talk about them like they are real clients.</text:p>
        </text:list-item>
        <text:list-item>
          <text:p text:style-name="P775">Give a descriptive name to your <text:span text:style-name="T426">agency</text:span> apps. Apply branding to it so it seems more legit.</text:p>
        </text:list-item>
        <text:list-item>
          <text:p text:style-name="P776">Add in additional projects: On-demand background color changer for Partnered Twitch streamer</text:p>
        </text:list-item>
      </text:list>
      <text:p text:style-name="P284">Work Experience</text:p>
      <text:list xml:id="list1853653880" text:style-name="L307">
        <text:list-item>
          <text:p text:style-name="P777">If using 100Devs as an org, put it as Remote instead of LA</text:p>
        </text:list-item>
        <text:list-item>
          <text:p text:style-name="P778">Most people get away with only having your three most relevant positions</text:p>
        </text:list-item>
        <text:list-item>
          <text:p text:style-name="P778">Fill in gaps with freelancing and point them to the individual you did work for</text:p>
        </text:list-item>
        <text:list-item>
          <text:p text:style-name="P779">If you’ve managed things, include it in your resume so that you can show value added to the recruiter/interviewer. </text:p>
        </text:list-item>
      </text:list>
      <text:p text:style-name="P284">Volunteering</text:p>
      <text:list xml:id="list201625634743465" text:continue-numbering="true" text:style-name="L307">
        <text:list-item>
          <text:p text:style-name="P780">Volunteering in Tech orgs will help you find a common bond with other tech folks looking at your resume.</text:p>
        </text:list-item>
      </text:list>
      <text:p text:style-name="P285">Skills</text:p>
      <text:list xml:id="list480360443" text:style-name="L308">
        <text:list-item>
          <text:p text:style-name="P781">Office isn’t required since it is understood that you are technically capable</text:p>
        </text:list-item>
        <text:list-item>
          <text:p text:style-name="P782">Add branding</text:p>
        </text:list-item>
      </text:list>
      <text:p text:style-name="P286">Education</text:p>
      <text:list xml:id="list3522069501" text:style-name="L309">
        <text:list-item>
          <text:p text:style-name="P783">Don’t put certs in here unless you have a useful one like AWS. No MOOCs</text:p>
        </text:list-item>
      </text:list>
      <text:p text:style-name="P286"/>
      <text:h text:style-name="P311" text:outline-level="2" text:is-list-header="true"><text:soft-page-break/></text:h>
      <text:h text:style-name="P309" text:outline-level="2"><text:span text:style-name="T361">Class </text:span><text:span text:style-name="T409">2</text:span><text:span text:style-name="T427">6</text:span><text:span text:style-name="T361">: </text:span><text:span text:style-name="T427">Build A Simple App Using APIs</text:span></text:h>
      <text:h text:style-name="P331" text:outline-level="4">Let’s Talk - #100Devs</text:h>
      <text:p text:style-name="P274"/>
      <text:h text:style-name="P334" text:outline-level="4">Review – <text:span text:style-name="T427">Objects</text:span></text:h>
      <text:p text:style-name="P287">If you use a constructor to make 100 objects, then there will be 100 instances of that constructor’s methods stored in memory. That can be very inefficient so a way around that is to push frequently reused methods to the prototype.</text:p>
      <text:p text:style-name="P287"/>
      <text:p text:style-name="P288">ES6+ includes class<text:span text:style-name="T428">es</text:span></text:p>
      <text:p text:style-name="P288"/>
      <text:p text:style-name="P289">Example class format:</text:p>
      <text:p text:style-name="P290">class MakeCar{</text:p>
      <text:p text:style-name="P290"><text:tab/>constructor(carMake, carModel){</text:p>
      <text:p text:style-name="P290"><text:tab/><text:tab/>this.make = carMake</text:p>
      <text:p text:style-name="P290"><text:tab/><text:tab/>this.model = carModel</text:p>
      <text:p text:style-name="P290"><text:tab/>}</text:p>
      <text:p text:style-name="P290"><text:tab/>honk() {</text:p>
      <text:p text:style-name="P290"><text:tab/><text:tab/>alert(“BEEP BEEP”)</text:p>
      <text:p text:style-name="P290"><text:tab/>}</text:p>
      <text:p text:style-name="P290">}</text:p>
      <text:p text:style-name="P288"/>
      <text:h text:style-name="Heading_20_4" text:outline-level="4">Learn – Basic APIs</text:h>
      <text:list xml:id="list1079967781" text:style-name="L310">
        <text:list-item>
          <text:p text:style-name="P784">What is an API?</text:p>
          <text:list>
            <text:list-item>
              <text:p text:style-name="P785">It stands for application programming interface and acts as a simple interface for some complex action.</text:p>
            </text:list-item>
          </text:list>
        </text:list-item>
      </text:list>
      <text:h text:style-name="Heading_20_4" text:outline-level="4">Homework – Build APIs</text:h>
      <text:list xml:id="list1169055939" text:style-name="L311">
        <text:list-item>
          <text:p text:style-name="P786">Make the cocktailDB API work with spaces between names!</text:p>
        </text:list-item>
        <text:list-item>
          <text:p text:style-name="P786">Find three APIs from this list and build three simple apps using those APIs</text:p>
          <text:list>
            <text:list-item>
              <text:p text:style-name="P786"><text:a xlink:type="simple" xlink:href="https://github.com/public-apis/public-apis" text:style-name="Internet_20_link" text:visited-style-name="Visited_20_Internet_20_Link">https://github.com/public-apis/public-apis</text:a> </text:p>
            </text:list-item>
          </text:list>
        </text:list-item>
        <text:list-item>
          <text:p text:style-name="P787">Do Codewars daily</text:p>
          <text:list>
            <text:list-item>
              <text:p text:style-name="P787">Done</text:p>
            </text:list-item>
          </text:list>
        </text:list-item>
        <text:list-item>
          <text:p text:style-name="P787">Do Anki daily</text:p>
          <text:list>
            <text:list-item>
              <text:p text:style-name="P787">Done</text:p>
            </text:list-item>
          </text:list>
        </text:list-item>
        <text:list-item>
          <text:p text:style-name="P787">Extras</text:p>
          <text:list>
            <text:list-item>
              <text:p text:style-name="P787">Make a rotating list of drinks from the cokctailDB</text:p>
            </text:list-item>
            <text:list-item>
              <text:p text:style-name="P787">Make the NASA API handle all the data types including video</text:p>
            </text:list-item>
            <text:list-item>
              <text:p text:style-name="P787">Add an API project to your portfolio websites</text:p>
            </text:list-item>
            <text:list-item>
              <text:p text:style-name="P787">Do a 7kyu kata</text:p>
              <text:list>
                <text:list-item>
                  <text:p text:style-name="P787">Done</text:p>
                </text:list-item>
              </text:list>
            </text:list-item>
          </text:list>
        </text:list-item>
      </text:list>
      <text:p text:style-name="P788"/>
      <text:p text:style-name="P789"/>
      <text:h text:style-name="P310"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32"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790">Create an object using literal, constructor, class notation</text:p>
      <text:list xml:id="list1087963195" text:style-name="L312">
        <text:list-item>
          <text:p text:style-name="P791">let literal = <text:s/>obj {</text:p>
          <text:list>
            <text:list-item>
              <text:p text:style-name="P791">property1: ‘value’,</text:p>
            </text:list-item>
            <text:list-item>
              <text:p text:style-name="P791">property2: ‘value’</text:p>
            </text:list-item>
            <text:list-item>
              <text:p text:style-name="P791">}</text:p>
            </text:list-item>
          </text:list>
        </text:list-item>
        <text:list-item>
          <text:p text:style-name="P791">function MakeCar (carMake, carModel){</text:p>
          <text:list>
            <text:list-item>
              <text:p text:style-name="P791">this.make = carMake</text:p>
            </text:list-item>
            <text:list-item>
              <text:p text:style-name="P791">this.model = carModel</text:p>
            </text:list-item>
            <text:list-item>
              <text:p text:style-name="P791">this.honk = function(){...}</text:p>
            </text:list-item>
            <text:list-item>
              <text:p text:style-name="P791">}</text:p>
            </text:list-item>
          </text:list>
        </text:list-item>
        <text:list-item>
          <text:p text:style-name="P791">class MakeCar{</text:p>
          <text:list>
            <text:list-item>
              <text:p text:style-name="P791">constructor(carMake, carModel){</text:p>
              <text:list>
                <text:list-item>
                  <text:p text:style-name="P791">this.make = carMake</text:p>
                </text:list-item>
                <text:list-item>
                  <text:p text:style-name="P791">this.model = carModel</text:p>
                </text:list-item>
              </text:list>
            </text:list-item>
            <text:list-item>
              <text:p text:style-name="P791">}</text:p>
            </text:list-item>
            <text:list-item>
              <text:p text:style-name="P791">honk() {...}</text:p>
            </text:list-item>
          </text:list>
        </text:list-item>
      </text:list>
      <text:h text:style-name="Heading_20_4" text:outline-level="4">Review – Basic APIs</text:h>
      <text:p text:style-name="Standard"/>
      <text:h text:style-name="Heading_20_4" text:outline-level="4">Learn – More API work</text:h>
      <text:p text:style-name="P686">Add to Anki</text:p>
      <text:p text:style-name="P797">What is the difference between local storage and session storage?</text:p>
      <text:list xml:id="list3484900693" text:style-name="L317">
        <text:list-item>
          <text:p text:style-name="P798"><text:span text:style-name="T430">Local storage allows you to store data across browser sessions </text:span><text:span text:style-name="T432">and s</text:span><text:span text:style-name="T431">ession storage disappears when the browser closes</text:span></text:p>
        </text:list-item>
      </text:list>
      <text:p text:style-name="P792">How do you set items in local storage?</text:p>
      <text:list xml:id="list516775794" text:style-name="L313">
        <text:list-item>
          <text:p text:style-name="P793">localStorage.setItem(key, value)</text:p>
        </text:list-item>
      </text:list>
      <text:p text:style-name="P792">How do you get an item from local storage?</text:p>
      <text:list xml:id="list1263502331" text:style-name="L314">
        <text:list-item>
          <text:p text:style-name="P794">localStorage.getItem(key, value)</text:p>
        </text:list-item>
      </text:list>
      <text:p text:style-name="P792">How do you remove an item from local storage?</text:p>
      <text:list xml:id="list4291861443" text:style-name="L315">
        <text:list-item>
          <text:p text:style-name="P795">localStorage.removeItem(key, value)</text:p>
        </text:list-item>
      </text:list>
      <text:p text:style-name="P792">How do you remove everything from local storage?</text:p>
      <text:list xml:id="list3945116258" text:style-name="L316">
        <text:list-item>
          <text:p text:style-name="P796">localStorage.clear()</text:p>
        </text:list-item>
      </text:list>
      <text:p text:style-name="P792"/>
      <text:h text:style-name="Heading_20_4" text:outline-level="4"><text:soft-page-break/>Homework – OOP</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6-06T20:16:24.893049586</dc:date>
    <meta:editing-duration>P47DT7H6M18S</meta:editing-duration>
    <meta:editing-cycles>627</meta:editing-cycles>
    <meta:generator>LibreOffice/7.3.7.2$Linux_X86_64 LibreOffice_project/30$Build-2</meta:generator>
    <meta:document-statistic meta:table-count="1" meta:image-count="1" meta:object-count="0" meta:page-count="51" meta:paragraph-count="1642" meta:word-count="16331" meta:character-count="94487" meta:non-whitespace-character-count="80343"/>
  </office:meta>
</office:document-meta>
</file>